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8.367cm"/>
    </style:style>
    <style:style style:name="co13" style:family="table-column">
      <style:table-column-properties fo:break-before="auto" style:column-width="4.228cm"/>
    </style:style>
    <style:style style:name="co14" style:family="table-column">
      <style:table-column-properties fo:break-before="auto" style:column-width="5.235cm"/>
    </style:style>
    <style:style style:name="co15" style:family="table-column">
      <style:table-column-properties fo:break-before="auto" style:column-width="3.863cm"/>
    </style:style>
    <style:style style:name="co16" style:family="table-column">
      <style:table-column-properties fo:break-before="auto" style:column-width="3.976cm"/>
    </style:style>
    <style:style style:name="co17" style:family="table-column">
      <style:table-column-properties fo:break-before="auto" style:column-width="4.115cm"/>
    </style:style>
    <style:style style:name="co18" style:family="table-column">
      <style:table-column-properties fo:break-before="auto" style:column-width="49.923cm"/>
    </style:style>
    <style:style style:name="co19" style:family="table-column">
      <style:table-column-properties fo:break-before="auto" style:column-width="34.525cm"/>
    </style:style>
    <style:style style:name="co20" style:family="table-column">
      <style:table-column-properties fo:break-before="auto" style:column-width="26.236cm"/>
    </style:style>
    <style:style style:name="co21" style:family="table-column">
      <style:table-column-properties fo:break-before="auto" style:column-width="24.529cm"/>
    </style:style>
    <style:style style:name="co22" style:family="table-column">
      <style:table-column-properties fo:break-before="auto" style:column-width="27.72cm"/>
    </style:style>
    <style:style style:name="co23" style:family="table-column">
      <style:table-column-properties fo:break-before="auto" style:column-width="17.919cm"/>
    </style:style>
    <style:style style:name="co24" style:family="table-column">
      <style:table-column-properties fo:break-before="auto" style:column-width="23.1cm"/>
    </style:style>
    <style:style style:name="co25" style:family="table-column">
      <style:table-column-properties fo:break-before="auto" style:column-width="1.792cm"/>
    </style:style>
    <style:style style:name="co26" style:family="table-column">
      <style:table-column-properties fo:break-before="auto" style:column-width="4.059cm"/>
    </style:style>
    <style:style style:name="co11" style:family="table-column">
      <style:table-column-properties fo:break-before="auto" style:column-width="2.268cm"/>
    </style:style>
    <style:style style:name="co27" style:family="table-column">
      <style:table-column-properties fo:break-before="auto" style:column-width="1.707cm"/>
    </style:style>
    <style:style style:name="co29" style:family="table-column">
      <style:table-column-properties fo:break-before="auto" style:column-width="3.667cm"/>
    </style:style>
    <style:style style:name="co30" style:family="table-column">
      <style:table-column-properties fo:break-before="auto" style:column-width="4.2cm"/>
    </style:style>
    <style:style style:name="co31" style:family="table-column">
      <style:table-column-properties fo:break-before="auto" style:column-width="4.872cm"/>
    </style:style>
    <style:style style:name="co32" style:family="table-column">
      <style:table-column-properties fo:break-before="auto" style:column-width="4.45cm"/>
    </style:style>
    <style:style style:name="co33" style:family="table-column">
      <style:table-column-properties fo:break-before="auto" style:column-width="4.313cm"/>
    </style:style>
    <style:style style:name="co34" style:family="table-column">
      <style:table-column-properties fo:break-before="auto" style:column-width="4.002cm"/>
    </style:style>
    <style:style style:name="co35" style:family="table-column">
      <style:table-column-properties fo:break-before="auto" style:column-width="6.999cm"/>
    </style:style>
    <style:style style:name="co36" style:family="table-column">
      <style:table-column-properties fo:break-before="auto" style:column-width="2.969cm"/>
    </style:style>
    <style:style style:name="co37" style:family="table-column">
      <style:table-column-properties fo:break-before="auto" style:column-width="3.388cm"/>
    </style:style>
    <style:style style:name="co38" style:family="table-column">
      <style:table-column-properties fo:break-before="auto" style:column-width="3.44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false" style:writing-mode="lr-tb"/>
    </style:style>
    <style:style style:name="ta4" style:family="table" style:master-page-name="PageStyle_5f_Sheet3">
      <style:table-properties table:display="false" style:writing-mode="lr-tb"/>
    </style:style>
    <style:style style:name="ta5" style:family="table" style:master-page-name="PageStyle_5f_Hoja4">
      <style:table-properties table:display="true" style:writing-mode="lr-tb"/>
    </style:style>
    <number:number-style style:name="N8003" number:language="en" number:country="GB">
      <number:number number:decimal-places="0" number:min-integer-digits="1" number:grouping="true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95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Excel_20_Built-in_20_Normal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Excel_20_Built-in_20_Normal">
      <style:text-properties fo:color="#0000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Excel_20_Built-in_20_Normal" style:data-style-name="N8003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Normal_20_2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95cm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a5d6b5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95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Excel_20_Built-in_20_Comma">
      <style:table-cell-properties fo:background-color="#fff2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Excel_20_Built-in_20_Comma">
      <style:table-cell-properties fo:background-color="#e2efda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Excel_20_Built-in_20_Comma">
      <style:table-cell-properties fo:background-color="#e2f0d9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Excel_20_Built-in_20_Comma">
      <style:table-cell-properties fo:background-color="#fff2cc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Excel_20_Built-in_20_Comma">
      <style:table-cell-properties fo:background-color="#e2f0d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Excel_20_Built-in_20_Comma">
      <style:table-cell-properties fo:background-color="#e2efda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Excel_20_Built-in_20_Comma">
      <style:table-cell-properties fo:background-color="#e2efda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Excel_20_Built-in_20_Normal">
      <style:table-cell-properties fo:background-color="#e2efda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Excel_20_Built-in_20_Normal" style:data-style-name="N8003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Excel_20_Built-in_20_Normal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Excel_20_Built-in_20_Normal">
      <style:table-cell-properties fo:background-color="#e2efda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Excel_20_Built-in_20_Normal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Excel_20_Built-in_20_Normal" style:data-style-name="N8003">
      <style:table-cell-properties fo:background-color="#e2efda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ackground-color="#e2f0d9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 style:data-style-name="N8036">
      <style:table-cell-properties fo:background-color="#e2efda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Excel_20_Built-in_20_Normal" style:data-style-name="N8036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Excel_20_Built-in_20_Comma">
      <style:table-cell-properties fo:background-color="#e2f0d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2" style:family="table-cell" style:parent-style-name="Excel_20_Built-in_20_Comma">
      <style:table-cell-properties fo:background-color="#fff2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Excel_20_Built-in_20_Comma">
      <style:table-cell-properties fo:background-color="#e2efda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563c1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6" style:family="table-cell" style:parent-style-name="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4" table:style-name="ta5" table:print="false">
        <office:forms form:automatic-focus="false" form:apply-design-mode="false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2" table:default-cell-style-name="Excel_20_Built-in_20_Normal"/>
        <table:table-column table:style-name="co11" table:number-columns-repeated="1013" table:default-cell-style-name="Excel_20_Built-in_20_Normal"/>
        <table:table-row table:style-name="ro1">
          <table:table-cell table:style-name="ce1" office:value-type="string">
            <text:p>Name of Satellite, Alternate Names</text:p>
          </table:table-cell>
          <table:table-cell table:style-name="ce4" office:value-type="string">
            <text:p>Launch Mass (kg.)</text:p>
          </table:table-cell>
          <table:table-cell table:style-name="ce4" office:value-type="string">
            <text:p>Power generation (Watts)</text:p>
          </table:table-cell>
          <table:table-cell table:style-name="ce11" office:value-type="string">
            <text:p>Power consumption (Watts)</text:p>
          </table:table-cell>
          <table:table-cell table:style-name="ce11" office:value-type="string">
            <text:p>Battery capacity (Ah)</text:p>
          </table:table-cell>
          <table:table-cell table:style-name="ce11" office:value-type="string">
            <text:p>Battery type</text:p>
          </table:table-cell>
          <table:table-cell table:style-name="ce11" office:value-type="string">
            <text:p>Solar panel type</text:p>
          </table:table-cell>
          <table:table-cell table:style-name="ce17" office:value-type="string">
            <text:p>Date of Launch</text:p>
          </table:table-cell>
          <table:table-cell table:style-name="ce28" office:value-type="string">
            <text:p>Expected Lifetime (yrs.)</text:p>
          </table:table-cell>
          <table:table-cell table:number-columns-repeated="7" table:style-name="ce11" office:value-type="string">
            <text:p>Source</text:p>
          </table:table-cell>
          <table:table-cell table:style-name="ce24" table:number-columns-repeated="1008"/>
        </table:table-row>
        <table:table-row table:style-name="ro1">
          <table:table-cell table:style-name="ce23" office:value-type="string">
            <text:p>NorSat-1</text:p>
          </table:table-cell>
          <table:table-cell table:style-name="ce27" office:value-type="float" office:value="15.6">
            <text:p>15.60 </text:p>
          </table:table-cell>
          <table:table-cell table:style-name="ce27" office:value-type="float" office:value="45">
            <text:p>45.00 </text:p>
          </table:table-cell>
          <table:table-cell table:style-name="ce36"/>
          <table:table-cell table:style-name="ce29" office:value-type="float" office:value="9.6">
            <text:p>9.60 </text:p>
          </table:table-cell>
          <table:table-cell table:style-name="ce51" office:value-type="string">
            <text:p>Li-Ion</text:p>
          </table:table-cell>
          <table:table-cell table:style-name="ce51" office:value-type="string">
            <text:p>triple junction solar cells </text:p>
          </table:table-cell>
          <table:table-cell table:style-name="ce25" office:value-type="date" office:date-value="2017-07-14">
            <text:p>14/07/2017</text:p>
          </table:table-cell>
          <table:table-cell table:style-name="ce27" office:value-type="float" office:value="3">
            <text:p>3.00 </text:p>
          </table:table-cell>
          <table:table-cell table:style-name="ce24" office:value-type="string">
            <text:p>https://directory.eoportal.org/web/eoportal/satellite-missions/content/-/article/norsat-1</text:p>
          </table:table-cell>
          <table:table-cell table:style-name="ce24"/>
          <table:table-cell table:style-name="ce24" office:value-type="string">
            <text:p>http://www.planet4589.org/space/log/satcat.txt</text:p>
          </table:table-cell>
          <table:table-cell table:style-name="ce24" table:number-columns-repeated="1012"/>
        </table:table-row>
        <table:table-row table:style-name="ro1">
          <table:table-cell table:style-name="ce23" office:value-type="string">
            <text:p>Nanosat-1</text:p>
          </table:table-cell>
          <table:table-cell table:style-name="ce27" office:value-type="float" office:value="19">
            <text:p>19.00 </text:p>
          </table:table-cell>
          <table:table-cell table:style-name="ce27" office:value-type="float" office:value="17">
            <text:p>17.00 </text:p>
          </table:table-cell>
          <table:table-cell table:style-name="ce27"/>
          <table:table-cell table:style-name="ce29" office:value-type="float" office:value="4.8">
            <text:p>4.80 </text:p>
          </table:table-cell>
          <table:table-cell table:style-name="ce17" office:value-type="string">
            <text:p> Li-ion</text:p>
          </table:table-cell>
          <table:table-cell table:style-name="ce51" office:value-type="string">
            <text:p>GaAs/Ge</text:p>
          </table:table-cell>
          <table:table-cell table:style-name="ce25" office:value-type="date" office:date-value="2004-12-18">
            <text:p>18/12/2004</text:p>
          </table:table-cell>
          <table:table-cell table:style-name="ce27" office:value-type="float" office:value="3">
            <text:p>3.00 </text:p>
          </table:table-cell>
          <table:table-cell table:style-name="ce33" table:number-columns-repeated="2"/>
          <table:table-cell table:style-name="ce24" office:value-type="string">
            <text:p>http://www.spacenewsfeed.co.uk/2004/19December2004_27.html</text:p>
          </table:table-cell>
          <table:table-cell table:style-name="ce24" office:value-type="string">
            <text:p>http://www.satnews.com/stories11/873.htm</text:p>
          </table:table-cell>
          <table:table-cell table:style-name="ce24" office:value-type="string">
            <text:p>http://www.lib.cas.cz/knav/space.40/2004/049B.HTM</text:p>
          </table:table-cell>
          <table:table-cell table:style-name="ce24" table:number-columns-repeated="1010"/>
        </table:table-row>
        <table:table-row table:style-name="ro1">
          <table:table-cell table:style-name="ce23" office:value-type="string">
            <text:p>Nanosat-1B</text:p>
          </table:table-cell>
          <table:table-cell table:style-name="ce27" office:value-type="float" office:value="23.9">
            <text:p>23.90 </text:p>
          </table:table-cell>
          <table:table-cell table:style-name="ce27" office:value-type="float" office:value="23">
            <text:p>23.00 </text:p>
          </table:table-cell>
          <table:table-cell table:style-name="ce36"/>
          <table:table-cell table:style-name="ce27" office:value-type="float" office:value="11.6">
            <text:p>11.60 </text:p>
          </table:table-cell>
          <table:table-cell table:style-name="ce17" office:value-type="string">
            <text:p> Li-ion</text:p>
          </table:table-cell>
          <table:table-cell table:style-name="ce55" office:value-type="string">
            <text:p>GaAs/Ge</text:p>
          </table:table-cell>
          <table:table-cell table:style-name="ce25" office:value-type="date" office:date-value="2009-07-29">
            <text:p>29/07/2009</text:p>
          </table:table-cell>
          <table:table-cell table:style-name="ce27" office:value-type="float" office:value="5">
            <text:p>5.00 </text:p>
          </table:table-cell>
          <table:table-cell table:style-name="ce34" table:number-columns-repeated="2"/>
          <table:table-cell table:style-name="ce24" office:value-type="string">
            <text:p>http://nssdc.gsfc.nasa.gov/spacewarn/spx669.html</text:p>
          </table:table-cell>
          <table:table-cell table:style-name="ce24" table:number-columns-repeated="1012"/>
        </table:table-row>
        <table:table-row table:style-name="ro1">
          <table:table-cell table:style-name="ce23" office:value-type="string">
            <text:p>Rising-2</text:p>
          </table:table-cell>
          <table:table-cell table:style-name="ce29" office:value-type="float" office:value="43">
            <text:p>43.00 </text:p>
          </table:table-cell>
          <table:table-cell table:style-name="ce29" office:value-type="float" office:value="48">
            <text:p>48.00 </text:p>
          </table:table-cell>
          <table:table-cell table:style-name="ce38"/>
          <table:table-cell table:style-name="ce38" office:value-type="float" office:value="3.7">
            <text:p>3.70 </text:p>
          </table:table-cell>
          <table:table-cell table:style-name="ce51" office:value-type="string">
            <text:p>9 cell NiMH</text:p>
          </table:table-cell>
          <table:table-cell table:style-name="ce51" office:value-type="string">
            <text:p>GaAs multijunction cell</text:p>
          </table:table-cell>
          <table:table-cell table:style-name="ce58" office:value-type="date" office:date-value="2014-05-24">
            <text:p>24/05/2014</text:p>
          </table:table-cell>
          <table:table-cell table:style-name="ce38" office:value-type="string" office:string-value="&gt; 2,00">
            <text:p>&gt; 2,00 </text:p>
          </table:table-cell>
          <table:table-cell table:style-name="ce64" office:value-type="string">
            <text:p><text:a xlink:href="https://directory.eoportal.org/web/eoportal/satellite-missions/r/rising-2">https://directory.eoportal.org/web/eoportal/satellite-missions/r/rising-2</text:a></text:p>
          </table:table-cell>
          <table:table-cell table:style-name="ce24"/>
          <table:table-cell table:style-name="ce24" office:value-type="string">
            <text:p>http://www.sciencedaily.com/releases/2014/07/140716090908.htm</text:p>
          </table:table-cell>
          <table:table-cell table:style-name="ce24" table:number-columns-repeated="1012"/>
        </table:table-row>
        <table:table-row table:style-name="ro1">
          <table:table-cell table:style-name="ce23" office:value-type="string">
            <text:p>Maroc Tubsat </text:p>
          </table:table-cell>
          <table:table-cell table:style-name="ce29" office:value-type="float" office:value="47">
            <text:p>47.00 </text:p>
          </table:table-cell>
          <table:table-cell table:style-name="ce32" office:value-type="float" office:value="60">
            <text:p>60.00 </text:p>
          </table:table-cell>
          <table:table-cell table:style-name="ce36"/>
          <table:table-cell table:style-name="ce36" office:value-type="float" office:value="12">
            <text:p>12.00 </text:p>
          </table:table-cell>
          <table:table-cell table:style-name="ce17" table:number-columns-repeated="2"/>
          <table:table-cell table:style-name="ce25" office:value-type="date" office:date-value="2001-12-10">
            <text:p>10/12/2001</text:p>
          </table:table-cell>
          <table:table-cell table:style-name="ce60" office:value-type="float" office:value="3">
            <text:p>3.00 </text:p>
          </table:table-cell>
          <table:table-cell table:style-name="ce24" office:value-type="string">
            <text:p>http://www.vectronic-aerospace.com/html/body_maroc-tubsat.html</text:p>
          </table:table-cell>
          <table:table-cell table:style-name="ce24"/>
          <table:table-cell table:style-name="ce37" office:value-type="string">
            <text:p><text:a xlink:href="http://nssdc.gsfc.nasa.gov/spacewarn/spx639.html">http://nssdc.gsfc.nasa.gov/spacewarn/spx578.html</text:a></text:p>
          </table:table-cell>
          <table:table-cell table:style-name="ce24" office:value-type="string">
            <text:p>http://www.ilr.tu-berlin.de/RFA/MAROC-TUBSAT/MAROC-TUBSAT.htm</text:p>
          </table:table-cell>
          <table:table-cell table:style-name="ce24" office:value-type="string">
            <text:p>http://www.vectronic-aerospace.com/html/maroc-tubsat.html</text:p>
          </table:table-cell>
          <table:table-cell table:style-name="ce24" table:number-columns-repeated="1010"/>
        </table:table-row>
        <table:table-row table:style-name="ro1">
          <table:table-cell table:style-name="ce23" office:value-type="string">
            <text:p>SDS-4 (Small Demonstration Satellite-4)</text:p>
          </table:table-cell>
          <table:table-cell table:style-name="ce30" office:value-type="float" office:value="48">
            <text:p>48.00 </text:p>
          </table:table-cell>
          <table:table-cell table:style-name="ce30" office:value-type="float" office:value="60">
            <text:p>60.00 </text:p>
          </table:table-cell>
          <table:table-cell table:style-name="ce36"/>
          <table:table-cell table:style-name="ce35" office:value-type="float" office:value="3.7">
            <text:p>3.70 </text:p>
          </table:table-cell>
          <table:table-cell table:style-name="ce52" office:value-type="string">
            <text:p>NiMH</text:p>
          </table:table-cell>
          <table:table-cell table:style-name="ce56" office:value-type="string">
            <text:p>GaAs</text:p>
          </table:table-cell>
          <table:table-cell table:style-name="ce58" office:value-type="date" office:date-value="2012-05-18">
            <text:p>18/05/2012</text:p>
          </table:table-cell>
          <table:table-cell table:style-name="ce61" office:value-type="float" office:value="2">
            <text:p>2.00 </text:p>
          </table:table-cell>
          <table:table-cell table:style-name="ce64" office:value-type="string">
            <text:p><text:a xlink:href="https://directory.eoportal.org/web/eoportal/satellite-missions/s/sds-4">https://directory.eoportal.org/web/eoportal/satellite-missions/s/sds-4</text:a></text:p>
          </table:table-cell>
          <table:table-cell table:style-name="ce24"/>
          <table:table-cell table:style-name="ce65" office:value-type="string">
            <text:p><text:a xlink:href="http://www.zarya.info/Diaries/Launches/Launches.php?year=2012">http://www.zarya.info/Diaries/Launches/Launches.php?year=2012</text:a></text:p>
          </table:table-cell>
          <table:table-cell table:style-name="ce24" table:number-columns-repeated="1012"/>
        </table:table-row>
        <table:table-row table:style-name="ro1">
          <table:table-cell table:style-name="ce23" office:value-type="string">
            <text:p>UNIFORM 1  (UNiversity International FORmation Mission 1)</text:p>
          </table:table-cell>
          <table:table-cell table:style-name="ce30" office:value-type="float" office:value="49">
            <text:p>49.00 </text:p>
          </table:table-cell>
          <table:table-cell table:style-name="ce30" office:value-type="float" office:value="140">
            <text:p>140.00 </text:p>
          </table:table-cell>
          <table:table-cell table:style-name="ce32"/>
          <table:table-cell table:style-name="ce30" office:value-type="float" office:value="6.2">
            <text:p>6.20 </text:p>
          </table:table-cell>
          <table:table-cell table:style-name="ce53" office:value-type="string">
            <text:p>Li-Ion</text:p>
          </table:table-cell>
          <table:table-cell table:style-name="ce57" office:value-type="string">
            <text:p>GaInP2/GaAs/Ge triple junction </text:p>
          </table:table-cell>
          <table:table-cell table:style-name="ce59" office:value-type="date" office:date-value="2014-05-24">
            <text:p>24/05/2014</text:p>
          </table:table-cell>
          <table:table-cell table:style-name="ce60"/>
          <table:table-cell table:style-name="ce65" office:value-type="string">
            <text:p><text:a xlink:href="https://eoportal.org/web/eoportal/satellite-missions/u/uniform-1">https://eoportal.org/web/eoportal/satellite-missions/u/uniform-1</text:a></text:p>
          </table:table-cell>
          <table:table-cell table:style-name="ce24"/>
          <table:table-cell table:style-name="ce65" office:value-type="string">
            <text:p><text:a xlink:href="https://www.space.com/space-station-deploys-birds-3-cubesats-video.html">https://www.space.com/space-station-deploys-birds-3-cubesats-video.html</text:a></text:p>
          </table:table-cell>
          <table:table-cell table:style-name="ce24" table:number-columns-repeated="1012"/>
        </table:table-row>
        <table:table-row table:style-name="ro1">
          <table:table-cell table:style-name="ce23" office:value-type="string">
            <text:p>LAPAN-Tubsat (LAPAN A1)</text:p>
          </table:table-cell>
          <table:table-cell table:style-name="ce30" office:value-type="float" office:value="55">
            <text:p>55.00 </text:p>
          </table:table-cell>
          <table:table-cell table:style-name="ce30" office:value-type="float" office:value="14">
            <text:p>14.00 </text:p>
          </table:table-cell>
          <table:table-cell table:style-name="ce36"/>
          <table:table-cell table:style-name="ce30" office:value-type="float" office:value="8">
            <text:p>8.00 </text:p>
          </table:table-cell>
          <table:table-cell table:style-name="ce53" office:value-type="string">
            <text:p>NiH2</text:p>
          </table:table-cell>
          <table:table-cell table:style-name="ce53" office:value-type="string">
            <text:p>Silicium</text:p>
          </table:table-cell>
          <table:table-cell table:style-name="ce59" office:value-type="date" office:date-value="2007-01-10">
            <text:p>10/01/2007</text:p>
          </table:table-cell>
          <table:table-cell table:style-name="ce61" office:value-type="float" office:value="2">
            <text:p>2.00 </text:p>
          </table:table-cell>
          <table:table-cell table:style-name="ce65" office:value-type="string">
            <text:p><text:a xlink:href="http://www.n2yo.com/satellite.php?s=29709">http://www.n2yo.com/satellite.php?s=29709</text:a></text:p>
          </table:table-cell>
          <table:table-cell table:style-name="ce24"/>
          <table:table-cell table:style-name="ce65" office:value-type="string">
            <text:p><text:a xlink:href="http://www.ilr.tu-berlin.de/RFA/sat/lapan/paper/triharj1.pdf">http://www.ilr.tu-berlin.de/RFA/sat/lapan/paper/triharj1.pdf</text:a></text:p>
          </table:table-cell>
          <table:table-cell table:style-name="ce65" office:value-type="string">
            <text:p><text:a xlink:href="http://www.spacedaily.com/reports/First_Indonesian_Developed_Satellite_To_Be_Launched_In_October_999.html">http://www.spacedaily.com/reports/First_Indonesian_Developed_Satellite_To_Be_Launched_In_October_999.html</text:a></text:p>
          </table:table-cell>
          <table:table-cell table:style-name="ce24" table:number-columns-repeated="1011"/>
        </table:table-row>
        <table:table-row table:style-name="ro1">
          <table:table-cell table:style-name="ce1" office:value-type="string">
            <text:p>Hodoyoshi-3</text:p>
          </table:table-cell>
          <table:table-cell table:style-name="ce27" office:value-type="float" office:value="56">
            <text:p>56.00 </text:p>
          </table:table-cell>
          <table:table-cell table:style-name="ce27" office:value-type="float" office:value="130">
            <text:p>130.00 </text:p>
          </table:table-cell>
          <table:table-cell table:style-name="ce49" office:value-type="string" office:string-value="45 / 70">
            <text:p>45 / 70 </text:p>
          </table:table-cell>
          <table:table-cell table:style-name="ce49" office:value-type="float" office:value="5.8">
            <text:p>5.80 </text:p>
          </table:table-cell>
          <table:table-cell table:style-name="ce54" office:value-type="string">
            <text:p>Li-Ion</text:p>
          </table:table-cell>
          <table:table-cell table:style-name="ce54" office:value-type="string">
            <text:p>GaInP2/GaGa/Ge</text:p>
          </table:table-cell>
          <table:table-cell table:style-name="ce59" office:value-type="date" office:date-value="2014-06-19">
            <text:p>19/06/2014</text:p>
          </table:table-cell>
          <table:table-cell table:style-name="ce27" office:value-type="float" office:value="3">
            <text:p>3.00 </text:p>
          </table:table-cell>
          <table:table-cell table:style-name="ce24" office:value-type="string">
            <text:p>http://www.technology.org/2014/08/06/micro-satellites-hodoyoshi-3-4-start-capturing-earth-images/</text:p>
          </table:table-cell>
          <table:table-cell table:style-name="ce24"/>
          <table:table-cell table:style-name="ce24" office:value-type="string">
            <text:p>http://www.t.u-tokyo.ac.jp/etpage/release/2014/2014061701.html</text:p>
          </table:table-cell>
          <table:table-cell table:style-name="ce39"/>
          <table:table-cell table:style-name="ce24" table:number-columns-repeated="1011"/>
        </table:table-row>
        <table:table-row table:style-name="ro1">
          <table:table-cell table:style-name="ce1" office:value-type="string">
            <text:p>COSMIC-A (Formosat-3A, Constellation Observing System for Meteorology, Ionosphere and Climate)</text:p>
          </table:table-cell>
          <table:table-cell table:style-name="ce31" office:value-type="float" office:value="61">
            <text:p>61.00 </text:p>
          </table:table-cell>
          <table:table-cell table:style-name="ce31" office:value-type="float" office:value="81">
            <text:p>81.00 </text:p>
          </table:table-cell>
          <table:table-cell table:style-name="ce36" office:value-type="float" office:value="46">
            <text:p>46.00 </text:p>
          </table:table-cell>
          <table:table-cell table:style-name="ce31" office:value-type="float" office:value="5.5">
            <text:p>5.50 </text:p>
          </table:table-cell>
          <table:table-cell table:style-name="ce55" office:value-type="string">
            <text:p>NiH2</text:p>
          </table:table-cell>
          <table:table-cell table:style-name="ce24"/>
          <table:table-cell table:style-name="ce59" office:value-type="date" office:date-value="2006-04-15">
            <text:p>15/04/2006</text:p>
          </table:table-cell>
          <table:table-cell table:style-name="ce62" office:value-type="float" office:value="5">
            <text:p>5.00 </text:p>
          </table:table-cell>
          <table:table-cell table:style-name="ce37" office:value-type="string">
            <text:p><text:a xlink:href="http://www.eutelsat.com/">http://www.orbital.com/SatellitesSpace/LEO/FORMOSAT-3/index.html</text:a></text:p>
          </table:table-cell>
          <table:table-cell table:style-name="ce24"/>
          <table:table-cell table:style-name="ce37" office:value-type="string">
            <text:p><text:a xlink:href="http://www.lyngsat.com/tracker/ab3.shtml">http://www.ucar.edu/news/releases/2006/cosmic.shtml</text:a></text:p>
          </table:table-cell>
          <table:table-cell table:style-name="ce24" office:value-type="string">
            <text:p>http://www.lib.cas.cz/www/space.40/2006/011B.HTM</text:p>
          </table:table-cell>
          <table:table-cell table:style-name="ce24" office:value-type="string">
            <text:p>http://nssdc.gsfc.nasa.gov/spacewarn/spx630.html</text:p>
          </table:table-cell>
          <table:table-cell table:style-name="ce24" table:number-columns-repeated="1010"/>
        </table:table-row>
        <table:table-row table:style-name="ro1">
          <table:table-cell table:style-name="ce1" office:value-type="string">
            <text:p>Hodoyoshi-4</text:p>
          </table:table-cell>
          <table:table-cell table:style-name="ce27" office:value-type="float" office:value="64">
            <text:p>64.00 </text:p>
          </table:table-cell>
          <table:table-cell table:style-name="ce27" office:value-type="float" office:value="130">
            <text:p>130.00 </text:p>
          </table:table-cell>
          <table:table-cell table:style-name="ce49" office:value-type="string" office:string-value="45 /70">
            <text:p>45 /70 </text:p>
          </table:table-cell>
          <table:table-cell table:style-name="ce49" office:value-type="float" office:value="5.8">
            <text:p>5.80 </text:p>
          </table:table-cell>
          <table:table-cell table:style-name="ce54" office:value-type="string">
            <text:p>Li-Ion</text:p>
          </table:table-cell>
          <table:table-cell table:style-name="ce54" office:value-type="string">
            <text:p>GaInP2/GaGa/Ge</text:p>
          </table:table-cell>
          <table:table-cell table:style-name="ce59" office:value-type="date" office:date-value="2014-06-19">
            <text:p>19/06/2014</text:p>
          </table:table-cell>
          <table:table-cell table:style-name="ce27" office:value-type="float" office:value="3">
            <text:p>3.00 </text:p>
          </table:table-cell>
          <table:table-cell table:style-name="ce24" office:value-type="string">
            <text:p>http://www.technology.org/2014/08/06/micro-satellites-hodoyoshi-3-4-start-capturing-earth-images/</text:p>
          </table:table-cell>
          <table:table-cell table:style-name="ce24"/>
          <table:table-cell table:style-name="ce24" office:value-type="string">
            <text:p>http://www.t.u-tokyo.ac.jp/etpage/release/2014/2014061701.html</text:p>
          </table:table-cell>
          <table:table-cell table:style-name="ce39"/>
          <table:table-cell table:style-name="ce24" table:number-columns-repeated="1011"/>
        </table:table-row>
        <table:table-row table:style-name="ro1">
          <table:table-cell table:style-name="ce23" office:value-type="string">
            <text:p>Bird 2 (Bispectral InfraRed Detector 2)</text:p>
          </table:table-cell>
          <table:table-cell table:style-name="ce30" office:value-type="float" office:value="94">
            <text:p>94.00 </text:p>
          </table:table-cell>
          <table:table-cell table:style-name="ce35" office:value-type="float" office:value="120">
            <text:p>120.00 </text:p>
          </table:table-cell>
          <table:table-cell table:style-name="ce36"/>
          <table:table-cell table:style-name="ce30" office:value-type="float" office:value="12">
            <text:p>12.00 </text:p>
          </table:table-cell>
          <table:table-cell table:style-name="ce53" office:value-type="string">
            <text:p>NiH2</text:p>
          </table:table-cell>
          <table:table-cell table:style-name="ce24"/>
          <table:table-cell table:style-name="ce59" office:value-type="date" office:date-value="2001-10-22">
            <text:p>22/10/2001</text:p>
          </table:table-cell>
          <table:table-cell table:style-name="ce61" office:value-type="float" office:value="1">
            <text:p>1.00 </text:p>
          </table:table-cell>
          <table:table-cell table:style-name="ce65" office:value-type="string">
            <text:p><text:a xlink:href="http://perso.wanadoo.fr/eurospace/espdatabase/index.html">http://perso.wanadoo.fr/eurospace/espdatabase/index.html</text:a></text:p>
          </table:table-cell>
          <table:table-cell table:style-name="ce24"/>
          <table:table-cell table:style-name="ce65" office:value-type="string">
            <text:p><text:a xlink:href="http://nssdc.gsfc.nasa.gov/spacewarn/spx576.html">http://nssdc.gsfc.nasa.gov/spacewarn/spx576.html</text:a></text:p>
          </table:table-cell>
          <table:table-cell table:style-name="ce65" office:value-type="string">
            <text:p><text:a xlink:href="http://spacesensors.dlr.de/SE/bird/">http://spacesensors.dlr.de/SE/bird/</text:a></text:p>
          </table:table-cell>
          <table:table-cell table:style-name="ce65" office:value-type="string">
            <text:p><text:a xlink:href="http://www.lib.cas.cz/www/space.40/2001/049C.HTM">http://www.lib.cas.cz/www/space.40/2001/049C.HTM</text:a></text:p>
          </table:table-cell>
          <table:table-cell table:style-name="ce24" table:number-columns-repeated="1010"/>
        </table:table-row>
        <table:table-row table:style-name="ro1">
          <table:table-cell table:style-name="ce23" office:value-type="string">
            <text:p>Proba 1 (Project for On-Board Autonomy)</text:p>
          </table:table-cell>
          <table:table-cell table:style-name="ce30" office:value-type="float" office:value="94">
            <text:p>94.00 </text:p>
          </table:table-cell>
          <table:table-cell table:style-name="ce35" office:value-type="float" office:value="120">
            <text:p>120.00 </text:p>
          </table:table-cell>
          <table:table-cell table:style-name="ce36"/>
          <table:table-cell table:style-name="ce30" office:value-type="float" office:value="9">
            <text:p>9.00 </text:p>
          </table:table-cell>
          <table:table-cell table:style-name="ce53" office:value-type="string">
            <text:p>Li-Ion</text:p>
          </table:table-cell>
          <table:table-cell table:style-name="ce53" office:value-type="string">
            <text:p>GaAs </text:p>
          </table:table-cell>
          <table:table-cell table:style-name="ce59" office:value-type="date" office:date-value="2001-10-22">
            <text:p>22/10/2001</text:p>
          </table:table-cell>
          <table:table-cell table:style-name="ce61" office:value-type="float" office:value="1">
            <text:p>1.00 </text:p>
          </table:table-cell>
          <table:table-cell table:style-name="ce37" office:value-type="string">
            <text:p><text:a xlink:href="http://russianforces.org/blog/2010/01/new_raduga-class_communication.shtml">http://perso.wanadoo.fr/eurospace/espdatabase/index.html</text:a></text:p>
          </table:table-cell>
          <table:table-cell table:style-name="ce24"/>
          <table:table-cell table:style-name="ce65" office:value-type="string">
            <text:p><text:a xlink:href="http://nssdc.gsfc.nasa.gov/spacewarn/spx576.html">http://nssdc.gsfc.nasa.gov/spacewarn/spx576.html</text:a></text:p>
          </table:table-cell>
          <table:table-cell table:style-name="ce65" office:value-type="string">
            <text:p><text:a xlink:href="http://www.esa.int/SPECIALS/Proba_web_site/ESAQ9KTHN6D_0.html">http://www.esa.int/SPECIALS/Proba_web_site/ESAQ9KTHN6D_0.html</text:a></text:p>
          </table:table-cell>
          <table:table-cell table:style-name="ce24" table:number-columns-repeated="1011"/>
        </table:table-row>
        <table:table-row table:style-name="ro1">
          <table:table-cell table:style-name="ce1" office:value-type="string">
            <text:p>STSat-2C</text:p>
          </table:table-cell>
          <table:table-cell table:style-name="ce30" office:value-type="float" office:value="100">
            <text:p>100.00 </text:p>
          </table:table-cell>
          <table:table-cell table:style-name="ce30" office:value-type="float" office:value="80">
            <text:p>80.00 </text:p>
          </table:table-cell>
          <table:table-cell table:style-name="ce36"/>
          <table:table-cell table:style-name="ce30" office:value-type="float" office:value="7">
            <text:p>7.00 </text:p>
          </table:table-cell>
          <table:table-cell table:style-name="ce53" office:value-type="string">
            <text:p>Li-Ion</text:p>
          </table:table-cell>
          <table:table-cell table:style-name="ce53" office:value-type="string">
            <text:p><text:s/>GaInP2/GaAs/Ge (triple junction)</text:p>
          </table:table-cell>
          <table:table-cell table:style-name="ce59" office:value-type="date" office:date-value="2013-01-30">
            <text:p>30/01/2013</text:p>
          </table:table-cell>
          <table:table-cell table:style-name="ce62" office:value-type="float" office:value="1">
            <text:p>1.00 </text:p>
          </table:table-cell>
          <table:table-cell table:style-name="ce65" office:value-type="string">
            <text:p><text:a xlink:href="http://www.nasaspaceflight.com/2013/01/south-korea-stsat-2c-via-kslv-1/">http://www.nasaspaceflight.com/2013/01/south-korea-stsat-2c-via-kslv-1/</text:a></text:p>
          </table:table-cell>
          <table:table-cell table:style-name="ce24"/>
          <table:table-cell table:style-name="ce65" office:value-type="string">
            <text:p><text:a xlink:href="http://nssdc.gsfc.nasa.gov/spacewarn/spx598.html">http://nssdc.gsfc.nasa.gov/spacewarn/spx598.html</text:a></text:p>
          </table:table-cell>
          <table:table-cell table:style-name="ce65" office:value-type="string">
            <text:p><text:a xlink:href="http://space50.kosmo.cz/s40/2013/INDEX1.HTM">http://space50.kosmo.cz/s40/2013/INDEX1.HTM</text:a></text:p>
          </table:table-cell>
          <table:table-cell table:style-name="ce24" table:number-columns-repeated="1011"/>
        </table:table-row>
        <table:table-row table:style-name="ro1">
          <table:table-cell table:style-name="ce1" office:value-type="string">
            <text:p>X-Sat</text:p>
          </table:table-cell>
          <table:table-cell table:style-name="ce31" office:value-type="float" office:value="107">
            <text:p>107.00 </text:p>
          </table:table-cell>
          <table:table-cell table:style-name="ce31" office:value-type="float" office:value="247">
            <text:p>247.00 </text:p>
          </table:table-cell>
          <table:table-cell table:style-name="ce32" office:value-type="float" office:value="175">
            <text:p>175.00 </text:p>
          </table:table-cell>
          <table:table-cell table:style-name="ce35" office:value-type="float" office:value="13.5">
            <text:p>13.50 </text:p>
          </table:table-cell>
          <table:table-cell table:style-name="ce54" office:value-type="string">
            <text:p>Li-Ion</text:p>
          </table:table-cell>
          <table:table-cell table:style-name="ce54" office:value-type="string">
            <text:p>triple-juntion GaAs </text:p>
          </table:table-cell>
          <table:table-cell table:style-name="ce59" office:value-type="date" office:date-value="2011-04-20">
            <text:p>20/04/2011</text:p>
          </table:table-cell>
          <table:table-cell table:style-name="ce61" office:value-type="float" office:value="3">
            <text:p>3.00 </text:p>
          </table:table-cell>
          <table:table-cell table:style-name="ce24" office:value-type="string">
            <text:p>http://www.lib.cas.cz/space.40/2011/015C.HTM</text:p>
          </table:table-cell>
          <table:table-cell table:style-name="ce24"/>
          <table:table-cell table:style-name="ce24" office:value-type="string">
            <text:p>http://www.xmradio.com/newsroom/screen/pr_2005_03_01.html</text:p>
          </table:table-cell>
          <table:table-cell table:style-name="ce24" table:number-columns-repeated="1012"/>
        </table:table-row>
        <table:table-row table:style-name="ro1">
          <table:table-cell table:style-name="ce26" office:value-type="string">
            <text:p>LAPAN A3</text:p>
          </table:table-cell>
          <table:table-cell table:style-name="ce29" office:value-type="float" office:value="115">
            <text:p>115.00 </text:p>
          </table:table-cell>
          <table:table-cell table:style-name="ce32" office:value-type="float" office:value="37">
            <text:p>37.00 </text:p>
          </table:table-cell>
          <table:table-cell table:style-name="ce36"/>
          <table:table-cell table:style-name="ce27" office:value-type="float" office:value="17">
            <text:p>17.00 </text:p>
          </table:table-cell>
          <table:table-cell table:style-name="ce56" office:value-type="string">
            <text:p>Li-Ion</text:p>
          </table:table-cell>
          <table:table-cell table:style-name="ce56" office:value-type="string">
            <text:p>GaAs </text:p>
          </table:table-cell>
          <table:table-cell table:style-name="ce58" office:value-type="date" office:date-value="2016-06-22">
            <text:p>22/06/2016</text:p>
          </table:table-cell>
          <table:table-cell table:style-name="ce60"/>
          <table:table-cell table:style-name="ce64" office:value-type="string">
            <text:p><text:a xlink:href="http://spaceflight101.com/pslv-c34/lapan-a3/">http://spaceflight101.com/pslv-c34/lapan-a3/</text:a></text:p>
          </table:table-cell>
          <table:table-cell table:style-name="ce24"/>
          <table:table-cell table:style-name="ce64" office:value-type="string">
            <text:p><text:a xlink:href="http://spaceflightnow.com/2016/06/22/pslv-c34/">http://spaceflightnow.com/2016/06/22/pslv-c34/</text:a></text:p>
          </table:table-cell>
          <table:table-cell table:style-name="ce64" office:value-type="string">
            <text:p><text:a xlink:href="http://www.zarya.info/Diaries/Launches/Launches.php?year=2016">http://www.zarya.info/Diaries/Launches/Launches.php?year=2016</text:a></text:p>
          </table:table-cell>
          <table:table-cell table:style-name="ce24" table:number-columns-repeated="1011"/>
        </table:table-row>
        <table:table-row table:style-name="ro1">
          <table:table-cell table:style-name="ce23" office:value-type="string">
            <text:p>TET-1 (Technologieerprobungsträger 1, Technology Experiment Carrier)</text:p>
          </table:table-cell>
          <table:table-cell table:style-name="ce29" office:value-type="float" office:value="120">
            <text:p>120.00 </text:p>
          </table:table-cell>
          <table:table-cell table:style-name="ce27" office:value-type="float" office:value="220">
            <text:p>220.00 </text:p>
          </table:table-cell>
          <table:table-cell table:style-name="ce38" office:value-type="string" office:string-value="20 / 160">
            <text:p>20 / 160 </text:p>
          </table:table-cell>
          <table:table-cell table:style-name="ce50" office:value-type="float" office:value="14">
            <text:p>14.00 </text:p>
          </table:table-cell>
          <table:table-cell table:style-name="ce51" office:value-type="string">
            <text:p>NiH2</text:p>
          </table:table-cell>
          <table:table-cell table:style-name="ce55" office:value-type="string">
            <text:p>triple-junction GaAs </text:p>
          </table:table-cell>
          <table:table-cell table:style-name="ce58" office:value-type="date" office:date-value="2012-07-22">
            <text:p>22/07/2012</text:p>
          </table:table-cell>
          <table:table-cell table:style-name="ce63" office:value-type="float" office:value="1">
            <text:p>1.00 </text:p>
          </table:table-cell>
          <table:table-cell table:style-name="ce66" office:value-type="string">
            <text:p><text:a xlink:href="http://www.kayser-threde.de/tet/index.html">http://www.kayser-threde.de/tet/index.html</text:a></text:p>
          </table:table-cell>
          <table:table-cell table:style-name="ce24"/>
          <table:table-cell table:style-name="ce66" office:value-type="string">
            <text:p><text:a xlink:href="https://spaceflightnow.com/2019/06/25/falcon-heavy-launches-on-military-led-rideshare-mission-boat-catches-fairing/">https://spaceflightnow.com/2019/06/25/falcon-heavy-launches-on-military-led-rideshare-mission-boat-catches-fairing/</text:a></text:p>
          </table:table-cell>
          <table:table-cell table:style-name="ce66" office:value-type="string">
            <text:p><text:a xlink:href="http://www.zarya.info/Diaries/Launches/Launches.php?year=2012">http://www.zarya.info/Diaries/Launches/Launches.php?year=2012</text:a></text:p>
          </table:table-cell>
          <table:table-cell table:style-name="ce66" office:value-type="string">
            <text:p><text:a xlink:href="http://www.tsenki.com/en/launch_services/help_information/launch/2012/?EID=93961">http://www.tsenki.com/en/launch_services/help_information/launch/2012/?EID=93961</text:a></text:p>
          </table:table-cell>
          <table:table-cell table:style-name="ce24" table:number-columns-repeated="1010"/>
        </table:table-row>
        <table:table-row table:style-name="ro1">
          <table:table-cell table:style-name="ce23" office:value-type="string">
            <text:p>Proba 2 (Project for On-Board Autonomy)</text:p>
          </table:table-cell>
          <table:table-cell table:style-name="ce29" office:value-type="float" office:value="130">
            <text:p>130.00 </text:p>
          </table:table-cell>
          <table:table-cell table:style-name="ce31" office:value-type="float" office:value="120">
            <text:p>120.00 </text:p>
          </table:table-cell>
          <table:table-cell table:style-name="ce27" office:value-type="string" office:string-value="57-84">
            <text:p>57-84 </text:p>
          </table:table-cell>
          <table:table-cell table:style-name="ce38" office:value-type="float" office:value="16.5">
            <text:p>16.50 </text:p>
          </table:table-cell>
          <table:table-cell table:style-name="ce54" office:value-type="string">
            <text:p>Li-Ion</text:p>
          </table:table-cell>
          <table:table-cell table:style-name="ce51" office:value-type="string">
            <text:p>triple-junction GaAs</text:p>
          </table:table-cell>
          <table:table-cell table:style-name="ce58" office:value-type="date" office:date-value="2009-11-02">
            <text:p>02/11/2009</text:p>
          </table:table-cell>
          <table:table-cell table:style-name="ce63" office:value-type="float" office:value="2">
            <text:p>2.00 </text:p>
          </table:table-cell>
          <table:table-cell table:style-name="ce24" office:value-type="string">
            <text:p>http://www.esa.int/esaMI/Proba/index.html</text:p>
          </table:table-cell>
          <table:table-cell table:style-name="ce24" table:number-columns-repeated="2"/>
          <table:table-cell table:style-name="ce24" office:value-type="string">
            <text:p>http://www.lib.cas.cz/space.40/2009/059B.HTM</text:p>
          </table:table-cell>
          <table:table-cell table:style-name="ce24" table:number-columns-repeated="1011"/>
        </table:table-row>
        <table:table-row table:style-name="ro1">
          <table:table-cell table:style-name="ce23" office:value-type="string">
            <text:p>THEMIS A (Time History of Events and Macroscale Interactions during Substorms) </text:p>
          </table:table-cell>
          <table:table-cell table:style-name="ce31" office:value-type="float" office:value="134">
            <text:p>134.00 </text:p>
          </table:table-cell>
          <table:table-cell table:style-name="ce32" office:value-type="float" office:value="40.32">
            <text:p>40.32 </text:p>
          </table:table-cell>
          <table:table-cell table:style-name="ce38" office:value-type="float" office:value="40">
            <text:p>40.00 </text:p>
          </table:table-cell>
          <table:table-cell table:style-name="ce27" office:value-type="float" office:value="12">
            <text:p>12.00 </text:p>
          </table:table-cell>
          <table:table-cell table:style-name="ce56" office:value-type="string">
            <text:p>Li-Ion</text:p>
          </table:table-cell>
          <table:table-cell table:style-name="ce56" office:value-type="string">
            <text:p>GaAs </text:p>
          </table:table-cell>
          <table:table-cell table:style-name="ce58" office:value-type="date" office:date-value="2007-02-17">
            <text:p>17/02/2007</text:p>
          </table:table-cell>
          <table:table-cell table:style-name="ce63" office:value-type="float" office:value="2">
            <text:p>2.00 </text:p>
          </table:table-cell>
          <table:table-cell table:style-name="ce65" office:value-type="string">
            <text:p><text:a xlink:href="http://www.swales.com/spacecraft/themis.html">http://www.swales.com/spacecraft/themis.html</text:a></text:p>
          </table:table-cell>
          <table:table-cell table:style-name="ce24"/>
          <table:table-cell table:style-name="ce24" office:value-type="string">
            <text:p>http://www.spaceref.com/news/viewpr.html?pid=17335</text:p>
          </table:table-cell>
          <table:table-cell table:style-name="ce24" office:value-type="string">
            <text:p>http://earthobservatory.nasa.gov/Newsroom/NasaNews/2007/2007021724505.html</text:p>
          </table:table-cell>
          <table:table-cell table:style-name="ce24" office:value-type="string">
            <text:p>http://www.nasa.gov/mission_pages/themis/mission/index.html</text:p>
          </table:table-cell>
          <table:table-cell table:style-name="ce24"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1" table:style-name="ta2" table:print="false">
        <table:table-column table:style-name="co12" table:default-cell-style-name="ce1"/>
        <table:table-column table:style-name="co13" table:default-cell-style-name="ce41"/>
        <table:table-column table:style-name="co14" table:default-cell-style-name="ce41"/>
        <table:table-column table:style-name="co15" table:default-cell-style-name="ce24"/>
        <table:table-column table:style-name="co16" table:default-cell-style-name="ce17"/>
        <table:table-column table:style-name="co17" table:default-cell-style-name="ce28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number-columns-repeated="30" table:default-cell-style-name="ce24"/>
        <table:table-column table:style-name="co26" table:default-cell-style-name="ce24"/>
        <table:table-column table:style-name="co25" table:number-columns-repeated="188" table:default-cell-style-name="ce24"/>
        <table:table-column table:style-name="co11" table:number-columns-repeated="792" table:default-cell-style-name="Excel_20_Built-in_20_Normal"/>
        <table:table-row table:style-name="ro1">
          <table:table-cell office:value-type="string">
            <text:p>Name of Satellite, Alternate Names</text:p>
          </table:table-cell>
          <table:table-cell table:style-name="ce4" office:value-type="string">
            <text:p>Launch Mass (kg.)</text:p>
          </table:table-cell>
          <table:table-cell table:style-name="ce4" office:value-type="string">
            <text:p>Dry Mass (kg.)</text:p>
          </table:table-cell>
          <table:table-cell table:style-name="ce11" office:value-type="string">
            <text:p>Power (watts)</text:p>
          </table:table-cell>
          <table:table-cell office:value-type="string">
            <text:p>Date of Launch</text:p>
          </table:table-cell>
          <table:table-cell office:value-type="string">
            <text:p>Expected Lifetime (yrs.)</text:p>
          </table:table-cell>
          <table:table-cell table:number-columns-repeated="7" table:style-name="ce11" office:value-type="string">
            <text:p>Source</text:p>
          </table:table-cell>
          <table:table-cell table:number-columns-repeated="1011"/>
        </table:table-row>
        <table:table-row table:style-name="ro1">
          <table:table-cell office:value-type="string">
            <text:p>CORVUS BC5 (Landmapper)</text:p>
          </table:table-cell>
          <table:table-cell office:value-type="float" office:value="10">
            <text:p>10</text:p>
          </table:table-cell>
          <table:table-cell/>
          <table:table-cell table:style-name="ce42"/>
          <table:table-cell table:style-name="ce25" office:value-type="date" office:date-value="2020-11-20">
            <text:p>20/11/2020</text:p>
          </table:table-cell>
          <table:table-cell/>
          <table:table-cell office:value-type="string">
            <text:p>https://spaceflightnow.com/launch-log/</text:p>
          </table:table-cell>
          <table:table-cell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office:value-type="string">
            <text:p>SRMSat (Sri Ramaswamy Memorial Satellite)</text:p>
          </table:table-cell>
          <table:table-cell office:value-type="float" office:value="10.9">
            <text:p>11</text:p>
          </table:table-cell>
          <table:table-cell/>
          <table:table-cell table:style-name="ce42"/>
          <table:table-cell table:style-name="ce25" office:value-type="date" office:date-value="2011-10-12">
            <text:p>12/10/2011</text:p>
          </table:table-cell>
          <table:table-cell office:value-type="float" office:value="1">
            <text:p>1</text:p>
          </table:table-cell>
          <table:table-cell office:value-type="string">
            <text:p>http://srmsat.in/</text:p>
          </table:table-cell>
          <table:table-cell/>
          <table:table-cell office:value-type="string">
            <text:p>http://www.uk.amsat.org/2184</text:p>
          </table:table-cell>
          <table:table-cell office:value-type="string">
            <text:p>http://www.lib.cas.cz/space.40/2011/058D.HTM</text:p>
          </table:table-cell>
          <table:table-cell office:value-type="string">
            <text:p>http://www.amsat.org/amsat-new/index.php</text:p>
          </table:table-cell>
          <table:table-cell table:number-columns-repeated="1013"/>
        </table:table-row>
        <table:table-row table:style-name="ro1">
          <table:table-cell office:value-type="string">
            <text:p>LilacSat-2 (CAS-3H, Zidingxiang-2)</text:p>
          </table:table-cell>
          <table:table-cell office:value-type="float" office:value="11">
            <text:p>11</text:p>
          </table:table-cell>
          <table:table-cell table:style-name="ce42" table:number-columns-repeated="2"/>
          <table:table-cell table:style-name="ce25" office:value-type="date" office:date-value="2015-09-19">
            <text:p>19/09/2015</text:p>
          </table:table-cell>
          <table:table-cell/>
          <table:table-cell office:value-type="string">
            <text:p>http://prehled-druzic.blogspot.com/2015/09/2015-049.html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Landmapper BC3.v2 </text:p>
          </table:table-cell>
          <table:table-cell office:value-type="float" office:value="11">
            <text:p>11</text:p>
          </table:table-cell>
          <table:table-cell/>
          <table:table-cell table:style-name="ce42"/>
          <table:table-cell table:style-name="ce25" office:value-type="date" office:date-value="2018-01-11">
            <text:p>11/01/2018</text:p>
          </table:table-cell>
          <table:table-cell office:value-type="float" office:value="5">
            <text:p>5</text:p>
          </table:table-cell>
          <table:table-cell office:value-type="string">
            <text:p>https://spaceflightnow.com/2018/01/12/pslv-c-40-coverage/</text:p>
          </table:table-cell>
          <table:table-cell table:number-columns-repeated="1017"/>
        </table:table-row>
        <table:table-row table:style-name="ro1">
          <table:table-cell office:value-type="string">
            <text:p>Landmapper BC4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ce25" office:value-type="date" office:date-value="2018-12-03">
            <text:p>03/12/2018</text:p>
          </table:table-cell>
          <table:table-cell office:value-type="float" office:value="5">
            <text:p>5</text:p>
          </table:table-cell>
          <table:table-cell office:value-type="string">
            <text:p>https://astrodigital.com/satellites/systems</text:p>
          </table:table-cell>
          <table:table-cell/>
          <table:table-cell office:value-type="string">
            <text:p>https://spaceflightnow.com/2018/12/03/spacex-launches-swarm-of-satellites-re-flies-rocket-for-third-time/</text:p>
          </table:table-cell>
          <table:table-cell office:value-type="string">
            <text:p>https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AprizeSat 1 (LatinSat-C)</text:p>
          </table:table-cell>
          <table:table-cell table:number-columns-repeated="2" office:value-type="float" office:value="12">
            <text:p>12</text:p>
          </table:table-cell>
          <table:table-cell/>
          <table:table-cell table:style-name="ce25" office:value-type="date" office:date-value="2004-06-29">
            <text:p>29/06/2004</text:p>
          </table:table-cell>
          <table:table-cell/>
          <table:table-cell office:value-type="string">
            <text:p>http://www.spacenewsfeed.co.uk/2004/4July2004_11.html</text:p>
          </table:table-cell>
          <table:table-cell/>
          <table:table-cell office:value-type="string">
            <text:p>http://nssdc.gsfc.nasa.gov/spacewarn/spx608.html</text:p>
          </table:table-cell>
          <table:table-cell office:value-type="string">
            <text:p>http://www.spacenewsfeed.co.uk/2004/4July2004_11.html</text:p>
          </table:table-cell>
          <table:table-cell table:number-columns-repeated="1014"/>
        </table:table-row>
        <table:table-row table:style-name="ro1">
          <table:table-cell office:value-type="string">
            <text:p>AprizeSat 2 (LatinSat-D)</text:p>
          </table:table-cell>
          <table:table-cell table:number-columns-repeated="2" office:value-type="float" office:value="12">
            <text:p>12</text:p>
          </table:table-cell>
          <table:table-cell/>
          <table:table-cell table:style-name="ce25" office:value-type="date" office:date-value="2004-06-29">
            <text:p>29/06/2004</text:p>
          </table:table-cell>
          <table:table-cell/>
          <table:table-cell office:value-type="string">
            <text:p>http://www.spacenewsfeed.co.uk/2004/4July2004_11.html</text:p>
          </table:table-cell>
          <table:table-cell/>
          <table:table-cell office:value-type="string">
            <text:p>http://nssdc.gsfc.nasa.gov/spacewarn/spx608.html</text:p>
          </table:table-cell>
          <table:table-cell office:value-type="string">
            <text:p>http://www.spacenewsfeed.co.uk/2004/4July2004_11.html</text:p>
          </table:table-cell>
          <table:table-cell table:number-columns-repeated="1014"/>
        </table:table-row>
        <table:table-row table:style-name="ro1">
          <table:table-cell office:value-type="string">
            <text:p>Saudicomsat-1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5" office:value-type="date" office:date-value="2004-06-29">
            <text:p>29/06/2004</text:p>
          </table:table-cell>
          <table:table-cell/>
          <table:table-cell office:value-type="string">
            <text:p>http://www.kacst.edu.sa/en/institutes/sri/index.asp</text:p>
          </table:table-cell>
          <table:table-cell/>
          <table:table-cell office:value-type="string">
            <text:p>http://nssdc.gsfc.nasa.gov/spacewarn/spx608.html</text:p>
          </table:table-cell>
          <table:table-cell office:value-type="string">
            <text:p>http://www.spacenewsfeed.co.uk/2004/4July2004_11.html</text:p>
          </table:table-cell>
          <table:table-cell office:value-type="string">
            <text:p>http://perso.wanadoo.fr/eurospace/espdatabase/</text:p>
          </table:table-cell>
          <table:table-cell table:number-columns-repeated="1013"/>
        </table:table-row>
        <table:table-row table:style-name="ro1">
          <table:table-cell office:value-type="string">
            <text:p>Saudicomsat-2 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5" office:value-type="date" office:date-value="2004-06-29">
            <text:p>29/06/2004</text:p>
          </table:table-cell>
          <table:table-cell/>
          <table:table-cell office:value-type="string">
            <text:p>http://www.kacst.edu.sa/en/institutes/sri/index.asp</text:p>
          </table:table-cell>
          <table:table-cell/>
          <table:table-cell office:value-type="string">
            <text:p>http://nssdc.gsfc.nasa.gov/spacewarn/spx608.html</text:p>
          </table:table-cell>
          <table:table-cell office:value-type="string">
            <text:p>http://www.spacenewsfeed.co.uk/2004/4July2004_11.html</text:p>
          </table:table-cell>
          <table:table-cell office:value-type="string">
            <text:p>http://perso.wanadoo.fr/eurospace/espdatabase/</text:p>
          </table:table-cell>
          <table:table-cell table:number-columns-repeated="1013"/>
        </table:table-row>
        <table:table-row table:style-name="ro1">
          <table:table-cell office:value-type="string">
            <text:p>Saudicomsat-3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5" office:value-type="date" office:date-value="2007-04-17">
            <text:p>17/04/2007</text:p>
          </table:table-cell>
          <table:table-cell/>
          <table:table-cell office:value-type="string">
            <text:p>http://www.planet4589.org/space/jsr/back/news.579</text:p>
          </table:table-cell>
          <table:table-cell table:number-columns-repeated="1017"/>
        </table:table-row>
        <table:table-row table:style-name="ro1">
          <table:table-cell office:value-type="string">
            <text:p>Saudicomsat-4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5" office:value-type="date" office:date-value="2007-04-17">
            <text:p>17/04/2007</text:p>
          </table:table-cell>
          <table:table-cell/>
          <table:table-cell office:value-type="string">
            <text:p>http://www.planet4589.org/space/jsr/back/news.579</text:p>
          </table:table-cell>
          <table:table-cell table:number-columns-repeated="1017"/>
        </table:table-row>
        <table:table-row table:style-name="ro1">
          <table:table-cell office:value-type="string">
            <text:p>Saudicomsat-5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5" office:value-type="date" office:date-value="2007-04-17">
            <text:p>17/04/2007</text:p>
          </table:table-cell>
          <table:table-cell/>
          <table:table-cell table:style-name="ce37" office:value-type="string">
            <text:p><text:a xlink:href="http://nssdc.gsfc.nasa.gov/spaceewarn/spx636.html">http://www.planet4589.org/space/jsr/back/news.579</text:a></text:p>
          </table:table-cell>
          <table:table-cell table:number-columns-repeated="1017"/>
        </table:table-row>
        <table:table-row table:style-name="ro1">
          <table:table-cell office:value-type="string">
            <text:p>Saudicomsat-6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5" office:value-type="date" office:date-value="2007-04-17">
            <text:p>17/04/2007</text:p>
          </table:table-cell>
          <table:table-cell/>
          <table:table-cell office:value-type="string">
            <text:p>http://www.planet4589.org/space/jsr/back/news.579</text:p>
          </table:table-cell>
          <table:table-cell table:number-columns-repeated="1017"/>
        </table:table-row>
        <table:table-row table:style-name="ro1">
          <table:table-cell office:value-type="string">
            <text:p>Saudicomsat-7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5" office:value-type="date" office:date-value="2007-04-17">
            <text:p>17/04/2007</text:p>
          </table:table-cell>
          <table:table-cell/>
          <table:table-cell office:value-type="string">
            <text:p>http://www.planet4589.org/space/jsr/back/news.579</text:p>
          </table:table-cell>
          <table:table-cell table:number-columns-repeated="1017"/>
        </table:table-row>
        <table:table-row table:style-name="ro1">
          <table:table-cell office:value-type="string">
            <text:p>AprizeSat 3 </text:p>
          </table:table-cell>
          <table:table-cell table:number-columns-repeated="2" office:value-type="float" office:value="12">
            <text:p>12</text:p>
          </table:table-cell>
          <table:table-cell table:style-name="ce42"/>
          <table:table-cell table:style-name="ce25" office:value-type="date" office:date-value="2009-07-29">
            <text:p>29/07/2009</text:p>
          </table:table-cell>
          <table:table-cell/>
          <table:table-cell office:value-type="string">
            <text:p>http://www.talksatellite.com/Americas-A830.htm</text:p>
          </table:table-cell>
          <table:table-cell/>
          <table:table-cell office:value-type="string">
            <text:p>http://www.aprizesat.com/press/AprizeSat_Launch_9-8-08.pdf</text:p>
          </table:table-cell>
          <table:table-cell table:number-columns-repeated="1015"/>
        </table:table-row>
        <table:table-row table:style-name="ro1">
          <table:table-cell office:value-type="string">
            <text:p>AprizeSat 4 </text:p>
          </table:table-cell>
          <table:table-cell table:number-columns-repeated="2" office:value-type="float" office:value="12">
            <text:p>12</text:p>
          </table:table-cell>
          <table:table-cell table:style-name="ce42"/>
          <table:table-cell table:style-name="ce25" office:value-type="date" office:date-value="2009-07-29">
            <text:p>29/07/2009</text:p>
          </table:table-cell>
          <table:table-cell/>
          <table:table-cell office:value-type="string">
            <text:p>http://www.talksatellite.com/Americas-A830.htm</text:p>
          </table:table-cell>
          <table:table-cell/>
          <table:table-cell office:value-type="string">
            <text:p>http://www.aprizesat.com/press/AprizeSat_Launch_9-8-08.pdf</text:p>
          </table:table-cell>
          <table:table-cell table:number-columns-repeated="1015"/>
        </table:table-row>
        <table:table-row table:style-name="ro1">
          <table:table-cell office:value-type="string">
            <text:p>AprizeSat 5</text:p>
          </table:table-cell>
          <table:table-cell table:number-columns-repeated="2" office:value-type="float" office:value="12">
            <text:p>12</text:p>
          </table:table-cell>
          <table:table-cell table:style-name="ce42"/>
          <table:table-cell table:style-name="ce25" office:value-type="date" office:date-value="2011-08-17">
            <text:p>17/08/2011</text:p>
          </table:table-cell>
          <table:table-cell/>
          <table:table-cell office:value-type="string">
            <text:p>http://www.exactearth.com/news-folder-2/dnepr-launches-aprizesat-5-and-aprizesat-6/</text:p>
          </table:table-cell>
          <table:table-cell/>
          <table:table-cell office:value-type="string">
            <text:p>http://www.aprizesat.com/technology.php</text:p>
          </table:table-cell>
          <table:table-cell office:value-type="string">
            <text:p>http://www.lib.cas.cz/space.40/2011/044E.HTM</text:p>
          </table:table-cell>
          <table:table-cell table:number-columns-repeated="1014"/>
        </table:table-row>
        <table:table-row table:style-name="ro1">
          <table:table-cell office:value-type="string">
            <text:p>exactView 6 (AprizeSat 6)</text:p>
          </table:table-cell>
          <table:table-cell table:number-columns-repeated="2" office:value-type="float" office:value="12">
            <text:p>12</text:p>
          </table:table-cell>
          <table:table-cell table:style-name="ce42"/>
          <table:table-cell table:style-name="ce25" office:value-type="date" office:date-value="2011-08-17">
            <text:p>17/08/2011</text:p>
          </table:table-cell>
          <table:table-cell/>
          <table:table-cell office:value-type="string">
            <text:p>http://www.lib.cas.cz/space.40/2011/044F.HTM</text:p>
          </table:table-cell>
          <table:table-cell/>
          <table:table-cell office:value-type="string">
            <text:p>http://www.aprizesat.com/technology.php</text:p>
          </table:table-cell>
          <table:table-cell table:number-columns-repeated="1015"/>
        </table:table-row>
        <table:table-row table:style-name="ro1">
          <table:table-cell office:value-type="string">
            <text:p>AprizeSat 7</text:p>
          </table:table-cell>
          <table:table-cell table:number-columns-repeated="2" office:value-type="float" office:value="12">
            <text:p>12</text:p>
          </table:table-cell>
          <table:table-cell table:style-name="ce42"/>
          <table:table-cell table:style-name="ce25" office:value-type="date" office:date-value="2013-11-21">
            <text:p>21/11/2013</text:p>
          </table:table-cell>
          <table:table-cell/>
          <table:table-cell office:value-type="string">
            <text:p>http://www.zarya.info/Diaries/Launches/Launches.php?year=2013</text:p>
          </table:table-cell>
          <table:table-cell/>
          <table:table-cell office:value-type="string">
            <text:p>http://space50.kosmo.cz/s40/2013/I066A.HTM</text:p>
          </table:table-cell>
          <table:table-cell table:number-columns-repeated="1015"/>
        </table:table-row>
        <table:table-row table:style-name="ro1">
          <table:table-cell office:value-type="string">
            <text:p>AprizeSat 8 (exactView-12)</text:p>
          </table:table-cell>
          <table:table-cell table:number-columns-repeated="2" office:value-type="float" office:value="12">
            <text:p>12</text:p>
          </table:table-cell>
          <table:table-cell table:style-name="ce42"/>
          <table:table-cell table:style-name="ce25" office:value-type="date" office:date-value="2013-11-21">
            <text:p>21/11/2013</text:p>
          </table:table-cell>
          <table:table-cell/>
          <table:table-cell office:value-type="string">
            <text:p>http://www.zarya.info/Diaries/Launches/Launches.php?year=2013</text:p>
          </table:table-cell>
          <table:table-cell table:number-columns-repeated="1017"/>
        </table:table-row>
        <table:table-row table:style-name="ro1">
          <table:table-cell office:value-type="string">
            <text:p>AprizeSat 10 (exactView-13)</text:p>
          </table:table-cell>
          <table:table-cell table:number-columns-repeated="2" office:value-type="float" office:value="12">
            <text:p>12</text:p>
          </table:table-cell>
          <table:table-cell table:style-name="ce42"/>
          <table:table-cell table:style-name="ce25" office:value-type="date" office:date-value="2014-06-19">
            <text:p>19/06/2014</text:p>
          </table:table-cell>
          <table:table-cell table:number-columns-repeated="1019"/>
        </table:table-row>
        <table:table-row table:style-name="ro1">
          <table:table-cell office:value-type="string">
            <text:p>AprizeSat 9 (exactView-11)</text:p>
          </table:table-cell>
          <table:table-cell table:number-columns-repeated="2" office:value-type="float" office:value="12">
            <text:p>12</text:p>
          </table:table-cell>
          <table:table-cell table:style-name="ce42"/>
          <table:table-cell table:style-name="ce25" office:value-type="date" office:date-value="2014-06-19">
            <text:p>19/06/2014</text:p>
          </table:table-cell>
          <table:table-cell/>
          <table:table-cell office:value-type="string">
            <text:p>http://www.nasaspaceflight.com/2014/06/russian-dnepr-rocket-record-launch-37-satellites/</text:p>
          </table:table-cell>
          <table:table-cell/>
          <table:table-cell office:value-type="string">
            <text:p>http://www.astronautix.com/craft/aprzesat.htm</text:p>
          </table:table-cell>
          <table:table-cell table:number-columns-repeated="1015"/>
        </table:table-row>
        <table:table-row table:style-name="ro1">
          <table:table-cell office:value-type="string">
            <text:p>Zheda Pixing 2A (ZP-2A, ZDP-2A)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5" office:value-type="date" office:date-value="2015-09-19">
            <text:p>19/09/2015</text:p>
          </table:table-cell>
          <table:table-cell/>
          <table:table-cell office:value-type="string">
            <text:p>http://prehled-druzic.blogspot.com/2015/09/2015-049.html</text:p>
          </table:table-cell>
          <table:table-cell table:number-columns-repeated="1017"/>
        </table:table-row>
        <table:table-row table:style-name="ro1">
          <table:table-cell office:value-type="string">
            <text:p>Zheda Pixing 2B (ZP-2B, ZDP-2B)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5" office:value-type="date" office:date-value="2015-09-19">
            <text:p>19/09/2015</text:p>
          </table:table-cell>
          <table:table-cell/>
          <table:table-cell office:value-type="string">
            <text:p>http://prehled-druzic.blogspot.com/2015/09/2015-049.html</text:p>
          </table:table-cell>
          <table:table-cell table:number-columns-repeated="1017"/>
        </table:table-row>
        <table:table-row table:style-name="ro1">
          <table:table-cell office:value-type="string">
            <text:p>Dellingr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5" office:value-type="date" office:date-value="2017-11-20">
            <text:p>20/11/2017</text:p>
          </table:table-cell>
          <table:table-cell office:value-type="float" office:value="1">
            <text:p>1</text:p>
          </table:table-cell>
          <table:table-cell office:value-type="string">
            <text:p>http://spaceflight101.com/dragon-spx12/dellingr/</text:p>
          </table:table-cell>
          <table:table-cell table:number-columns-repeated="1017"/>
        </table:table-row>
        <table:table-row table:style-name="ro1">
          <table:table-cell office:value-type="string">
            <text:p>Zheda Pixing 3A (ZP-3A, ZDP-3A)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5" office:value-type="date" office:date-value="2020-06-17">
            <text:p>17/06/2020</text:p>
          </table:table-cell>
          <table:table-cell/>
          <table:table-cell office:value-type="string">
            <text:p>https://spaceflightnow.com/2020/06/17/china-launches-earth-observation-satellite/</text:p>
          </table:table-cell>
          <table:table-cell table:number-columns-repeated="1017"/>
        </table:table-row>
        <table:table-row table:style-name="ro1">
          <table:table-cell office:value-type="string">
            <text:p>SALSAT (Spectrum AnaLysis Satellite)</text:p>
          </table:table-cell>
          <table:table-cell office:value-type="float" office:value="12">
            <text:p>12</text:p>
          </table:table-cell>
          <table:table-cell/>
          <table:table-cell table:style-name="ce17"/>
          <table:table-cell table:style-name="ce25" office:value-type="date" office:date-value="2020-09-28">
            <text:p>28/09/2020</text:p>
          </table:table-cell>
          <table:table-cell/>
          <table:table-cell office:value-type="string">
            <text:p>https://spaceflightnow.com/2020/09/29/soyuz-launches-with-22-satellites/</text:p>
          </table:table-cell>
          <table:table-cell office:value-type="string">
            <text:p>https://www.zarya.info/Diaries/Launches/Launches.php?year=2020</text:p>
          </table:table-cell>
          <table:table-cell table:number-columns-repeated="1016"/>
        </table:table-row>
        <table:table-row table:style-name="ro1">
          <table:table-cell office:value-type="string">
            <text:p>Velox 2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ce25" office:value-type="date" office:date-value="2015-12-16">
            <text:p>16/12/2015</text:p>
          </table:table-cell>
          <table:table-cell/>
          <table:table-cell office:value-type="string">
            <text:p>http://prehled-druzic.blogspot.com/2015/12/2015-077.html</text:p>
          </table:table-cell>
          <table:table-cell/>
          <table:table-cell office:value-type="string">
            <text:p>http://www.zarya.info/Diaries/Launches/Launches.php?year=2012</text:p>
          </table:table-cell>
          <table:table-cell table:number-columns-repeated="9"/>
          <table:table-cell table:style-name="ce1" table:number-columns-repeated="213"/>
          <table:table-cell/>
          <table:table-cell table:style-name="ce1" table:number-columns-repeated="792"/>
        </table:table-row>
        <table:table-row table:style-name="ro1">
          <table:table-cell office:value-type="string">
            <text:p>TUGSat-1  (Technische Universität Graz Satellit, CanX-3b, BRITE-Austria)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style-name="ce17" office:value-type="float" office:value="5.4">
            <text:p>5.4</text:p>
          </table:table-cell>
          <table:table-cell table:style-name="ce25" office:value-type="date" office:date-value="2013-02-25">
            <text:p>25/02/2013</text:p>
          </table:table-cell>
          <table:table-cell/>
          <table:table-cell office:value-type="string">
            <text:p>http://www.tugsat.tugraz.at/project</text:p>
          </table:table-cell>
          <table:table-cell/>
          <table:table-cell office:value-type="string">
            <text:p>http://www.drumbeat.mlaterz.net/October%202002/Tracking%20Saddam%20100102a.htm</text:p>
          </table:table-cell>
          <table:table-cell table:number-columns-repeated="4"/>
          <table:table-cell table:style-name="ce48" table:number-columns-repeated="5"/>
          <table:table-cell table:number-columns-repeated="1006"/>
        </table:table-row>
        <table:table-row table:style-name="ro1">
          <table:table-cell office:value-type="string">
            <text:p>AISat-1</text:p>
          </table:table-cell>
          <table:table-cell office:value-type="float" office:value="14">
            <text:p>14</text:p>
          </table:table-cell>
          <table:table-cell/>
          <table:table-cell table:style-name="ce42"/>
          <table:table-cell table:style-name="ce25" office:value-type="date" office:date-value="2014-06-30">
            <text:p>30/06/2014</text:p>
          </table:table-cell>
          <table:table-cell/>
          <table:table-cell office:value-type="string">
            <text:p>https://directory.eoportal.org/web/eoportal/satellite-missions/a/aisat</text:p>
          </table:table-cell>
          <table:table-cell/>
          <table:table-cell office:value-type="string">
            <text:p>http://www.dlr.de/irs/en/desktopdefault.aspx/tabid-9335/16060_read-39531/</text:p>
          </table:table-cell>
          <table:table-cell table:number-columns-repeated="1015"/>
        </table:table-row>
        <table:table-row table:style-name="ro1">
          <table:table-cell office:value-type="string">
            <text:p>CanX-4</text:p>
          </table:table-cell>
          <table:table-cell office:value-type="float" office:value="15">
            <text:p>15</text:p>
          </table:table-cell>
          <table:table-cell/>
          <table:table-cell table:style-name="ce42"/>
          <table:table-cell table:style-name="ce25" office:value-type="date" office:date-value="2014-06-30">
            <text:p>30/06/2014</text:p>
          </table:table-cell>
          <table:table-cell/>
          <table:table-cell table:style-name="ce39" office:value-type="string">
            <text:p>http://www.squamishchief.com/indian-rocket-successfully-launches-2-small-canadian-satellites-1.1186753</text:p>
          </table:table-cell>
          <table:table-cell table:style-name="ce39"/>
          <table:table-cell table:number-columns-repeated="1016"/>
        </table:table-row>
        <table:table-row table:style-name="ro1">
          <table:table-cell office:value-type="string">
            <text:p>CanX-5</text:p>
          </table:table-cell>
          <table:table-cell office:value-type="float" office:value="15">
            <text:p>15</text:p>
          </table:table-cell>
          <table:table-cell/>
          <table:table-cell table:style-name="ce42"/>
          <table:table-cell table:style-name="ce25" office:value-type="date" office:date-value="2014-06-30">
            <text:p>30/06/2014</text:p>
          </table:table-cell>
          <table:table-cell/>
          <table:table-cell table:style-name="ce39" office:value-type="string">
            <text:p>http://www.squamishchief.com/indian-rocket-successfully-launches-2-small-canadian-satellites-1.1186753</text:p>
          </table:table-cell>
          <table:table-cell table:style-name="ce39"/>
          <table:table-cell table:number-columns-repeated="1016"/>
        </table:table-row>
        <table:table-row table:style-name="ro1">
          <table:table-cell office:value-type="string">
            <text:p>GHGSat-D (Greenhouse Gas Satellite - Demonstrator, Claire)</text:p>
          </table:table-cell>
          <table:table-cell office:value-type="float" office:value="15">
            <text:p>15</text:p>
          </table:table-cell>
          <table:table-cell/>
          <table:table-cell table:style-name="ce17"/>
          <table:table-cell table:style-name="ce25" office:value-type="date" office:date-value="2016-06-22">
            <text:p>22/06/2016</text:p>
          </table:table-cell>
          <table:table-cell/>
          <table:table-cell office:value-type="string">
            <text:p>https://directory.eoportal.org/web/eoportal/satellite-missions/g/ghgsat-d</text:p>
          </table:table-cell>
          <table:table-cell/>
          <table:table-cell office:value-type="string">
            <text:p>http://spaceflightnow.com/2016/06/22/pslv-c34/</text:p>
          </table:table-cell>
          <table:table-cell office:value-type="string">
            <text:p>http://www.zarya.info/Diaries/Launches/Launches.php?year=2016</text:p>
          </table:table-cell>
          <table:table-cell table:number-columns-repeated="1014"/>
        </table:table-row>
        <table:table-row table:style-name="ro1">
          <table:table-cell office:value-type="string">
            <text:p>CanX-7</text:p>
          </table:table-cell>
          <table:table-cell office:value-type="float" office:value="15">
            <text:p>15</text:p>
          </table:table-cell>
          <table:table-cell/>
          <table:table-cell table:style-name="ce42"/>
          <table:table-cell table:style-name="ce25" office:value-type="date" office:date-value="2016-09-26">
            <text:p>26/09/2016</text:p>
          </table:table-cell>
          <table:table-cell/>
          <table:table-cell table:style-name="ce39" office:value-type="string">
            <text:p>http://spaceflightnow.com/2016/09/26/india-declares-success-on-pslvs-most-complex-mission/</text:p>
          </table:table-cell>
          <table:table-cell table:style-name="ce39"/>
          <table:table-cell table:number-columns-repeated="1016"/>
        </table:table-row>
        <table:table-row table:style-name="ro1">
          <table:table-cell office:value-type="string">
            <text:p>NIUSat (Noorul Islam University Satellite)</text:p>
          </table:table-cell>
          <table:table-cell office:value-type="float" office:value="15">
            <text:p>15</text:p>
          </table:table-cell>
          <table:table-cell/>
          <table:table-cell table:style-name="ce42"/>
          <table:table-cell table:style-name="ce25" office:value-type="date" office:date-value="2017-06-22">
            <text:p>22/06/2017</text:p>
          </table:table-cell>
          <table:table-cell office:value-type="float" office:value="2">
            <text:p>2</text:p>
          </table:table-cell>
          <table:table-cell table:style-name="ce43" office:value-type="string">
            <text:p>https://spaceflightnow.com/2017/06/23/40th-flight-of-indias-pslv-declared-a-success/</text:p>
          </table:table-cell>
          <table:table-cell table:style-name="ce43"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Hawk-A (HawkEye 360 Pathfinder 1)</text:p>
          </table:table-cell>
          <table:table-cell office:value-type="float" office:value="15">
            <text:p>15</text:p>
          </table:table-cell>
          <table:table-cell/>
          <table:table-cell table:style-name="ce17"/>
          <table:table-cell table:style-name="ce25" office:value-type="date" office:date-value="2018-12-03">
            <text:p>03/12/2018</text:p>
          </table:table-cell>
          <table:table-cell/>
          <table:table-cell office:value-type="string">
            <text:p>https://www.he360.com/hawkeye-360-announces-successful-launch-of-first-three-satellites/</text:p>
          </table:table-cell>
          <table:table-cell/>
          <table:table-cell office:value-type="string">
            <text:p>https://directory.eoportal.org/web/eoportal/satellite-missions/h/hawkeye</text:p>
          </table:table-cell>
          <table:table-cell office:value-type="string">
            <text:p>https://spaceflightnow.com/2018/12/03/spacex-launches-swarm-of-satellites-re-flies-rocket-for-third-time/</text:p>
          </table:table-cell>
          <table:table-cell office:value-type="string">
            <text:p>https://www.planet4589.org/space/log/satcat.txt</text:p>
          </table:table-cell>
          <table:table-cell table:number-columns-repeated="1013"/>
        </table:table-row>
        <table:table-row table:style-name="ro1">
          <table:table-cell office:value-type="string">
            <text:p>Hawk-B (HawkEye 360 Pathfinder 2)</text:p>
          </table:table-cell>
          <table:table-cell office:value-type="float" office:value="15">
            <text:p>15</text:p>
          </table:table-cell>
          <table:table-cell/>
          <table:table-cell table:style-name="ce17"/>
          <table:table-cell table:style-name="ce25" office:value-type="date" office:date-value="2018-12-03">
            <text:p>03/12/2018</text:p>
          </table:table-cell>
          <table:table-cell/>
          <table:table-cell office:value-type="string">
            <text:p>https://www.he360.com/hawkeye-360-announces-successful-launch-of-first-three-satellites/</text:p>
          </table:table-cell>
          <table:table-cell/>
          <table:table-cell office:value-type="string">
            <text:p>https://directory.eoportal.org/web/eoportal/satellite-missions/h/hawkeye</text:p>
          </table:table-cell>
          <table:table-cell office:value-type="string">
            <text:p>https://spaceflightnow.com/2018/12/03/spacex-launches-swarm-of-satellites-re-flies-rocket-for-third-time/</text:p>
          </table:table-cell>
          <table:table-cell office:value-type="string">
            <text:p>https://www.planet4589.org/space/log/satcat.txt</text:p>
          </table:table-cell>
          <table:table-cell table:number-columns-repeated="1013"/>
        </table:table-row>
        <table:table-row table:style-name="ro1">
          <table:table-cell office:value-type="string">
            <text:p>Hawk-C (HawkEye 360 Pathfinder 3)</text:p>
          </table:table-cell>
          <table:table-cell office:value-type="float" office:value="15">
            <text:p>15</text:p>
          </table:table-cell>
          <table:table-cell/>
          <table:table-cell table:style-name="ce17"/>
          <table:table-cell table:style-name="ce25" office:value-type="date" office:date-value="2018-12-03">
            <text:p>03/12/2018</text:p>
          </table:table-cell>
          <table:table-cell/>
          <table:table-cell office:value-type="string">
            <text:p>https://www.he360.com/hawkeye-360-announces-successful-launch-of-first-three-satellites/</text:p>
          </table:table-cell>
          <table:table-cell/>
          <table:table-cell office:value-type="string">
            <text:p>https://directory.eoportal.org/web/eoportal/satellite-missions/h/hawkeye</text:p>
          </table:table-cell>
          <table:table-cell office:value-type="string">
            <text:p>https://spaceflightnow.com/2018/12/03/spacex-launches-swarm-of-satellites-re-flies-rocket-for-third-time/</text:p>
          </table:table-cell>
          <table:table-cell office:value-type="string">
            <text:p>https://www.planet4589.org/space/log/satcat.txt</text:p>
          </table:table-cell>
          <table:table-cell table:number-columns-repeated="1013"/>
        </table:table-row>
        <table:table-row table:style-name="ro1">
          <table:table-cell office:value-type="string">
            <text:p>GHGSat-C1 (Iris)</text:p>
          </table:table-cell>
          <table:table-cell office:value-type="float" office:value="15">
            <text:p>15</text:p>
          </table:table-cell>
          <table:table-cell/>
          <table:table-cell table:style-name="ce17"/>
          <table:table-cell table:style-name="ce25" office:value-type="date" office:date-value="2020-09-02">
            <text:p>02/09/2020</text:p>
          </table:table-cell>
          <table:table-cell/>
          <table:table-cell office:value-type="string">
            <text:p>https://spaceflightnow.com/2020/09/03/vega-rocket-deploys-53-satellites-on-successful-return-to-flight-mission/</text:p>
          </table:table-cell>
          <table:table-cell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office:value-type="string">
            <text:p>Max Valier</text:p>
          </table:table-cell>
          <table:table-cell office:value-type="float" office:value="16">
            <text:p>16</text:p>
          </table:table-cell>
          <table:table-cell/>
          <table:table-cell table:style-name="ce17"/>
          <table:table-cell table:style-name="ce25" office:value-type="date" office:date-value="2017-06-23">
            <text:p>23/06/2017</text:p>
          </table:table-cell>
          <table:table-cell/>
          <table:table-cell office:value-type="string">
            <text:p>https://www.ohb.de/press-releases-details/max-valier-nano-satellite-successfully-launched.html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NorSat-2</text:p>
          </table:table-cell>
          <table:table-cell office:value-type="float" office:value="16">
            <text:p>16</text:p>
          </table:table-cell>
          <table:table-cell/>
          <table:table-cell table:style-name="ce17"/>
          <table:table-cell table:style-name="ce25" office:value-type="date" office:date-value="2017-07-14">
            <text:p>14/07/2017</text:p>
          </table:table-cell>
          <table:table-cell/>
          <table:table-cell office:value-type="string">
            <text:p>https://directory.eoportal.org/web/eoportal/satellite-missions/content/-/article/norsat-1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Jingshi-1 (BNU-1)</text:p>
          </table:table-cell>
          <table:table-cell office:value-type="float" office:value="16">
            <text:p>16</text:p>
          </table:table-cell>
          <table:table-cell/>
          <table:table-cell table:style-name="ce42"/>
          <table:table-cell table:style-name="ce25" office:value-type="date" office:date-value="2019-09-12">
            <text:p>12/09/2019</text:p>
          </table:table-cell>
          <table:table-cell/>
          <table:table-cell office:value-type="string">
            <text:p>https://spaceflightnow.com/2019/09/12/china-launches-earth-observing-satellites-solar-sail-experiment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DoT-1 (Demonstration of Technology 1)</text:p>
          </table:table-cell>
          <table:table-cell office:value-type="float" office:value="17.5">
            <text:p>18</text:p>
          </table:table-cell>
          <table:table-cell/>
          <table:table-cell table:style-name="ce17"/>
          <table:table-cell table:style-name="ce25" office:value-type="date" office:date-value="2019-07-05">
            <text:p>05/07/2019</text:p>
          </table:table-cell>
          <table:table-cell/>
          <table:table-cell office:value-type="string">
            <text:p>https://www.sstl.co.uk/space-portfolio/launched-missions/2010-2020/dot-1-launched-2019</text:p>
          </table:table-cell>
          <table:table-cell table:number-columns-repeated="1017"/>
        </table:table-row>
        <table:table-row table:style-name="ro1">
          <table:table-cell office:value-type="string">
            <text:p>Technosat</text:p>
          </table:table-cell>
          <table:table-cell office:value-type="float" office:value="18">
            <text:p>18</text:p>
          </table:table-cell>
          <table:table-cell/>
          <table:table-cell table:style-name="ce17"/>
          <table:table-cell table:style-name="ce25" office:value-type="date" office:date-value="2017-07-14">
            <text:p>14/07/2017</text:p>
          </table:table-cell>
          <table:table-cell office:value-type="float" office:value="2">
            <text:p>2</text:p>
          </table:table-cell>
          <table:table-cell office:value-type="string">
            <text:p>http://spaceflight101.com/soyuz-kanopus-v-ik/technosat/</text:p>
          </table:table-cell>
          <table:table-cell/>
          <table:table-cell office:value-type="string">
            <text:p>http://ses-americom.com/satellites/tdrs_6.html</text:p>
          </table:table-cell>
          <table:table-cell table:number-columns-repeated="1015"/>
        </table:table-row>
        <table:table-row table:style-name="ro1">
          <table:table-cell office:value-type="string">
            <text:p>ANGELS (Argos Neo on a Generic Economical and Light Satellite)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25" office:value-type="date" office:date-value="2019-12-18">
            <text:p>18/12/2019</text:p>
          </table:table-cell>
          <table:table-cell/>
          <table:table-cell table:style-name="ce44" office:value-type="string">
            <text:p>https://airtable.com/shrafcwXODMMKeRgU/tbldJoOBP5wlNOJQY/viwrecgNj5pECsxOs/recqKyk4xegykqEzk?blocks=hide</text:p>
          </table:table-cell>
          <table:table-cell table:style-name="ce44" office:value-type="string">
            <text:p>https://spaceflightnow.com/2019/12/18/soyuz-launches-italian-radar-satellite-esa-exoplanet-telescope/</text:p>
          </table:table-cell>
          <table:table-cell table:number-columns-repeated="1016"/>
        </table:table-row>
        <table:table-row table:style-name="ro1">
          <table:table-cell office:value-type="string">
            <text:p>Nanosat-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style-name="ce17" office:value-type="float" office:value="20">
            <text:p>20</text:p>
          </table:table-cell>
          <table:table-cell table:style-name="ce25" office:value-type="date" office:date-value="2004-12-18">
            <text:p>18/12/2004</text:p>
          </table:table-cell>
          <table:table-cell/>
          <table:table-cell table:style-name="ce33" table:number-columns-repeated="2"/>
          <table:table-cell office:value-type="string">
            <text:p>http://www.spacenewsfeed.co.uk/2004/19December2004_27.html</text:p>
          </table:table-cell>
          <table:table-cell office:value-type="string">
            <text:p>http://www.satnews.com/stories11/873.htm</text:p>
          </table:table-cell>
          <table:table-cell office:value-type="string">
            <text:p>http://www.lib.cas.cz/knav/space.40/2004/049B.HTM</text:p>
          </table:table-cell>
          <table:table-cell table:number-columns-repeated="1013"/>
        </table:table-row>
        <table:table-row table:style-name="ro1">
          <table:table-cell office:value-type="string">
            <text:p>Nanosat-1B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style-name="ce17" office:value-type="float" office:value="20">
            <text:p>20</text:p>
          </table:table-cell>
          <table:table-cell table:style-name="ce25" office:value-type="date" office:date-value="2009-07-29">
            <text:p>29/07/2009</text:p>
          </table:table-cell>
          <table:table-cell/>
          <table:table-cell table:style-name="ce34" table:number-columns-repeated="2"/>
          <table:table-cell office:value-type="string">
            <text:p>http://nssdc.gsfc.nasa.gov/spacewarn/spx669.html</text:p>
          </table:table-cell>
          <table:table-cell table:number-columns-repeated="1015"/>
        </table:table-row>
        <table:table-row table:style-name="ro1">
          <table:table-cell office:value-type="string">
            <text:p>Naxing 2</text:p>
          </table:table-cell>
          <table:table-cell office:value-type="float" office:value="20">
            <text:p>20</text:p>
          </table:table-cell>
          <table:table-cell/>
          <table:table-cell table:style-name="ce42"/>
          <table:table-cell table:style-name="ce25" office:value-type="date" office:date-value="2015-09-19">
            <text:p>19/09/2015</text:p>
          </table:table-cell>
          <table:table-cell/>
          <table:table-cell office:value-type="string">
            <text:p>http://prehled-druzic.blogspot.com/2015/09/2015-049.html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Tiantuo-3 (Luliang 1)</text:p>
          </table:table-cell>
          <table:table-cell office:value-type="float" office:value="20">
            <text:p>20</text:p>
          </table:table-cell>
          <table:table-cell/>
          <table:table-cell table:style-name="ce42"/>
          <table:table-cell table:style-name="ce25" office:value-type="date" office:date-value="2015-09-19">
            <text:p>19/09/2015</text:p>
          </table:table-cell>
          <table:table-cell/>
          <table:table-cell office:value-type="string">
            <text:p>http://prehled-druzic.blogspot.com/2015/09/2015-049.html</text:p>
          </table:table-cell>
          <table:table-cell table:number-columns-repeated="2"/>
          <table:table-cell office:value-type="string">
            <text:p>http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Pathfinder II (Sirion, Helios)</text:p>
          </table:table-cell>
          <table:table-cell office:value-type="float" office:value="20">
            <text:p>20</text:p>
          </table:table-cell>
          <table:table-cell/>
          <table:table-cell table:style-name="ce17"/>
          <table:table-cell table:style-name="ce25" office:value-type="date" office:date-value="2018-12-03">
            <text:p>03/12/2018</text:p>
          </table:table-cell>
          <table:table-cell/>
          <table:table-cell office:value-type="string">
            <text:p>http://spaceq.ca/helios-wire-and-exactearth-small-satellites-set-for-launch-on-smallsat-express/</text:p>
          </table:table-cell>
          <table:table-cell office:value-type="string">
            <text:p>https://spacenews.com/echostar-fresh-off-helios-wire-acquisition-orders-s-band-smallsats-from-tyvak/</text:p>
          </table:table-cell>
          <table:table-cell office:value-type="string">
            <text:p>https://directory.eoportal.org/web/eoportal/satellite-missions/s/sso-a</text:p>
          </table:table-cell>
          <table:table-cell office:value-type="string">
            <text:p>https://spaceflightnow.com/2018/12/03/spacex-launches-swarm-of-satellites-re-flies-rocket-for-third-time/</text:p>
          </table:table-cell>
          <table:table-cell table:number-columns-repeated="1014"/>
        </table:table-row>
        <table:table-row table:style-name="ro1">
          <table:table-cell office:value-type="string">
            <text:p>El Camino Real (Momentus X1)</text:p>
          </table:table-cell>
          <table:table-cell office:value-type="float" office:value="20">
            <text:p>20</text:p>
          </table:table-cell>
          <table:table-cell table:style-name="ce42" table:number-columns-repeated="2"/>
          <table:table-cell table:style-name="ce25" office:value-type="date" office:date-value="2019-07-05">
            <text:p>05/07/2019</text:p>
          </table:table-cell>
          <table:table-cell/>
          <table:table-cell office:value-type="string">
            <text:p>https://spaceflightnow.com/2019/07/05/soyuz-rocket-and-fregat-upper-stage-deliver-33-satellites-to-three-different-orbits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TDO</text:p>
          </table:table-cell>
          <table:table-cell office:value-type="float" office:value="20">
            <text:p>20</text:p>
          </table:table-cell>
          <table:table-cell/>
          <table:table-cell table:style-name="ce17"/>
          <table:table-cell table:style-name="ce25" office:value-type="date" office:date-value="2019-08-08">
            <text:p>08/08/2019</text:p>
          </table:table-cell>
          <table:table-cell/>
          <table:table-cell office:value-type="string">
            <text:p>https://spaceflightnow.com/2019/08/08/atlas-5-launch-adds-to-u-s-militarys-secure-communications-satellite-network/</text:p>
          </table:table-cell>
          <table:table-cell/>
          <table:table-cell office:value-type="string">
            <text:p>http://nssdc.gsfc.nasa.gov/spacewarn/spx562.html</text:p>
          </table:table-cell>
          <table:table-cell table:number-columns-repeated="1015"/>
        </table:table-row>
        <table:table-row table:style-name="ro1">
          <table:table-cell office:value-type="string">
            <text:p>Palisade</text:p>
          </table:table-cell>
          <table:table-cell office:value-type="float" office:value="20">
            <text:p>20</text:p>
          </table:table-cell>
          <table:table-cell/>
          <table:table-cell table:style-name="ce42"/>
          <table:table-cell table:style-name="ce25" office:value-type="date" office:date-value="2019-10-17">
            <text:p>17/10/2019</text:p>
          </table:table-cell>
          <table:table-cell/>
          <table:table-cell office:value-type="string">
            <text:p>https://spaceflightnow.com/2019/10/17/rocket-lab-delivers-on-dedicated-launch-for-astro-digital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Yuanguang 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25" office:value-type="date" office:date-value="2020-12-22">
            <text:p>22/12/2020</text:p>
          </table:table-cell>
          <table:table-cell/>
          <table:table-cell office:value-type="string">
            <text:p>https://spacenews.com/china-launches-first-long-march-8-from-wenchang-spaceport/</text:p>
          </table:table-cell>
          <table:table-cell table:number-columns-repeated="1017"/>
        </table:table-row>
        <table:table-row table:style-name="ro1">
          <table:table-cell office:value-type="string">
            <text:p>1HOPSAT-TD (1st-generation High Optical Performance Satellite)</text:p>
          </table:table-cell>
          <table:table-cell table:style-name="ce42" office:value-type="float" office:value="22">
            <text:p>22</text:p>
          </table:table-cell>
          <table:table-cell table:style-name="ce4"/>
          <table:table-cell table:style-name="ce11"/>
          <table:table-cell table:style-name="ce25" office:value-type="date" office:date-value="2019-12-11">
            <text:p>11/12/2019</text:p>
          </table:table-cell>
          <table:table-cell office:value-type="float" office:value="0.5">
            <text:p>0.5</text:p>
          </table:table-cell>
          <table:table-cell table:style-name="ce44" office:value-type="string">
            <text:p>https://spaceflightnow.com/2019/12/11/indias-50th-pslv-lifts-off-with-satellites-from-five-nations/</text:p>
          </table:table-cell>
          <table:table-cell table:style-name="ce44" office:value-type="string">
            <text:p>https://www.herasys.com/</text:p>
          </table:table-cell>
          <table:table-cell table:style-name="ce11" table:number-columns-repeated="5"/>
          <table:table-cell table:number-columns-repeated="1011"/>
        </table:table-row>
        <table:table-row table:style-name="ro1">
          <table:table-cell office:value-type="string">
            <text:p>Ten-Koh</text:p>
          </table:table-cell>
          <table:table-cell office:value-type="float" office:value="23">
            <text:p>23</text:p>
          </table:table-cell>
          <table:table-cell/>
          <table:table-cell table:style-name="ce17"/>
          <table:table-cell table:style-name="ce25" office:value-type="date" office:date-value="2018-10-29">
            <text:p>29/10/2018</text:p>
          </table:table-cell>
          <table:table-cell office:value-type="float" office:value="1">
            <text:p>1</text:p>
          </table:table-cell>
          <table:table-cell table:style-name="ce43" office:value-type="string">
            <text:p>https://spaceflightnow.com/2018/10/29/japan-launches-satellite-to-study-human-causes-of-climate-change/</text:p>
          </table:table-cell>
          <table:table-cell table:style-name="ce43"/>
          <table:table-cell office:value-type="string">
            <text:p>http://www.planet4589.org/space/log/geo.log</text:p>
          </table:table-cell>
          <table:table-cell table:number-columns-repeated="1015"/>
        </table:table-row>
        <table:table-row table:style-name="ro1">
          <table:table-cell office:value-type="string">
            <text:p>Aurora  (Tabletsat-2U-EO)</text:p>
          </table:table-cell>
          <table:table-cell office:value-type="float" office:value="25">
            <text:p>25</text:p>
          </table:table-cell>
          <table:table-cell/>
          <table:table-cell table:style-name="ce42"/>
          <table:table-cell table:style-name="ce25" office:value-type="date" office:date-value="2014-06-19">
            <text:p>19/06/2014</text:p>
          </table:table-cell>
          <table:table-cell office:value-type="float" office:value="1">
            <text:p>1</text:p>
          </table:table-cell>
          <table:table-cell office:value-type="string">
            <text:p>http://www.nasaspaceflight.com/2014/06/russian-dnepr-rocket-record-launch-37-satellites/</text:p>
          </table:table-cell>
          <table:table-cell/>
          <table:table-cell office:value-type="string">
            <text:p>http://www.spaceref.com/news/viewpr.html?pid=43438</text:p>
          </table:table-cell>
          <table:table-cell table:number-columns-repeated="1015"/>
        </table:table-row>
        <table:table-row table:style-name="ro1">
          <table:table-cell office:value-type="string">
            <text:p>Bugsat-1 (Tita)</text:p>
          </table:table-cell>
          <table:table-cell office:value-type="float" office:value="25">
            <text:p>25</text:p>
          </table:table-cell>
          <table:table-cell/>
          <table:table-cell table:style-name="ce17"/>
          <table:table-cell table:style-name="ce25" office:value-type="date" office:date-value="2014-06-19">
            <text:p>19/06/2014</text:p>
          </table:table-cell>
          <table:table-cell/>
          <table:table-cell office:value-type="string">
            <text:p>http://www.machtres.com/lang1/bugsat1.html</text:p>
          </table:table-cell>
          <table:table-cell table:number-columns-repeated="2"/>
          <table:table-cell office:value-type="string">
            <text:p>http://www.dk3wn.info/sat/afu/sat_bugsat.shtml</text:p>
          </table:table-cell>
          <table:table-cell table:number-columns-repeated="1014"/>
        </table:table-row>
        <table:table-row table:style-name="ro1">
          <table:table-cell office:value-type="string">
            <text:p>XW-2A (CAS-3A)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25" office:value-type="date" office:date-value="2015-09-19">
            <text:p>19/09/2015</text:p>
          </table:table-cell>
          <table:table-cell/>
          <table:table-cell office:value-type="string">
            <text:p>http://www.arrl.org/files/media/News/XW-2CAS-3%20Sats.pdf</text:p>
          </table:table-cell>
          <table:table-cell/>
          <table:table-cell office:value-type="string">
            <text:p>http://prehled-druzic.blogspot.cz/2016/11/2016-066.html#yA</text:p>
          </table:table-cell>
          <table:table-cell table:number-columns-repeated="1015"/>
        </table:table-row>
        <table:table-row table:style-name="ro1">
          <table:table-cell office:value-type="string">
            <text:p>Tangguo Guan (Candy Can)</text:p>
          </table:table-cell>
          <table:table-cell office:value-type="float" office:value="25">
            <text:p>25</text:p>
          </table:table-cell>
          <table:table-cell/>
          <table:table-cell table:style-name="ce17"/>
          <table:table-cell table:style-name="ce25" office:value-type="date" office:date-value="2018-10-24">
            <text:p>24/10/2018</text:p>
          </table:table-cell>
          <table:table-cell/>
          <table:table-cell office:value-type="string">
            <text:p>https://www.seradata.com/china-launches-hai-yang-2b-ocean-monitoring-satellite/</text:p>
          </table:table-cell>
          <table:table-cell/>
          <table:table-cell table:style-name="ce37" office:value-type="string">
            <text:p><text:a xlink:href="http://www.planet4589.org/space/jsr/back/news.636">http://www.lib.cas.cz/www/space.40/2006/033B.HTM</text:a></text:p>
          </table:table-cell>
          <table:table-cell table:number-columns-repeated="1015"/>
        </table:table-row>
        <table:table-row table:style-name="ro1">
          <table:table-cell office:value-type="string">
            <text:p>SeeMe (Space Enabled Effects for Military Engagements satellite)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25" office:value-type="date" office:date-value="2018-12-03">
            <text:p>03/12/2018</text:p>
          </table:table-cell>
          <table:table-cell/>
          <table:table-cell office:value-type="string">
            <text:p>https://www.prnewswire.com/news-releases/raytheon-delivers-first-seeme-satellite-to-darpa-300723635.html</text:p>
          </table:table-cell>
          <table:table-cell/>
          <table:table-cell office:value-type="string">
            <text:p>https://www.raytheon.com/news/feature/small_satellites</text:p>
          </table:table-cell>
          <table:table-cell office:value-type="string">
            <text:p>https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DX-1 (Dauria Experimental 1)</text:p>
          </table:table-cell>
          <table:table-cell office:value-type="float" office:value="27">
            <text:p>27</text:p>
          </table:table-cell>
          <table:table-cell/>
          <table:table-cell table:style-name="ce42"/>
          <table:table-cell table:style-name="ce25" office:value-type="date" office:date-value="2014-07-08">
            <text:p>08/07/2014</text:p>
          </table:table-cell>
          <table:table-cell/>
          <table:table-cell office:value-type="string">
            <text:p>http://spacenews.com/article/features/39609spotlight-dauria-aerospace</text:p>
          </table:table-cell>
          <table:table-cell/>
          <table:table-cell office:value-type="string">
            <text:p>http://dauriaspace.com/News</text:p>
          </table:table-cell>
          <table:table-cell office:value-type="string">
            <text:p>http://space50.kosmo.cz/objekt.php?mot=2014-037c&amp;jazyk=pp_cz</text:p>
          </table:table-cell>
          <table:table-cell table:number-columns-repeated="1014"/>
        </table:table-row>
        <table:table-row table:style-name="ro1">
          <table:table-cell office:value-type="string">
            <text:p>Tianzhi-1</text:p>
          </table:table-cell>
          <table:table-cell office:value-type="float" office:value="27">
            <text:p>27</text:p>
          </table:table-cell>
          <table:table-cell/>
          <table:table-cell table:style-name="ce42"/>
          <table:table-cell table:style-name="ce25" office:value-type="date" office:date-value="2018-11-19">
            <text:p>19/11/2018</text:p>
          </table:table-cell>
          <table:table-cell/>
          <table:table-cell office:value-type="string">
            <text:p>https://gbtimes.com/chinas-34th-launch-of-2018-places-five-satellites-in-orbit?cat=business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CYGNSS FM01 (Cyclone Global Navigation Satellite System)</text:p>
          </table:table-cell>
          <table:table-cell office:value-type="float" office:value="29">
            <text:p>29</text:p>
          </table:table-cell>
          <table:table-cell/>
          <table:table-cell table:style-name="ce17"/>
          <table:table-cell table:style-name="ce25" office:value-type="date" office:date-value="2016-12-15">
            <text:p>15/12/2016</text:p>
          </table:table-cell>
          <table:table-cell/>
          <table:table-cell office:value-type="string">
            <text:p>http://spaceflightnow.com/2016/12/15/flock-of-microsats-launched-to-measure-winds-inside-hurricanes/</text:p>
          </table:table-cell>
          <table:table-cell/>
          <table:table-cell office:value-type="string">
            <text:p>http://clasp-research.engin.umich.edu/missions/cygnss/docs/cygnss-fs-121616.pdf</text:p>
          </table:table-cell>
          <table:table-cell office:value-type="string">
            <text:p>http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CYGNSS FM02 (Cyclone Global Navigation Satellite System)</text:p>
          </table:table-cell>
          <table:table-cell office:value-type="float" office:value="29">
            <text:p>29</text:p>
          </table:table-cell>
          <table:table-cell/>
          <table:table-cell table:style-name="ce17"/>
          <table:table-cell table:style-name="ce25" office:value-type="date" office:date-value="2016-12-15">
            <text:p>15/12/2016</text:p>
          </table:table-cell>
          <table:table-cell/>
          <table:table-cell office:value-type="string">
            <text:p>http://spaceflightnow.com/2016/12/15/flock-of-microsats-launched-to-measure-winds-inside-hurricanes/</text:p>
          </table:table-cell>
          <table:table-cell/>
          <table:table-cell office:value-type="string">
            <text:p>http://clasp-research.engin.umich.edu/missions/cygnss/docs/cygnss-fs-121616.pdf</text:p>
          </table:table-cell>
          <table:table-cell office:value-type="string">
            <text:p>http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CYGNSS FM03 (Cyclone Global Navigation Satellite System)</text:p>
          </table:table-cell>
          <table:table-cell office:value-type="float" office:value="29">
            <text:p>29</text:p>
          </table:table-cell>
          <table:table-cell/>
          <table:table-cell table:style-name="ce17"/>
          <table:table-cell table:style-name="ce25" office:value-type="date" office:date-value="2016-12-15">
            <text:p>15/12/2016</text:p>
          </table:table-cell>
          <table:table-cell/>
          <table:table-cell office:value-type="string">
            <text:p>http://spaceflightnow.com/2016/12/15/flock-of-microsats-launched-to-measure-winds-inside-hurricanes/</text:p>
          </table:table-cell>
          <table:table-cell/>
          <table:table-cell office:value-type="string">
            <text:p>http://clasp-research.engin.umich.edu/missions/cygnss/docs/cygnss-fs-121616.pdf</text:p>
          </table:table-cell>
          <table:table-cell office:value-type="string">
            <text:p>http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CYGNSS FM04 (Cyclone Global Navigation Satellite System)</text:p>
          </table:table-cell>
          <table:table-cell office:value-type="float" office:value="29">
            <text:p>29</text:p>
          </table:table-cell>
          <table:table-cell/>
          <table:table-cell table:style-name="ce17"/>
          <table:table-cell table:style-name="ce25" office:value-type="date" office:date-value="2016-12-15">
            <text:p>15/12/2016</text:p>
          </table:table-cell>
          <table:table-cell/>
          <table:table-cell office:value-type="string">
            <text:p>http://spaceflightnow.com/2016/12/15/flock-of-microsats-launched-to-measure-winds-inside-hurricanes/</text:p>
          </table:table-cell>
          <table:table-cell/>
          <table:table-cell office:value-type="string">
            <text:p>http://clasp-research.engin.umich.edu/missions/cygnss/docs/cygnss-fs-121616.pdf</text:p>
          </table:table-cell>
          <table:table-cell office:value-type="string">
            <text:p>http://www.planet4589.org/space/log/satcat.txt</text:p>
          </table:table-cell>
          <table:table-cell table:number-columns-repeated="1014"/>
        </table:table-row>
        <table:table-row table:style-name="ro1">
          <table:table-cell table:style-name="ce40" office:value-type="string">
            <text:p>CYGNSS FM05 (Cyclone Global Navigation Satellite System)</text:p>
          </table:table-cell>
          <table:table-cell office:value-type="float" office:value="29">
            <text:p>29</text:p>
          </table:table-cell>
          <table:table-cell/>
          <table:table-cell table:style-name="ce17"/>
          <table:table-cell table:style-name="ce25" office:value-type="date" office:date-value="2016-12-15">
            <text:p>15/12/2016</text:p>
          </table:table-cell>
          <table:table-cell/>
          <table:table-cell office:value-type="string">
            <text:p>http://spaceflightnow.com/2016/12/15/flock-of-microsats-launched-to-measure-winds-inside-hurricanes/</text:p>
          </table:table-cell>
          <table:table-cell/>
          <table:table-cell office:value-type="string">
            <text:p>http://clasp-research.engin.umich.edu/missions/cygnss/docs/cygnss-fs-121616.pdf</text:p>
          </table:table-cell>
          <table:table-cell office:value-type="string">
            <text:p>http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CYGNSS FM06 (Cyclone Global Navigation Satellite System)</text:p>
          </table:table-cell>
          <table:table-cell office:value-type="float" office:value="29">
            <text:p>29</text:p>
          </table:table-cell>
          <table:table-cell/>
          <table:table-cell table:style-name="ce17"/>
          <table:table-cell table:style-name="ce25" office:value-type="date" office:date-value="2016-12-15">
            <text:p>15/12/2016</text:p>
          </table:table-cell>
          <table:table-cell/>
          <table:table-cell office:value-type="string">
            <text:p>http://spaceflightnow.com/2016/12/15/flock-of-microsats-launched-to-measure-winds-inside-hurricanes/</text:p>
          </table:table-cell>
          <table:table-cell/>
          <table:table-cell office:value-type="string">
            <text:p>http://clasp-research.engin.umich.edu/missions/cygnss/docs/cygnss-fs-121616.pdf</text:p>
          </table:table-cell>
          <table:table-cell office:value-type="string">
            <text:p>http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CYGNSS FM07 (Cyclone Global Navigation Satellite System)</text:p>
          </table:table-cell>
          <table:table-cell office:value-type="float" office:value="29">
            <text:p>29</text:p>
          </table:table-cell>
          <table:table-cell/>
          <table:table-cell table:style-name="ce17"/>
          <table:table-cell table:style-name="ce25" office:value-type="date" office:date-value="2016-12-15">
            <text:p>15/12/2016</text:p>
          </table:table-cell>
          <table:table-cell/>
          <table:table-cell office:value-type="string">
            <text:p>http://spaceflightnow.com/2016/12/15/flock-of-microsats-launched-to-measure-winds-inside-hurricanes/</text:p>
          </table:table-cell>
          <table:table-cell/>
          <table:table-cell office:value-type="string">
            <text:p>http://clasp-research.engin.umich.edu/missions/cygnss/docs/cygnss-fs-121616.pdf</text:p>
          </table:table-cell>
          <table:table-cell office:value-type="string">
            <text:p>http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CYGNSS FM08 (Cyclone Global Navigation Satellite System)</text:p>
          </table:table-cell>
          <table:table-cell office:value-type="float" office:value="29">
            <text:p>29</text:p>
          </table:table-cell>
          <table:table-cell/>
          <table:table-cell table:style-name="ce17"/>
          <table:table-cell table:style-name="ce25" office:value-type="date" office:date-value="2016-12-15">
            <text:p>15/12/2016</text:p>
          </table:table-cell>
          <table:table-cell/>
          <table:table-cell office:value-type="string">
            <text:p>http://spaceflightnow.com/2016/12/15/flock-of-microsats-launched-to-measure-winds-inside-hurricanes/</text:p>
          </table:table-cell>
          <table:table-cell/>
          <table:table-cell office:value-type="string">
            <text:p>http://clasp-research.engin.umich.edu/missions/cygnss/docs/cygnss-fs-121616.pdf</text:p>
          </table:table-cell>
          <table:table-cell office:value-type="string">
            <text:p>http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NorSat-1</text:p>
          </table:table-cell>
          <table:table-cell office:value-type="float" office:value="30">
            <text:p>30</text:p>
          </table:table-cell>
          <table:table-cell/>
          <table:table-cell table:style-name="ce17" office:value-type="float" office:value="40">
            <text:p>40</text:p>
          </table:table-cell>
          <table:table-cell table:style-name="ce25" office:value-type="date" office:date-value="2017-07-14">
            <text:p>14/07/2017</text:p>
          </table:table-cell>
          <table:table-cell/>
          <table:table-cell office:value-type="string">
            <text:p>https://directory.eoportal.org/web/eoportal/satellite-missions/content/-/article/norsat-1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GNOMES-1 (GNSS Navigation and Occultation Measurement Satellites) </text:p>
          </table:table-cell>
          <table:table-cell office:value-type="float" office:value="30">
            <text:p>30</text:p>
          </table:table-cell>
          <table:table-cell/>
          <table:table-cell table:style-name="ce42"/>
          <table:table-cell table:style-name="ce25" office:value-type="date" office:date-value="2020-08-30">
            <text:p>30/08/2020</text:p>
          </table:table-cell>
          <table:table-cell/>
          <table:table-cell table:style-name="ce44" office:value-type="string">
            <text:p>https://directory.eoportal.org/web/eoportal/satellite-missions/g/gnomes</text:p>
          </table:table-cell>
          <table:table-cell table:style-name="ce44" office:value-type="string">
            <text:p>https://spaceflightnow.com/2020/08/31/spacex-launches-first-polar-orbit-mission-from-florida-in-decades/</text:p>
          </table:table-cell>
          <table:table-cell table:style-name="ce44" office:value-type="string">
            <text:p>https://planet4589.org/space/gcat/data/cat/satcat.html</text:p>
          </table:table-cell>
          <table:table-cell table:number-columns-repeated="1015"/>
        </table:table-row>
        <table:table-row table:style-name="ro1">
          <table:table-cell office:value-type="string">
            <text:p>Saudisat-2 </text:p>
          </table:table-cell>
          <table:table-cell table:number-columns-repeated="2" office:value-type="float" office:value="35">
            <text:p>35</text:p>
          </table:table-cell>
          <table:table-cell/>
          <table:table-cell table:style-name="ce25" office:value-type="date" office:date-value="2004-06-29">
            <text:p>29/06/2004</text:p>
          </table:table-cell>
          <table:table-cell/>
          <table:table-cell office:value-type="string">
            <text:p>http://www.kacst.edu.sa/en/institutes/sri/index.asp</text:p>
          </table:table-cell>
          <table:table-cell/>
          <table:table-cell office:value-type="string">
            <text:p>http://nssdc.gsfc.nasa.gov/spacewarn/spx608.html</text:p>
          </table:table-cell>
          <table:table-cell office:value-type="string">
            <text:p>http://www.spacenewsfeed.co.uk/2004/4July2004_11.html</text:p>
          </table:table-cell>
          <table:table-cell office:value-type="string">
            <text:p>http://perso.wanadoo.fr/eurospace/espdatabase/</text:p>
          </table:table-cell>
          <table:table-cell table:number-columns-repeated="1013"/>
        </table:table-row>
        <table:table-row table:style-name="ro1">
          <table:table-cell office:value-type="string">
            <text:p>ÑuSat-1 (Fresco)</text:p>
          </table:table-cell>
          <table:table-cell office:value-type="float" office:value="35">
            <text:p>35</text:p>
          </table:table-cell>
          <table:table-cell/>
          <table:table-cell table:style-name="ce17"/>
          <table:table-cell table:style-name="ce25" office:value-type="date" office:date-value="2016-05-29">
            <text:p>29/05/2016</text:p>
          </table:table-cell>
          <table:table-cell/>
          <table:table-cell office:value-type="string">
            <text:p>http://spaceflightnow.com/2016/05/31/long-march-4b-lofts-earth-viewing-satellites-for-china-argentina/</text:p>
          </table:table-cell>
          <table:table-cell/>
          <table:table-cell office:value-type="string">
            <text:p>http://space50.org/objekt.php?mot=2016-033B&amp;jazyk=pp_en</text:p>
          </table:table-cell>
          <table:table-cell table:number-columns-repeated="1015"/>
        </table:table-row>
        <table:table-row table:style-name="ro1">
          <table:table-cell office:value-type="string">
            <text:p>ÑuSat-2 (Batata)</text:p>
          </table:table-cell>
          <table:table-cell office:value-type="float" office:value="35">
            <text:p>35</text:p>
          </table:table-cell>
          <table:table-cell/>
          <table:table-cell table:style-name="ce17"/>
          <table:table-cell table:style-name="ce25" office:value-type="date" office:date-value="2016-05-29">
            <text:p>29/05/2016</text:p>
          </table:table-cell>
          <table:table-cell/>
          <table:table-cell office:value-type="string">
            <text:p>http://spaceflightnow.com/2016/05/31/long-march-4b-lofts-earth-viewing-satellites-for-china-argentina/</text:p>
          </table:table-cell>
          <table:table-cell/>
          <table:table-cell table:style-name="ce46" office:value-type="string">
            <text:p><text:a xlink:href="http://space50.org/objekt.php?mot=2016-033C&amp;jazyk=pp_en">http://space50.org/objekt.php?mot=2016-033C&amp;jazyk=pp_en</text:a></text:p>
          </table:table-cell>
          <table:table-cell table:number-columns-repeated="1015"/>
        </table:table-row>
        <table:table-row table:style-name="ro1">
          <table:table-cell office:value-type="string">
            <text:p>ÑuSat-3 (Milanesat)</text:p>
          </table:table-cell>
          <table:table-cell office:value-type="float" office:value="35">
            <text:p>35</text:p>
          </table:table-cell>
          <table:table-cell/>
          <table:table-cell table:style-name="ce17"/>
          <table:table-cell table:style-name="ce25" office:value-type="date" office:date-value="2017-06-15">
            <text:p>15/06/2017</text:p>
          </table:table-cell>
          <table:table-cell/>
          <table:table-cell office:value-type="string">
            <text:p>http://spaceflight101.com/long-march-4b-launches-hxmt-space-telescope/</text:p>
          </table:table-cell>
          <table:table-cell/>
          <table:table-cell table:style-name="ce47"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ÑuSat-4 (Ada)</text:p>
          </table:table-cell>
          <table:table-cell office:value-type="float" office:value="35">
            <text:p>35</text:p>
          </table:table-cell>
          <table:table-cell/>
          <table:table-cell table:style-name="ce17"/>
          <table:table-cell table:style-name="ce25" office:value-type="date" office:date-value="2018-02-02">
            <text:p>02/02/2018</text:p>
          </table:table-cell>
          <table:table-cell/>
          <table:table-cell office:value-type="string">
            <text:p>https://spaceflightnow.com/2018/02/02/china-lofts-earthquake-research-craft-with-cluster-of-smaller-satellites/</text:p>
          </table:table-cell>
          <table:table-cell/>
          <table:table-cell table:style-name="ce46"/>
          <table:table-cell table:number-columns-repeated="1015"/>
        </table:table-row>
        <table:table-row table:style-name="ro1">
          <table:table-cell office:value-type="string">
            <text:p>ÑuSat-5 (Maryam)</text:p>
          </table:table-cell>
          <table:table-cell office:value-type="float" office:value="35">
            <text:p>35</text:p>
          </table:table-cell>
          <table:table-cell/>
          <table:table-cell table:style-name="ce17"/>
          <table:table-cell table:style-name="ce25" office:value-type="date" office:date-value="2018-02-02">
            <text:p>02/02/2018</text:p>
          </table:table-cell>
          <table:table-cell/>
          <table:table-cell office:value-type="string">
            <text:p>https://spaceflightnow.com/2018/02/02/china-lofts-earthquake-research-craft-with-cluster-of-smaller-satellites/</text:p>
          </table:table-cell>
          <table:table-cell/>
          <table:table-cell table:style-name="ce46"/>
          <table:table-cell table:number-columns-repeated="1015"/>
        </table:table-row>
        <table:table-row table:style-name="ro1">
          <table:table-cell office:value-type="string">
            <text:p>ÑuSat-6 (Hypatia)</text:p>
          </table:table-cell>
          <table:table-cell office:value-type="float" office:value="35">
            <text:p>35</text:p>
          </table:table-cell>
          <table:table-cell/>
          <table:table-cell table:style-name="ce17"/>
          <table:table-cell table:style-name="ce25" office:value-type="date" office:date-value="2020-09-02">
            <text:p>02/09/2020</text:p>
          </table:table-cell>
          <table:table-cell/>
          <table:table-cell office:value-type="string">
            <text:p>https://spaceflightnow.com/2020/09/03/vega-rocket-deploys-53-satellites-on-successful-return-to-flight-mission/</text:p>
          </table:table-cell>
          <table:table-cell office:value-type="string">
            <text:p>https://planet4589.org/space/gcat/data/cat/satcat.html</text:p>
          </table:table-cell>
          <table:table-cell table:style-name="ce46"/>
          <table:table-cell table:number-columns-repeated="1015"/>
        </table:table-row>
        <table:table-row table:style-name="ro1">
          <table:table-cell office:value-type="string">
            <text:p>CE-SAT-2B (Canon Electric Satellite 2B)</text:p>
          </table:table-cell>
          <table:table-cell office:value-type="float" office:value="36">
            <text:p>36</text:p>
          </table:table-cell>
          <table:table-cell/>
          <table:table-cell table:style-name="ce42"/>
          <table:table-cell table:style-name="ce25" office:value-type="date" office:date-value="2020-10-28">
            <text:p>28/10/2020</text:p>
          </table:table-cell>
          <table:table-cell office:value-type="float" office:value="2">
            <text:p>2</text:p>
          </table:table-cell>
          <table:table-cell office:value-type="string">
            <text:p>https://spaceflightnow.com/2020/10/28/rocket-lab-successfully-launches-satellites-for-planet-and-canon/</text:p>
          </table:table-cell>
          <table:table-cell office:value-type="string">
            <text:p>https://planet4589.org/space/gcat/data/cat/satcat.html</text:p>
          </table:table-cell>
          <table:table-cell table:style-name="ce45"/>
          <table:table-cell table:number-columns-repeated="1015"/>
        </table:table-row>
        <table:table-row table:style-name="ro1">
          <table:table-cell office:value-type="string">
            <text:p>Capella-1 (Denali)</text:p>
          </table:table-cell>
          <table:table-cell office:value-type="float" office:value="37">
            <text:p>37</text:p>
          </table:table-cell>
          <table:table-cell/>
          <table:table-cell table:style-name="ce42"/>
          <table:table-cell table:style-name="ce25" office:value-type="date" office:date-value="2018-12-03">
            <text:p>03/12/2018</text:p>
          </table:table-cell>
          <table:table-cell/>
          <table:table-cell table:style-name="ce39" office:value-type="string">
            <text:p>https://www.capellaspace.com/technology/</text:p>
          </table:table-cell>
          <table:table-cell table:style-name="ce39"/>
          <table:table-cell office:value-type="string">
            <text:p>https://directory.eoportal.org/web/eoportal/satellite-missions/s/sso-a</text:p>
          </table:table-cell>
          <table:table-cell office:value-type="string">
            <text:p>https://spaceflightnow.com/2018/12/03/spacex-launches-swarm-of-satellites-re-flies-rocket-for-third-time/</text:p>
          </table:table-cell>
          <table:table-cell office:value-type="string">
            <text:p>https://www.planet4589.org/space/log/satcat.txt</text:p>
          </table:table-cell>
          <table:table-cell table:number-columns-repeated="1013"/>
        </table:table-row>
        <table:table-row table:style-name="ro1">
          <table:table-cell office:value-type="string">
            <text:p>BDSAGR-1</text:p>
          </table:table-cell>
          <table:table-cell office:value-type="float" office:value="40">
            <text:p>40</text:p>
          </table:table-cell>
          <table:table-cell/>
          <table:table-cell table:style-name="ce42"/>
          <table:table-cell table:style-name="ce25" office:value-type="date" office:date-value="2019-12-21">
            <text:p>21/12/2019</text:p>
          </table:table-cell>
          <table:table-cell office:value-type="float" office:value="3">
            <text:p>3</text:p>
          </table:table-cell>
          <table:table-cell table:style-name="ce44" office:value-type="string">
            <text:p>https://www.chinadaily.com.cn/a/201912/20/WS5dfc90eca310cf3e3557fa3f.html</text:p>
          </table:table-cell>
          <table:table-cell table:style-name="ce44" office:value-type="string">
            <text:p>https://spaceflightnow.com/2019/12/21/china-launches-environmental-satellite-built-in-cooperation-with-brazil/</text:p>
          </table:table-cell>
          <table:table-cell table:number-columns-repeated="1016"/>
        </table:table-row>
        <table:table-row table:style-name="ro1">
          <table:table-cell table:style-name="ce40" office:value-type="string">
            <text:p>Jilin-1 Gaofen 03B-01 </text:p>
          </table:table-cell>
          <table:table-cell office:value-type="float" office:value="40">
            <text:p>40</text:p>
          </table:table-cell>
          <table:table-cell/>
          <table:table-cell table:style-name="ce42"/>
          <table:table-cell table:style-name="ce25" office:value-type="date" office:date-value="2020-09-14">
            <text:p>14/09/2020</text:p>
          </table:table-cell>
          <table:table-cell/>
          <table:table-cell table:style-name="ce44" office:value-type="string">
            <text:p>https://spaceflightnow.com/2020/09/17/china-successfully-launches-satellites-from-ocean-going-platform/</text:p>
          </table:table-cell>
          <table:table-cell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table:style-name="ce40" office:value-type="string">
            <text:p>Jilin-1 Gaofen 03B-02 </text:p>
          </table:table-cell>
          <table:table-cell office:value-type="float" office:value="40">
            <text:p>40</text:p>
          </table:table-cell>
          <table:table-cell/>
          <table:table-cell table:style-name="ce42"/>
          <table:table-cell table:style-name="ce25" office:value-type="date" office:date-value="2020-09-14">
            <text:p>14/09/2020</text:p>
          </table:table-cell>
          <table:table-cell/>
          <table:table-cell table:style-name="ce44" office:value-type="string">
            <text:p>https://spaceflightnow.com/2020/09/17/china-successfully-launches-satellites-from-ocean-going-platform/</text:p>
          </table:table-cell>
          <table:table-cell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table:style-name="ce40" office:value-type="string">
            <text:p>Jilin-1 Gaofen 03B-03 </text:p>
          </table:table-cell>
          <table:table-cell office:value-type="float" office:value="40">
            <text:p>40</text:p>
          </table:table-cell>
          <table:table-cell/>
          <table:table-cell table:style-name="ce42"/>
          <table:table-cell table:style-name="ce25" office:value-type="date" office:date-value="2020-09-14">
            <text:p>14/09/2020</text:p>
          </table:table-cell>
          <table:table-cell/>
          <table:table-cell table:style-name="ce44" office:value-type="string">
            <text:p>https://spaceflightnow.com/2020/09/17/china-successfully-launches-satellites-from-ocean-going-platform/</text:p>
          </table:table-cell>
          <table:table-cell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table:style-name="ce40" office:value-type="string">
            <text:p>Jilin-1 Gaofen 03B-04 </text:p>
          </table:table-cell>
          <table:table-cell office:value-type="float" office:value="40">
            <text:p>40</text:p>
          </table:table-cell>
          <table:table-cell/>
          <table:table-cell table:style-name="ce42"/>
          <table:table-cell table:style-name="ce25" office:value-type="date" office:date-value="2020-09-14">
            <text:p>14/09/2020</text:p>
          </table:table-cell>
          <table:table-cell/>
          <table:table-cell table:style-name="ce44" office:value-type="string">
            <text:p>https://spaceflightnow.com/2020/09/17/china-successfully-launches-satellites-from-ocean-going-platform/</text:p>
          </table:table-cell>
          <table:table-cell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table:style-name="ce40" office:value-type="string">
            <text:p>Jilin-1 Gaofen 03B-05 </text:p>
          </table:table-cell>
          <table:table-cell office:value-type="float" office:value="40">
            <text:p>40</text:p>
          </table:table-cell>
          <table:table-cell/>
          <table:table-cell table:style-name="ce42"/>
          <table:table-cell table:style-name="ce25" office:value-type="date" office:date-value="2020-09-14">
            <text:p>14/09/2020</text:p>
          </table:table-cell>
          <table:table-cell/>
          <table:table-cell table:style-name="ce44" office:value-type="string">
            <text:p>https://spaceflightnow.com/2020/09/17/china-successfully-launches-satellites-from-ocean-going-platform/</text:p>
          </table:table-cell>
          <table:table-cell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table:style-name="ce40" office:value-type="string">
            <text:p>Jilin-1 Gaofen 03B-06 </text:p>
          </table:table-cell>
          <table:table-cell office:value-type="float" office:value="40">
            <text:p>40</text:p>
          </table:table-cell>
          <table:table-cell/>
          <table:table-cell table:style-name="ce42"/>
          <table:table-cell table:style-name="ce25" office:value-type="date" office:date-value="2020-09-14">
            <text:p>14/09/2020</text:p>
          </table:table-cell>
          <table:table-cell/>
          <table:table-cell table:style-name="ce44" office:value-type="string">
            <text:p>https://spaceflightnow.com/2020/09/17/china-successfully-launches-satellites-from-ocean-going-platform/</text:p>
          </table:table-cell>
          <table:table-cell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table:style-name="ce40" office:value-type="string">
            <text:p>Jilin-1 Gaofen 03C-01 </text:p>
          </table:table-cell>
          <table:table-cell office:value-type="float" office:value="40">
            <text:p>40</text:p>
          </table:table-cell>
          <table:table-cell/>
          <table:table-cell table:style-name="ce42"/>
          <table:table-cell table:style-name="ce25" office:value-type="date" office:date-value="2020-09-14">
            <text:p>14/09/2020</text:p>
          </table:table-cell>
          <table:table-cell/>
          <table:table-cell table:style-name="ce44" office:value-type="string">
            <text:p>https://spaceflightnow.com/2020/09/17/china-successfully-launches-satellites-from-ocean-going-platform/</text:p>
          </table:table-cell>
          <table:table-cell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table:style-name="ce40" office:value-type="string">
            <text:p>Jilin-1 Gaofen 03C-02 </text:p>
          </table:table-cell>
          <table:table-cell office:value-type="float" office:value="40">
            <text:p>40</text:p>
          </table:table-cell>
          <table:table-cell/>
          <table:table-cell table:style-name="ce42"/>
          <table:table-cell table:style-name="ce25" office:value-type="date" office:date-value="2020-09-14">
            <text:p>14/09/2020</text:p>
          </table:table-cell>
          <table:table-cell/>
          <table:table-cell table:style-name="ce44" office:value-type="string">
            <text:p>https://spaceflightnow.com/2020/09/17/china-successfully-launches-satellites-from-ocean-going-platform/</text:p>
          </table:table-cell>
          <table:table-cell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table:style-name="ce40" office:value-type="string">
            <text:p>Jilin-1 Gaofen 03C-03 </text:p>
          </table:table-cell>
          <table:table-cell office:value-type="float" office:value="40">
            <text:p>40</text:p>
          </table:table-cell>
          <table:table-cell/>
          <table:table-cell table:style-name="ce42"/>
          <table:table-cell table:style-name="ce25" office:value-type="date" office:date-value="2020-09-14">
            <text:p>14/09/2020</text:p>
          </table:table-cell>
          <table:table-cell/>
          <table:table-cell table:style-name="ce44" office:value-type="string">
            <text:p>https://spaceflightnow.com/2020/09/17/china-successfully-launches-satellites-from-ocean-going-platform/</text:p>
          </table:table-cell>
          <table:table-cell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office:value-type="string">
            <text:p>Rising-2</text:p>
          </table:table-cell>
          <table:table-cell office:value-type="float" office:value="41">
            <text:p>41</text:p>
          </table:table-cell>
          <table:table-cell/>
          <table:table-cell table:style-name="ce17" office:value-type="float" office:value="42">
            <text:p>42</text:p>
          </table:table-cell>
          <table:table-cell table:style-name="ce25" office:value-type="date" office:date-value="2014-05-24">
            <text:p>24/05/2014</text:p>
          </table:table-cell>
          <table:table-cell/>
          <table:table-cell office:value-type="string">
            <text:p>https://directory.eoportal.org/web/eoportal/satellite-missions/r/rising-2</text:p>
          </table:table-cell>
          <table:table-cell/>
          <table:table-cell office:value-type="string">
            <text:p>http://www.sciencedaily.com/releases/2014/07/140716090908.htm</text:p>
          </table:table-cell>
          <table:table-cell table:number-columns-repeated="1015"/>
        </table:table-row>
        <table:table-row table:style-name="ro1">
          <table:table-cell office:value-type="string">
            <text:p>Jilin-1 (High Resolution 03-A)</text:p>
          </table:table-cell>
          <table:table-cell office:value-type="float" office:value="42">
            <text:p>42</text:p>
          </table:table-cell>
          <table:table-cell/>
          <table:table-cell table:style-name="ce42"/>
          <table:table-cell table:style-name="ce25" office:value-type="date" office:date-value="2019-06-05">
            <text:p>05/06/2019</text:p>
          </table:table-cell>
          <table:table-cell/>
          <table:table-cell office:value-type="string">
            <text:p>https://spaceflightnow.com/2019/06/05/chinas-first-sea-launch-declared-a-success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WNISat-1R (Weather News Inc. Satellite 1R)</text:p>
          </table:table-cell>
          <table:table-cell office:value-type="float" office:value="43">
            <text:p>43</text:p>
          </table:table-cell>
          <table:table-cell/>
          <table:table-cell table:style-name="ce17"/>
          <table:table-cell table:style-name="ce25" office:value-type="date" office:date-value="2017-07-14">
            <text:p>14/07/2017</text:p>
          </table:table-cell>
          <table:table-cell/>
          <table:table-cell office:value-type="string">
            <text:p>http://spaceflight101.com/soyuz-kanopus-v-ik/wnisat-1r/</text:p>
          </table:table-cell>
          <table:table-cell/>
          <table:table-cell office:value-type="string">
            <text:p>http://www.planet4589.org/space/log/geo.log</text:p>
          </table:table-cell>
          <table:table-cell table:number-columns-repeated="1015"/>
        </table:table-row>
        <table:table-row table:style-name="ro1">
          <table:table-cell office:value-type="string">
            <text:p>BlackSky Pathfinder 1</text:p>
          </table:table-cell>
          <table:table-cell office:value-type="float" office:value="44">
            <text:p>44</text:p>
          </table:table-cell>
          <table:table-cell/>
          <table:table-cell table:style-name="ce17"/>
          <table:table-cell table:style-name="ce25" office:value-type="date" office:date-value="2016-09-26">
            <text:p>26/09/2016</text:p>
          </table:table-cell>
          <table:table-cell office:value-type="float" office:value="3">
            <text:p>3</text:p>
          </table:table-cell>
          <table:table-cell office:value-type="string">
            <text:p>https://www.blacksky.com/2016/09/26/spaceflight-industries-celebrates-successful-launch-blacksky-pathfinder-satellite-aboard-indias-pslv/</text:p>
          </table:table-cell>
          <table:table-cell/>
          <table:table-cell office:value-type="string">
            <text:p>http://spaceflightnow.com/2016/09/26/india-declares-success-on-pslvs-most-complex-mission/</text:p>
          </table:table-cell>
          <table:table-cell table:number-columns-repeated="1015"/>
        </table:table-row>
        <table:table-row table:style-name="ro1">
          <table:table-cell office:value-type="string">
            <text:p>Yubileiny (Jubilejnyj, Radio Sputnik 30 (RS-30))</text:p>
          </table:table-cell>
          <table:table-cell office:value-type="float" office:value="45">
            <text:p>45</text:p>
          </table:table-cell>
          <table:table-cell table:number-columns-repeated="2"/>
          <table:table-cell table:style-name="ce25" office:value-type="date" office:date-value="2008-05-23">
            <text:p>23/05/2008</text:p>
          </table:table-cell>
          <table:table-cell/>
          <table:table-cell office:value-type="string">
            <text:p>http://www.n1ics.net/node/62</text:p>
          </table:table-cell>
          <table:table-cell table:number-columns-repeated="2"/>
          <table:table-cell office:value-type="string">
            <text:p>http://nssdc.gsfc.nasa.gov/spacewarn/spx655.html</text:p>
          </table:table-cell>
          <table:table-cell table:number-columns-repeated="1014"/>
        </table:table-row>
        <table:table-row table:style-name="ro1">
          <table:table-cell office:value-type="string">
            <text:p>HEAD-1 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17-11-14">
            <text:p>14/11/2017</text:p>
          </table:table-cell>
          <table:table-cell office:value-type="float" office:value="3">
            <text:p>3</text:p>
          </table:table-cell>
          <table:table-cell office:value-type="string">
            <text:p>https://spaceflightnow.com/2017/11/14/chinese-weather-satellite-launched-into-polar-orbit/</text:p>
          </table:table-cell>
          <table:table-cell/>
          <table:table-cell office:value-type="string">
            <text:p>https://www.head-aerospace.eu/single-post/2017/11/16/Successful-launch-of-the-first-commercial-Chinese-maritime-micro-satellite</text:p>
          </table:table-cell>
          <table:table-cell table:number-columns-repeated="1015"/>
        </table:table-row>
        <table:table-row table:style-name="ro1">
          <table:table-cell office:value-type="string">
            <text:p>Jiading-1 (OKW-01)</text:p>
          </table:table-cell>
          <table:table-cell office:value-type="float" office:value="45">
            <text:p>45</text:p>
          </table:table-cell>
          <table:table-cell/>
          <table:table-cell table:style-name="ce42"/>
          <table:table-cell table:style-name="ce25" office:value-type="date" office:date-value="2018-11-19">
            <text:p>19/11/2018</text:p>
          </table:table-cell>
          <table:table-cell/>
          <table:table-cell office:value-type="string">
            <text:p>https://gbtimes.com/chinas-34th-launch-of-2018-places-five-satellites-in-orbit?cat=business</text:p>
          </table:table-cell>
          <table:table-cell/>
          <table:table-cell office:value-type="string">
            <text:p>https://spaceflightnow.com/2018/11/21/chinas-long-march-2d-rocket-launches-five-satellites/</text:p>
          </table:table-cell>
          <table:table-cell table:number-columns-repeated="1015"/>
        </table:table-row>
        <table:table-row table:style-name="ro1">
          <table:table-cell office:value-type="string">
            <text:p>ESEO (European Student Earth Orbiter)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18-12-03">
            <text:p>03/12/2018</text:p>
          </table:table-cell>
          <table:table-cell/>
          <table:table-cell table:style-name="ce43" office:value-type="string">
            <text:p>https://directory.eoportal.org/web/eoportal/satellite-missions/e/eseo</text:p>
          </table:table-cell>
          <table:table-cell table:style-name="ce43"/>
          <table:table-cell office:value-type="string">
            <text:p>https://www.esa.int/Education/ESEO/About_ESEO_-_the_European_Student_Earth_Orbiter</text:p>
          </table:table-cell>
          <table:table-cell office:value-type="string">
            <text:p>https://spaceflightnow.com/2018/12/03/spacex-launches-swarm-of-satellites-re-flies-rocket-for-third-time/</text:p>
          </table:table-cell>
          <table:table-cell office:value-type="string">
            <text:p>https://www.planet4589.org/space/log/satcat.txt</text:p>
          </table:table-cell>
          <table:table-cell table:number-columns-repeated="1013"/>
        </table:table-row>
        <table:table-row table:style-name="ro1">
          <table:table-cell office:value-type="string">
            <text:p>HEAD-2A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19-12-07">
            <text:p>07/12/2019</text:p>
          </table:table-cell>
          <table:table-cell/>
          <table:table-cell table:style-name="ce44" office:value-type="string">
            <text:p>https://spaceflightnow.com/2019/12/07/china-launches-two-kuaizhou-rockets-in-six-hours/</text:p>
          </table:table-cell>
          <table:table-cell table:number-columns-repeated="1017"/>
        </table:table-row>
        <table:table-row table:style-name="ro1">
          <table:table-cell office:value-type="string">
            <text:p>HEAD-2B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19-12-07">
            <text:p>07/12/2019</text:p>
          </table:table-cell>
          <table:table-cell/>
          <table:table-cell table:style-name="ce44" office:value-type="string">
            <text:p>https://spaceflightnow.com/2019/12/07/china-launches-two-kuaizhou-rockets-in-six-hours/</text:p>
          </table:table-cell>
          <table:table-cell table:number-columns-repeated="1017"/>
        </table:table-row>
        <table:table-row table:style-name="ro1">
          <table:table-cell office:value-type="string">
            <text:p>ÑuSat-7 (Sophie)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01-15">
            <text:p>15/01/2020</text:p>
          </table:table-cell>
          <table:table-cell/>
          <table:table-cell table:style-name="ce44" office:value-type="string">
            <text:p>https://spaceflightnow.com/2020/01/15/argentine-satellites-hitch-ride-with-chinese-payloads-on-long-march-2d-rocket/</text:p>
          </table:table-cell>
          <table:table-cell/>
          <table:table-cell table:style-name="ce46"/>
          <table:table-cell table:number-columns-repeated="1015"/>
        </table:table-row>
        <table:table-row table:style-name="ro1">
          <table:table-cell office:value-type="string">
            <text:p>ÑuSat-8 (Marie)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01-15">
            <text:p>15/01/2020</text:p>
          </table:table-cell>
          <table:table-cell/>
          <table:table-cell table:style-name="ce44" office:value-type="string">
            <text:p>https://spaceflightnow.com/2020/01/15/argentine-satellites-hitch-ride-with-chinese-payloads-on-long-march-2d-rocket/</text:p>
          </table:table-cell>
          <table:table-cell/>
          <table:table-cell table:style-name="ce46"/>
          <table:table-cell table:number-columns-repeated="1015"/>
        </table:table-row>
        <table:table-row table:style-name="ro1">
          <table:table-cell office:value-type="string">
            <text:p>HEAD-4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05-31">
            <text:p>31/05/2020</text:p>
          </table:table-cell>
          <table:table-cell/>
          <table:table-cell table:style-name="ce44" office:value-type="string">
            <text:p>https://spaceflightnow.com/2020/06/01/two-chinese-launches-deploy-satellites-for-earth-imaging-tech-demonstrations/</text:p>
          </table:table-cell>
          <table:table-cell office:value-type="string">
            <text:p>https://www.planet4589.org/space/log/satcat.txt</text:p>
          </table:table-cell>
          <table:table-cell table:number-columns-repeated="1016"/>
        </table:table-row>
        <table:table-row table:style-name="ro1">
          <table:table-cell office:value-type="string">
            <text:p>HEAD-5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06-17">
            <text:p>17/06/2020</text:p>
          </table:table-cell>
          <table:table-cell/>
          <table:table-cell table:style-name="ce44" office:value-type="string">
            <text:p>https://spaceflightnow.com/2020/06/17/china-launches-earth-observation-satellite/</text:p>
          </table:table-cell>
          <table:table-cell table:number-columns-repeated="1017"/>
        </table:table-row>
        <table:table-row table:style-name="ro1">
          <table:table-cell office:value-type="string">
            <text:p>ÑuSat-10 (Caroline)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11-06">
            <text:p>06/11/2020</text:p>
          </table:table-cell>
          <table:table-cell/>
          <table:table-cell table:style-name="ce44" office:value-type="string">
            <text:p>https://spaceflightnow.com/2020/11/06/ten-satellogic-earth-imaging-satellites-successfully-launched/</text:p>
          </table:table-cell>
          <table:table-cell office:value-type="string">
            <text:p>https://planet4589.org/space/gcat/data/cat/satcat.html</text:p>
          </table:table-cell>
          <table:table-cell table:style-name="ce46"/>
          <table:table-cell table:number-columns-repeated="1015"/>
        </table:table-row>
        <table:table-row table:style-name="ro1">
          <table:table-cell office:value-type="string">
            <text:p>ÑuSat-11 (Cora)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11-06">
            <text:p>06/11/2020</text:p>
          </table:table-cell>
          <table:table-cell/>
          <table:table-cell table:style-name="ce44" office:value-type="string">
            <text:p>https://spaceflightnow.com/2020/11/06/ten-satellogic-earth-imaging-satellites-successfully-launched/</text:p>
          </table:table-cell>
          <table:table-cell office:value-type="string">
            <text:p>https://planet4589.org/space/gcat/data/cat/satcat.html</text:p>
          </table:table-cell>
          <table:table-cell table:style-name="ce46"/>
          <table:table-cell table:number-columns-repeated="1015"/>
        </table:table-row>
        <table:table-row table:style-name="ro1">
          <table:table-cell office:value-type="string">
            <text:p>ÑuSat-12 (Dorothy)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11-06">
            <text:p>06/11/2020</text:p>
          </table:table-cell>
          <table:table-cell/>
          <table:table-cell table:style-name="ce44" office:value-type="string">
            <text:p>https://spaceflightnow.com/2020/11/06/ten-satellogic-earth-imaging-satellites-successfully-launched/</text:p>
          </table:table-cell>
          <table:table-cell office:value-type="string">
            <text:p>https://planet4589.org/space/gcat/data/cat/satcat.html</text:p>
          </table:table-cell>
          <table:table-cell table:style-name="ce46"/>
          <table:table-cell table:number-columns-repeated="1015"/>
        </table:table-row>
        <table:table-row table:style-name="ro1">
          <table:table-cell office:value-type="string">
            <text:p>ÑuSat-13 (Emmy)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11-06">
            <text:p>06/11/2020</text:p>
          </table:table-cell>
          <table:table-cell/>
          <table:table-cell table:style-name="ce44" office:value-type="string">
            <text:p>https://spaceflightnow.com/2020/11/06/ten-satellogic-earth-imaging-satellites-successfully-launched/</text:p>
          </table:table-cell>
          <table:table-cell office:value-type="string">
            <text:p>https://planet4589.org/space/gcat/data/cat/satcat.html</text:p>
          </table:table-cell>
          <table:table-cell table:style-name="ce46"/>
          <table:table-cell table:number-columns-repeated="1015"/>
        </table:table-row>
        <table:table-row table:style-name="ro1">
          <table:table-cell office:value-type="string">
            <text:p>ÑuSat-14 (Hedy)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11-06">
            <text:p>06/11/2020</text:p>
          </table:table-cell>
          <table:table-cell/>
          <table:table-cell table:style-name="ce44" office:value-type="string">
            <text:p>https://spaceflightnow.com/2020/11/06/ten-satellogic-earth-imaging-satellites-successfully-launched/</text:p>
          </table:table-cell>
          <table:table-cell office:value-type="string">
            <text:p>https://planet4589.org/space/gcat/data/cat/satcat.html</text:p>
          </table:table-cell>
          <table:table-cell table:style-name="ce46"/>
          <table:table-cell table:number-columns-repeated="1015"/>
        </table:table-row>
        <table:table-row table:style-name="ro1">
          <table:table-cell office:value-type="string">
            <text:p>ÑuSat-15 (Katherine)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11-06">
            <text:p>06/11/2020</text:p>
          </table:table-cell>
          <table:table-cell/>
          <table:table-cell table:style-name="ce44" office:value-type="string">
            <text:p>https://spaceflightnow.com/2020/11/06/ten-satellogic-earth-imaging-satellites-successfully-launched/</text:p>
          </table:table-cell>
          <table:table-cell office:value-type="string">
            <text:p>https://planet4589.org/space/gcat/data/cat/satcat.html</text:p>
          </table:table-cell>
          <table:table-cell table:style-name="ce46"/>
          <table:table-cell table:number-columns-repeated="1015"/>
        </table:table-row>
        <table:table-row table:style-name="ro1">
          <table:table-cell office:value-type="string">
            <text:p>ÑuSat-16 (Lise)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11-06">
            <text:p>06/11/2020</text:p>
          </table:table-cell>
          <table:table-cell/>
          <table:table-cell table:style-name="ce44" office:value-type="string">
            <text:p>https://spaceflightnow.com/2020/11/06/ten-satellogic-earth-imaging-satellites-successfully-launched/</text:p>
          </table:table-cell>
          <table:table-cell office:value-type="string">
            <text:p>https://planet4589.org/space/gcat/data/cat/satcat.html</text:p>
          </table:table-cell>
          <table:table-cell table:style-name="ce46"/>
          <table:table-cell table:number-columns-repeated="1015"/>
        </table:table-row>
        <table:table-row table:style-name="ro1">
          <table:table-cell office:value-type="string">
            <text:p>ÑuSat-17 (Mary)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11-06">
            <text:p>06/11/2020</text:p>
          </table:table-cell>
          <table:table-cell/>
          <table:table-cell table:style-name="ce44" office:value-type="string">
            <text:p>https://spaceflightnow.com/2020/11/06/ten-satellogic-earth-imaging-satellites-successfully-launched/</text:p>
          </table:table-cell>
          <table:table-cell office:value-type="string">
            <text:p>https://planet4589.org/space/gcat/data/cat/satcat.html</text:p>
          </table:table-cell>
          <table:table-cell table:style-name="ce46"/>
          <table:table-cell table:number-columns-repeated="1015"/>
        </table:table-row>
        <table:table-row table:style-name="ro1">
          <table:table-cell office:value-type="string">
            <text:p>ÑuSat-18 (Vera)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11-06">
            <text:p>06/11/2020</text:p>
          </table:table-cell>
          <table:table-cell/>
          <table:table-cell table:style-name="ce44" office:value-type="string">
            <text:p>https://spaceflightnow.com/2020/11/06/ten-satellogic-earth-imaging-satellites-successfully-launched/</text:p>
          </table:table-cell>
          <table:table-cell office:value-type="string">
            <text:p>https://planet4589.org/space/gcat/data/cat/satcat.html</text:p>
          </table:table-cell>
          <table:table-cell table:style-name="ce46"/>
          <table:table-cell table:number-columns-repeated="1015"/>
        </table:table-row>
        <table:table-row table:style-name="ro1">
          <table:table-cell office:value-type="string">
            <text:p>ÑuSat-9 (Alice)</text:p>
          </table:table-cell>
          <table:table-cell office:value-type="float" office:value="45">
            <text:p>45</text:p>
          </table:table-cell>
          <table:table-cell/>
          <table:table-cell table:style-name="ce17"/>
          <table:table-cell table:style-name="ce25" office:value-type="date" office:date-value="2020-11-06">
            <text:p>06/11/2020</text:p>
          </table:table-cell>
          <table:table-cell/>
          <table:table-cell table:style-name="ce44" office:value-type="string">
            <text:p>https://spaceflightnow.com/2020/11/06/ten-satellogic-earth-imaging-satellites-successfully-launched/</text:p>
          </table:table-cell>
          <table:table-cell office:value-type="string">
            <text:p>https://planet4589.org/space/gcat/data/cat/satcat.html</text:p>
          </table:table-cell>
          <table:table-cell table:style-name="ce46"/>
          <table:table-cell table:number-columns-repeated="1015"/>
        </table:table-row>
        <table:table-row table:style-name="ro1">
          <table:table-cell office:value-type="string">
            <text:p>Falconsat-3</text:p>
          </table:table-cell>
          <table:table-cell office:value-type="float" office:value="46">
            <text:p>46</text:p>
          </table:table-cell>
          <table:table-cell table:style-name="ce42" table:number-columns-repeated="2"/>
          <table:table-cell table:style-name="ce25" office:value-type="date" office:date-value="2007-03-09">
            <text:p>09/03/2007</text:p>
          </table:table-cell>
          <table:table-cell/>
          <table:table-cell office:value-type="string">
            <text:p>http://www.lib.cas.cz/www/space.40/2007/006E.HTM</text:p>
          </table:table-cell>
          <table:table-cell/>
          <table:table-cell office:value-type="string">
            <text:p>http://www.southgatearc.org/news/march2007/falconsat_3_launched.htm</text:p>
          </table:table-cell>
          <table:table-cell table:number-columns-repeated="1015"/>
        </table:table-row>
        <table:table-row table:style-name="ro1">
          <table:table-cell office:value-type="string">
            <text:p>Maroc Tubsat </text:p>
          </table:table-cell>
          <table:table-cell office:value-type="float" office:value="47">
            <text:p>47</text:p>
          </table:table-cell>
          <table:table-cell/>
          <table:table-cell table:style-name="ce17" office:value-type="float" office:value="56">
            <text:p>56</text:p>
          </table:table-cell>
          <table:table-cell table:style-name="ce25" office:value-type="date" office:date-value="2001-12-10">
            <text:p>10/12/2001</text:p>
          </table:table-cell>
          <table:table-cell office:value-type="float" office:value="3">
            <text:p>3</text:p>
          </table:table-cell>
          <table:table-cell office:value-type="string">
            <text:p>http://www.vectronic-aerospace.com/html/body_maroc-tubsat.html</text:p>
          </table:table-cell>
          <table:table-cell/>
          <table:table-cell table:style-name="ce37" office:value-type="string">
            <text:p><text:a xlink:href="http://nssdc.gsfc.nasa.gov/spacewarn/spx639.html">http://nssdc.gsfc.nasa.gov/spacewarn/spx578.html</text:a></text:p>
          </table:table-cell>
          <table:table-cell office:value-type="string">
            <text:p>http://www.ilr.tu-berlin.de/RFA/MAROC-TUBSAT/MAROC-TUBSAT.htm</text:p>
          </table:table-cell>
          <table:table-cell office:value-type="string">
            <text:p>http://www.vectronic-aerospace.com/html/maroc-tubsat.html</text:p>
          </table:table-cell>
          <table:table-cell table:number-columns-repeated="1013"/>
        </table:table-row>
        <table:table-row table:style-name="ro1">
          <table:table-cell office:value-type="string">
            <text:p>SOCRATES  (Space Optical Communications Research Advanced TEchnology Satellite)</text:p>
          </table:table-cell>
          <table:table-cell office:value-type="float" office:value="48">
            <text:p>48</text:p>
          </table:table-cell>
          <table:table-cell/>
          <table:table-cell table:style-name="ce42" office:value-type="float" office:value="100">
            <text:p>100</text:p>
          </table:table-cell>
          <table:table-cell table:style-name="ce25" office:value-type="date" office:date-value="2014-05-24">
            <text:p>24/05/2014</text:p>
          </table:table-cell>
          <table:table-cell/>
          <table:table-cell office:value-type="string">
            <text:p>http://www.aes.co.jp/product/pdf/socrates_hp_e.pdf</text:p>
          </table:table-cell>
          <table:table-cell/>
          <table:table-cell office:value-type="string">
            <text:p>https://directory.eoportal.org/web/eoportal/satellite-missions/content/-/article/socrates</text:p>
          </table:table-cell>
          <table:table-cell table:number-columns-repeated="1015"/>
        </table:table-row>
        <table:table-row table:style-name="ro1">
          <table:table-cell office:value-type="string">
            <text:p>Qsat-EOS (KYUshu SATellite - Earth Observation System)</text:p>
          </table:table-cell>
          <table:table-cell office:value-type="float" office:value="49">
            <text:p>49</text:p>
          </table:table-cell>
          <table:table-cell/>
          <table:table-cell table:style-name="ce17"/>
          <table:table-cell table:style-name="ce25" office:value-type="date" office:date-value="2014-11-06">
            <text:p>06/11/2014</text:p>
          </table:table-cell>
          <table:table-cell/>
          <table:table-cell table:style-name="ce45" office:value-type="string">
            <text:p>http://www.zarya.info/Diaries/Launches/Launches.php?year=2014</text:p>
          </table:table-cell>
          <table:table-cell table:style-name="ce45"/>
          <table:table-cell office:value-type="string">
            <text:p>https://directory.eoportal.org/web/eoportal/satellite-missions/h/hodoyoshi-1</text:p>
          </table:table-cell>
          <table:table-cell table:number-columns-repeated="1015"/>
        </table:table-row>
        <table:table-row table:style-name="ro1">
          <table:table-cell office:value-type="string">
            <text:p>TSUBAME</text:p>
          </table:table-cell>
          <table:table-cell office:value-type="float" office:value="49">
            <text:p>49</text:p>
          </table:table-cell>
          <table:table-cell/>
          <table:table-cell table:style-name="ce17"/>
          <table:table-cell table:style-name="ce25" office:value-type="date" office:date-value="2014-11-06">
            <text:p>06/11/2014</text:p>
          </table:table-cell>
          <table:table-cell/>
          <table:table-cell table:style-name="ce45" office:value-type="string">
            <text:p>http://www.zarya.info/Diaries/Launches/Launches.php?year=2014</text:p>
          </table:table-cell>
          <table:table-cell table:style-name="ce45"/>
          <table:table-cell table:number-columns-repeated="1016"/>
        </table:table-row>
        <table:table-row table:style-name="ro1">
          <table:table-cell office:value-type="string">
            <text:p>SOHLA 1 (Space Oriented Higashiosaka Leading Association, Maido 1)</text:p>
          </table:table-cell>
          <table:table-cell office:value-type="float" office:value="50">
            <text:p>50</text:p>
          </table:table-cell>
          <table:table-cell/>
          <table:table-cell table:style-name="ce42"/>
          <table:table-cell table:style-name="ce25" office:value-type="date" office:date-value="2009-01-23">
            <text:p>23/01/2009</text:p>
          </table:table-cell>
          <table:table-cell/>
          <table:table-cell office:value-type="string">
            <text:p>http://nssdc.gsfc.nasa/gov/spacewarn/spx663.html</text:p>
          </table:table-cell>
          <table:table-cell table:number-columns-repeated="1017"/>
        </table:table-row>
        <table:table-row table:style-name="ro1">
          <table:table-cell office:value-type="string">
            <text:p>SDS-4 (Small Demonstration Satellite-4)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style-name="ce42" office:value-type="float" office:value="120">
            <text:p>120</text:p>
          </table:table-cell>
          <table:table-cell table:style-name="ce25" office:value-type="date" office:date-value="2012-05-17">
            <text:p>17/05/2012</text:p>
          </table:table-cell>
          <table:table-cell office:value-type="float" office:value="2">
            <text:p>2</text:p>
          </table:table-cell>
          <table:table-cell office:value-type="string">
            <text:p>https://directory.eoportal.org/web/eoportal/satellite-missions/s/sds-4</text:p>
          </table:table-cell>
          <table:table-cell/>
          <table:table-cell office:value-type="string">
            <text:p>http://www.zarya.info/Diaries/Launches/Launches.php?year=2012</text:p>
          </table:table-cell>
          <table:table-cell table:number-columns-repeated="1015"/>
        </table:table-row>
        <table:table-row table:style-name="ro1">
          <table:table-cell office:value-type="string">
            <text:p>UNIFORM 1  (UNiversity International FORmation Mission 1)</text:p>
          </table:table-cell>
          <table:table-cell office:value-type="float" office:value="50">
            <text:p>50</text:p>
          </table:table-cell>
          <table:table-cell/>
          <table:table-cell office:value-type="float" office:value="140">
            <text:p>140</text:p>
          </table:table-cell>
          <table:table-cell table:style-name="ce25" office:value-type="date" office:date-value="2014-05-24">
            <text:p>24/05/2014</text:p>
          </table:table-cell>
          <table:table-cell/>
          <table:table-cell office:value-type="string">
            <text:p>https://eoportal.org/web/eoportal/satellite-missions/u/uniform-1</text:p>
          </table:table-cell>
          <table:table-cell/>
          <table:table-cell office:value-type="string">
            <text:p>https://www.space.com/space-station-deploys-birds-3-cubesats-video.html</text:p>
          </table:table-cell>
          <table:table-cell table:number-columns-repeated="1015"/>
        </table:table-row>
        <table:table-row table:style-name="ro1">
          <table:table-cell office:value-type="string">
            <text:p>ChubuSat 1 (Kinshachi-1)</text:p>
          </table:table-cell>
          <table:table-cell office:value-type="float" office:value="50">
            <text:p>50</text:p>
          </table:table-cell>
          <table:table-cell/>
          <table:table-cell table:style-name="ce17"/>
          <table:table-cell table:style-name="ce25" office:value-type="date" office:date-value="2014-11-06">
            <text:p>06/11/2014</text:p>
          </table:table-cell>
          <table:table-cell/>
          <table:table-cell table:style-name="ce45" office:value-type="string">
            <text:p>http://www.zarya.info/Diaries/Launches/Launches.php?year=2014</text:p>
          </table:table-cell>
          <table:table-cell table:style-name="ce45"/>
          <table:table-cell office:value-type="string">
            <text:p>https://directory.eoportal.org/web/eoportal/satellite-missions/h/hodoyoshi-1</text:p>
          </table:table-cell>
          <table:table-cell table:number-columns-repeated="1015"/>
        </table:table-row>
        <table:table-row table:style-name="ro1">
          <table:table-cell office:value-type="string">
            <text:p>ChubuSat 2 (Kinshachi-2)</text:p>
          </table:table-cell>
          <table:table-cell office:value-type="float" office:value="50">
            <text:p>50</text:p>
          </table:table-cell>
          <table:table-cell/>
          <table:table-cell table:style-name="ce17"/>
          <table:table-cell table:style-name="ce25" office:value-type="date" office:date-value="2016-02-17">
            <text:p>17/02/2016</text:p>
          </table:table-cell>
          <table:table-cell/>
          <table:table-cell table:style-name="ce45" office:value-type="string">
            <text:p>http://www.arrl.org/news/japanese-satellites-carrying-amateur-radio-payloads-to-launch-on-february-12</text:p>
          </table:table-cell>
          <table:table-cell table:style-name="ce45"/>
          <table:table-cell office:value-type="string">
            <text:p>http://space50.org/objekt.php?mot=2016-012B</text:p>
          </table:table-cell>
          <table:table-cell table:number-columns-repeated="1015"/>
        </table:table-row>
        <table:table-row table:style-name="ro1">
          <table:table-cell office:value-type="string">
            <text:p>ChubuSat 3 (Kinshachi-3)</text:p>
          </table:table-cell>
          <table:table-cell office:value-type="float" office:value="50">
            <text:p>50</text:p>
          </table:table-cell>
          <table:table-cell/>
          <table:table-cell table:style-name="ce17"/>
          <table:table-cell table:style-name="ce25" office:value-type="date" office:date-value="2016-02-17">
            <text:p>17/02/2016</text:p>
          </table:table-cell>
          <table:table-cell/>
          <table:table-cell table:style-name="ce45" office:value-type="string">
            <text:p>http://www.arrl.org/news/japanese-satellites-carrying-amateur-radio-payloads-to-launch-on-february-12</text:p>
          </table:table-cell>
          <table:table-cell table:style-name="ce45"/>
          <table:table-cell office:value-type="string">
            <text:p>http://space50.org/objekt.php?mot=2016-012C</text:p>
          </table:table-cell>
          <table:table-cell table:number-columns-repeated="1015"/>
        </table:table-row>
        <table:table-row table:style-name="ro1">
          <table:table-cell office:value-type="string">
            <text:p>Diwata-1 (PHL-Microsat-1)</text:p>
          </table:table-cell>
          <table:table-cell office:value-type="float" office:value="50">
            <text:p>50</text:p>
          </table:table-cell>
          <table:table-cell/>
          <table:table-cell table:style-name="ce42"/>
          <table:table-cell table:style-name="ce25" office:value-type="date" office:date-value="2016-04-27">
            <text:p>27/04/2016</text:p>
          </table:table-cell>
          <table:table-cell/>
          <table:table-cell table:style-name="ce43" office:value-type="string">
            <text:p>https://directory.eoportal.org/web/eoportal/satellite-missions/d/diwata-1</text:p>
          </table:table-cell>
          <table:table-cell table:style-name="ce43"/>
          <table:table-cell table:number-columns-repeated="1016"/>
        </table:table-row>
        <table:table-row table:style-name="ro1">
          <table:table-cell office:value-type="string">
            <text:p>Chao Fenbianlu Duo Guangpu Chengxiang Weixing (Ultra-resolution multispectral imaging satellite)</text:p>
          </table:table-cell>
          <table:table-cell office:value-type="float" office:value="50">
            <text:p>50</text:p>
          </table:table-cell>
          <table:table-cell/>
          <table:table-cell table:style-name="ce42"/>
          <table:table-cell table:style-name="ce25" office:value-type="date" office:date-value="2016-12-21">
            <text:p>21/12/2016</text:p>
          </table:table-cell>
          <table:table-cell/>
          <table:table-cell office:value-type="string">
            <text:p>http://host.planet4589.org/space/jsr/back/news.733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Spark-1</text:p>
          </table:table-cell>
          <table:table-cell office:value-type="float" office:value="50">
            <text:p>50</text:p>
          </table:table-cell>
          <table:table-cell table:style-name="ce42" table:number-columns-repeated="2"/>
          <table:table-cell table:style-name="ce25" office:value-type="date" office:date-value="2016-12-21">
            <text:p>21/12/2016</text:p>
          </table:table-cell>
          <table:table-cell/>
          <table:table-cell office:value-type="string">
            <text:p>http://host.planet4589.org/space/jsr/back/news.733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Spark-2</text:p>
          </table:table-cell>
          <table:table-cell office:value-type="float" office:value="50">
            <text:p>50</text:p>
          </table:table-cell>
          <table:table-cell table:style-name="ce42" table:number-columns-repeated="2"/>
          <table:table-cell table:style-name="ce25" office:value-type="date" office:date-value="2016-12-21">
            <text:p>21/12/2016</text:p>
          </table:table-cell>
          <table:table-cell/>
          <table:table-cell office:value-type="string">
            <text:p>http://host.planet4589.org/space/jsr/back/news.733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KestrelEye IIM</text:p>
          </table:table-cell>
          <table:table-cell office:value-type="float" office:value="50">
            <text:p>50</text:p>
          </table:table-cell>
          <table:table-cell/>
          <table:table-cell table:style-name="ce42"/>
          <table:table-cell table:style-name="ce25" office:value-type="date" office:date-value="2017-10-24">
            <text:p>24/10/2017</text:p>
          </table:table-cell>
          <table:table-cell/>
          <table:table-cell office:value-type="string">
            <text:p>https://www.army.mil/article/195548/army_deploys_kestrel_eye_satellite</text:p>
          </table:table-cell>
          <table:table-cell/>
          <table:table-cell office:value-type="string">
            <text:p>http://bt.e-ditionsbyfry.com/publication/index.php?i=178231&amp;m=&amp;l=&amp;p=13&amp;pre=&amp;ver=html5#{%22page%22:12,%22issue_id%22:178231}</text:p>
          </table:table-cell>
          <table:table-cell table:number-columns-repeated="1015"/>
        </table:table-row>
        <table:table-row table:style-name="ro1">
          <table:table-cell office:value-type="string">
            <text:p>STPSat-5 (Space Test Program Satellite-5)</text:p>
          </table:table-cell>
          <table:table-cell office:value-type="float" office:value="50">
            <text:p>50</text:p>
          </table:table-cell>
          <table:table-cell/>
          <table:table-cell table:style-name="ce41"/>
          <table:table-cell table:style-name="ce25" office:value-type="date" office:date-value="2018-12-03">
            <text:p>03/12/2018</text:p>
          </table:table-cell>
          <table:table-cell/>
          <table:table-cell office:value-type="string">
            <text:p>https://www.sncorp.com/press-releases/snc-stpsat-5-set-to-launch/</text:p>
          </table:table-cell>
          <table:table-cell office:value-type="string">
            <text:p>https://spaceflightnow.com/2018/12/03/spacex-launches-swarm-of-satellites-re-flies-rocket-for-third-time/</text:p>
          </table:table-cell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Huangpu-1</text:p>
          </table:table-cell>
          <table:table-cell office:value-type="float" office:value="50">
            <text:p>50</text:p>
          </table:table-cell>
          <table:table-cell/>
          <table:table-cell table:style-name="ce41"/>
          <table:table-cell table:style-name="ce25" office:value-type="date" office:date-value="2019-11-03">
            <text:p>03/11/2019</text:p>
          </table:table-cell>
          <table:table-cell/>
          <table:table-cell office:value-type="string">
            <text:p>https://www.newspace.im/constellations/shanghai-lizheng-satellite</text:p>
          </table:table-cell>
          <table:table-cell/>
          <table:table-cell office:value-type="string">
            <text:p>https://spaceflightnow.com/2019/11/03/chinese-mapping-satellite-launches-on-long-march-4b-rocket/</text:p>
          </table:table-cell>
          <table:table-cell office:value-type="string">
            <text:p>https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SRSS-1 (Sudan Remote Sensing Satellite 1)</text:p>
          </table:table-cell>
          <table:table-cell office:value-type="float" office:value="50">
            <text:p>50</text:p>
          </table:table-cell>
          <table:table-cell/>
          <table:table-cell table:style-name="ce42"/>
          <table:table-cell table:style-name="ce25" office:value-type="date" office:date-value="2019-11-03">
            <text:p>03/11/2019</text:p>
          </table:table-cell>
          <table:table-cell/>
          <table:table-cell office:value-type="string">
            <text:p>https://africanews.space/sudan-has-launched-its-first-satellite-a-remote-sensing-satellite/</text:p>
          </table:table-cell>
          <table:table-cell/>
          <table:table-cell table:style-name="ce44"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Long Xia Yan (Lobster Eye, NJU-HKU No.1 ) </text:p>
          </table:table-cell>
          <table:table-cell office:value-type="float" office:value="50">
            <text:p>50</text:p>
          </table:table-cell>
          <table:table-cell table:style-name="ce42" table:number-columns-repeated="2"/>
          <table:table-cell table:style-name="ce25" office:value-type="date" office:date-value="2020-07-25">
            <text:p>25/07/2020</text:p>
          </table:table-cell>
          <table:table-cell/>
          <table:table-cell office:value-type="string">
            <text:p>https://spacenews.com/china-launches-ziyuan-earth-observation-and-lobster-eye-x-ray-astronomy-satellites/</text:p>
          </table:table-cell>
          <table:table-cell office:value-type="string">
            <text:p>https://spaceflightnow.com/2020/07/25/china-launches-high-resolution-mapping-satellite/</text:p>
          </table:table-cell>
          <table:table-cell table:number-columns-repeated="1016"/>
        </table:table-row>
        <table:table-row table:style-name="ro1">
          <table:table-cell office:value-type="string">
            <text:p>Tianqi-11 (Scorpio 1)</text:p>
          </table:table-cell>
          <table:table-cell office:value-type="float" office:value="50">
            <text:p>50</text:p>
          </table:table-cell>
          <table:table-cell/>
          <table:table-cell table:style-name="ce42"/>
          <table:table-cell table:style-name="ce25" office:value-type="date" office:date-value="2020-11-07">
            <text:p>07/11/2020</text:p>
          </table:table-cell>
          <table:table-cell/>
          <table:table-cell table:style-name="ce44" office:value-type="string">
            <text:p>https://news.satnews.com/2020/11/09/chinas-new-carrier-rocket-drives-iot-smallsat-to-orbit/</text:p>
          </table:table-cell>
          <table:table-cell table:style-name="ce44" office:value-type="string">
            <text:p>https://planet4589.org/space/gcat/data/cat/satcat.html</text:p>
          </table:table-cell>
          <table:table-cell office:value-type="string">
            <text:p>https://spaceflightnow.com/2020/11/08/new-chinese-rocket-successful-in-debut-launch/</text:p>
          </table:table-cell>
          <table:table-cell table:number-columns-repeated="1015"/>
        </table:table-row>
        <table:table-row table:style-name="ro1">
          <table:table-cell office:value-type="string">
            <text:p>MicroDragon</text:p>
          </table:table-cell>
          <table:table-cell office:value-type="float" office:value="50.5">
            <text:p>51</text:p>
          </table:table-cell>
          <table:table-cell/>
          <table:table-cell table:style-name="ce42"/>
          <table:table-cell table:style-name="ce25" office:value-type="date" office:date-value="2019-01-18">
            <text:p>18/01/2019</text:p>
          </table:table-cell>
          <table:table-cell/>
          <table:table-cell table:style-name="ce43" office:value-type="string">
            <text:p>https://spaceflightnow.com/2019/01/18/japans-epsilon-rocket-launches-seven-tech-demo-satellites/</text:p>
          </table:table-cell>
          <table:table-cell table:style-name="ce43"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MOST (Microvariability &amp; Oscillations of STars)</text:p>
          </table:table-cell>
          <table:table-cell table:number-columns-repeated="2" office:value-type="float" office:value="53">
            <text:p>53</text:p>
          </table:table-cell>
          <table:table-cell office:value-type="float" office:value="35">
            <text:p>35</text:p>
          </table:table-cell>
          <table:table-cell table:style-name="ce25" office:value-type="date" office:date-value="2003-06-30">
            <text:p>30/06/2003</text:p>
          </table:table-cell>
          <table:table-cell office:value-type="float" office:value="1">
            <text:p>1</text:p>
          </table:table-cell>
          <table:table-cell table:style-name="ce37" office:value-type="string">
            <text:p><text:a xlink:href="http://www.eutelsat.com/">http://www.utias-sfl.net/microsatellites/MOST/MOSTDesign.html</text:a></text:p>
          </table:table-cell>
          <table:table-cell/>
          <table:table-cell table:style-name="ce37" office:value-type="string">
            <text:p><text:a xlink:href="http://www.lyngsat.com/tracker/ab3.shtml">http://nssdc.gsfc.nasa.gov/spacewarn/spx597.html</text:a></text:p>
          </table:table-cell>
          <table:table-cell office:value-type="string">
            <text:p>http://wombat.astro.ubc.ca/MOST/overview.html</text:p>
          </table:table-cell>
          <table:table-cell table:number-columns-repeated="1014"/>
        </table:table-row>
        <table:table-row table:style-name="ro1">
          <table:table-cell office:value-type="string">
            <text:p>AIST-2</text:p>
          </table:table-cell>
          <table:table-cell office:value-type="float" office:value="53">
            <text:p>53</text:p>
          </table:table-cell>
          <table:table-cell/>
          <table:table-cell table:style-name="ce42"/>
          <table:table-cell table:style-name="ce25" office:value-type="date" office:date-value="2013-04-19">
            <text:p>19/04/2013</text:p>
          </table:table-cell>
          <table:table-cell office:value-type="float" office:value="3">
            <text:p>3</text:p>
          </table:table-cell>
          <table:table-cell office:value-type="string">
            <text:p>http://www.russianspaceweb.com/aist.html</text:p>
          </table:table-cell>
          <table:table-cell/>
          <table:table-cell office:value-type="string">
            <text:p>http://www.zarya.info/Diaries/Launches/Launches.php?year=2013</text:p>
          </table:table-cell>
          <table:table-cell table:number-columns-repeated="1015"/>
        </table:table-row>
        <table:table-row table:style-name="ro1">
          <table:table-cell office:value-type="string">
            <text:p>FAST 1 (Sara Lilly and Emma, USA 222)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25" office:value-type="date" office:date-value="2010-11-20">
            <text:p>20/11/2010</text:p>
          </table:table-cell>
          <table:table-cell/>
          <table:table-cell office:value-type="string">
            <text:p>http://www.kosmo.cz/modules.php?op=modload&amp;name=kosmo&amp;file=index&amp;fil=/s/2010/062F.HTM</text:p>
          </table:table-cell>
          <table:table-cell/>
          <table:table-cell office:value-type="string">
            <text:p>http://fastrac.ae.utexas.edu/our_project/mission.php</text:p>
          </table:table-cell>
          <table:table-cell table:number-columns-repeated="1015"/>
        </table:table-row>
        <table:table-row table:style-name="ro1">
          <table:table-cell office:value-type="string">
            <text:p>LQSat (Lingqiao Satellite, Jilian 1A)</text:p>
          </table:table-cell>
          <table:table-cell office:value-type="float" office:value="55">
            <text:p>55</text:p>
          </table:table-cell>
          <table:table-cell/>
          <table:table-cell table:style-name="ce17"/>
          <table:table-cell table:style-name="ce25" office:value-type="date" office:date-value="2015-10-07">
            <text:p>07/10/2015</text:p>
          </table:table-cell>
          <table:table-cell/>
          <table:table-cell table:style-name="ce45" office:value-type="string">
            <text:p>http://spaceflightnow.com/2015/10/07/quartet-of-earth-imaging-satellites-launched-from-china/</text:p>
          </table:table-cell>
          <table:table-cell table:style-name="ce45"/>
          <table:table-cell office:value-type="string">
            <text:p>http://prehled-druzic.blogspot.cz/2015/10/2015-057.html</text:p>
          </table:table-cell>
          <table:table-cell office:value-type="string">
            <text:p>http://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Zhuhai 1-01 (OVS-1A)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25" office:value-type="date" office:date-value="2017-06-15">
            <text:p>15/06/2017</text:p>
          </table:table-cell>
          <table:table-cell/>
          <table:table-cell office:value-type="string">
            <text:p>http://spaceflight101.com/long-march-4b-launches-hxmt-space-telescope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Zhuhai 1-02 (OVS-1B)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25" office:value-type="date" office:date-value="2017-06-15">
            <text:p>15/06/2017</text:p>
          </table:table-cell>
          <table:table-cell/>
          <table:table-cell office:value-type="string">
            <text:p>http://spaceflight101.com/long-march-4b-launches-hxmt-space-telescope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Zhuhai 1-03 (OVS-2A)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25" office:value-type="date" office:date-value="2018-04-26">
            <text:p>26/04/2018</text:p>
          </table:table-cell>
          <table:table-cell/>
          <table:table-cell office:value-type="string">
            <text:p>https://spaceflightnow.com/2018/04/26/long-march-11-rocket-delivers-five-commercial-satellites-to-orbit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BlackSky Global 2</text:p>
          </table:table-cell>
          <table:table-cell office:value-type="float" office:value="55">
            <text:p>55</text:p>
          </table:table-cell>
          <table:table-cell/>
          <table:table-cell table:style-name="ce17"/>
          <table:table-cell table:style-name="ce25" office:value-type="date" office:date-value="2018-12-03">
            <text:p>03/12/2018</text:p>
          </table:table-cell>
          <table:table-cell/>
          <table:table-cell office:value-type="string">
            <text:p>https://directory.eoportal.org/web/eoportal/satellite-missions/b/blacksky-constellation</text:p>
          </table:table-cell>
          <table:table-cell/>
          <table:table-cell office:value-type="string">
            <text:p>https://spaceflightnow.com/2018/12/03/spacex-launches-swarm-of-satellites-re-flies-rocket-for-third-time/</text:p>
          </table:table-cell>
          <table:table-cell office:value-type="string">
            <text:p>https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Zhuhai 1 (OHS 5)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25" office:value-type="date" office:date-value="2019-09-19">
            <text:p>19/09/2019</text:p>
          </table:table-cell>
          <table:table-cell/>
          <table:table-cell office:value-type="string">
            <text:p>https://spaceflightnow.com/2019/09/19/five-chinese-smallsats-launched-by-long-march-11-rocket/</text:p>
          </table:table-cell>
          <table:table-cell table:number-columns-repeated="1017"/>
        </table:table-row>
        <table:table-row table:style-name="ro1">
          <table:table-cell office:value-type="string">
            <text:p>Zhuhai 1 (OHS 6)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25" office:value-type="date" office:date-value="2019-09-19">
            <text:p>19/09/2019</text:p>
          </table:table-cell>
          <table:table-cell/>
          <table:table-cell office:value-type="string">
            <text:p>https://spaceflightnow.com/2019/09/19/five-chinese-smallsats-launched-by-long-march-11-rocket/</text:p>
          </table:table-cell>
          <table:table-cell table:number-columns-repeated="1017"/>
        </table:table-row>
        <table:table-row table:style-name="ro1">
          <table:table-cell office:value-type="string">
            <text:p>Zhuhai 1 (OHS 7)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25" office:value-type="date" office:date-value="2019-09-19">
            <text:p>19/09/2019</text:p>
          </table:table-cell>
          <table:table-cell/>
          <table:table-cell office:value-type="string">
            <text:p>https://spaceflightnow.com/2019/09/19/five-chinese-smallsats-launched-by-long-march-11-rocket/</text:p>
          </table:table-cell>
          <table:table-cell table:number-columns-repeated="1017"/>
        </table:table-row>
        <table:table-row table:style-name="ro1">
          <table:table-cell office:value-type="string">
            <text:p>Zhuhai 1 (OHS 8)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25" office:value-type="date" office:date-value="2019-09-19">
            <text:p>19/09/2019</text:p>
          </table:table-cell>
          <table:table-cell/>
          <table:table-cell office:value-type="string">
            <text:p>https://spaceflightnow.com/2019/09/19/five-chinese-smallsats-launched-by-long-march-11-rocket/</text:p>
          </table:table-cell>
          <table:table-cell table:number-columns-repeated="1017"/>
        </table:table-row>
        <table:table-row table:style-name="ro1">
          <table:table-cell office:value-type="string">
            <text:p>Zhuhai 1-03 (OVS-3)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25" office:value-type="date" office:date-value="2019-09-19">
            <text:p>19/09/2019</text:p>
          </table:table-cell>
          <table:table-cell/>
          <table:table-cell office:value-type="string">
            <text:p>https://spaceflightnow.com/2019/09/19/five-chinese-smallsats-launched-by-long-march-11-rocket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Diwata-2B</text:p>
          </table:table-cell>
          <table:table-cell office:value-type="float" office:value="56">
            <text:p>56</text:p>
          </table:table-cell>
          <table:table-cell/>
          <table:table-cell table:style-name="ce42"/>
          <table:table-cell table:style-name="ce25" office:value-type="date" office:date-value="2018-10-29">
            <text:p>29/10/2018</text:p>
          </table:table-cell>
          <table:table-cell office:value-type="float" office:value="1">
            <text:p>1</text:p>
          </table:table-cell>
          <table:table-cell table:style-name="ce43" office:value-type="string">
            <text:p>https://spaceflightnow.com/2018/10/29/japan-launches-satellite-to-study-human-causes-of-climate-change/</text:p>
          </table:table-cell>
          <table:table-cell table:style-name="ce43"/>
          <table:table-cell table:number-columns-repeated="1016"/>
        </table:table-row>
        <table:table-row table:style-name="ro1">
          <table:table-cell office:value-type="string">
            <text:p>BlackSky Global 1</text:p>
          </table:table-cell>
          <table:table-cell office:value-type="float" office:value="56">
            <text:p>56</text:p>
          </table:table-cell>
          <table:table-cell/>
          <table:table-cell table:style-name="ce17"/>
          <table:table-cell table:style-name="ce25" office:value-type="date" office:date-value="2018-11-29">
            <text:p>29/11/2018</text:p>
          </table:table-cell>
          <table:table-cell/>
          <table:table-cell office:value-type="string">
            <text:p>https://spaceflightnow.com/2018/11/29/indian-rocket-launches-31-satellites/</text:p>
          </table:table-cell>
          <table:table-cell table:number-columns-repeated="1017"/>
        </table:table-row>
        <table:table-row table:style-name="ro1">
          <table:table-cell office:value-type="string">
            <text:p>BlackSky Global 3</text:p>
          </table:table-cell>
          <table:table-cell office:value-type="float" office:value="56">
            <text:p>56</text:p>
          </table:table-cell>
          <table:table-cell/>
          <table:table-cell table:style-name="ce17"/>
          <table:table-cell table:style-name="ce25" office:value-type="date" office:date-value="2019-06-29">
            <text:p>29/06/2019</text:p>
          </table:table-cell>
          <table:table-cell/>
          <table:table-cell office:value-type="string">
            <text:p>https://spaceflightnow.com/2019/06/29/rocket-lab-flies-again-from-new-zealand-as-construction-advances-at-virginia-launch-pad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BlackSky Global 4</text:p>
          </table:table-cell>
          <table:table-cell office:value-type="float" office:value="56">
            <text:p>56</text:p>
          </table:table-cell>
          <table:table-cell/>
          <table:table-cell table:style-name="ce17"/>
          <table:table-cell table:style-name="ce25" office:value-type="date" office:date-value="2019-08-19">
            <text:p>19/08/2019</text:p>
          </table:table-cell>
          <table:table-cell/>
          <table:table-cell office:value-type="string">
            <text:p>https://spaceflightnow.com/2019/08/19/rocket-lab-launch-fulfills-initial-block-of-blacksky-earth-imaging-satellites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BlackSky Global 7</text:p>
          </table:table-cell>
          <table:table-cell office:value-type="float" office:value="56">
            <text:p>56</text:p>
          </table:table-cell>
          <table:table-cell/>
          <table:table-cell table:style-name="ce17"/>
          <table:table-cell table:style-name="ce25" office:value-type="date" office:date-value="2020-08-07">
            <text:p>07/08/2020</text:p>
          </table:table-cell>
          <table:table-cell/>
          <table:table-cell office:value-type="string">
            <text:p>https://spaceflightnow.com/2020/08/07/spacex-closes-out-busy-week-with-launch-of-more-starlink-satellites/</text:p>
          </table:table-cell>
          <table:table-cell table:number-columns-repeated="1017"/>
        </table:table-row>
        <table:table-row table:style-name="ro1">
          <table:table-cell office:value-type="string">
            <text:p>BlackSky Global 8</text:p>
          </table:table-cell>
          <table:table-cell office:value-type="float" office:value="56">
            <text:p>56</text:p>
          </table:table-cell>
          <table:table-cell/>
          <table:table-cell table:style-name="ce17"/>
          <table:table-cell table:style-name="ce25" office:value-type="date" office:date-value="2020-08-07">
            <text:p>07/08/2020</text:p>
          </table:table-cell>
          <table:table-cell/>
          <table:table-cell office:value-type="string">
            <text:p>https://spaceflightnow.com/2020/08/07/spacex-closes-out-busy-week-with-launch-of-more-starlink-satellites/</text:p>
          </table:table-cell>
          <table:table-cell table:number-columns-repeated="1017"/>
        </table:table-row>
        <table:table-row table:style-name="ro1">
          <table:table-cell office:value-type="string">
            <text:p>RISESAT (Rapid International Scientific Experiment Satellite)</text:p>
          </table:table-cell>
          <table:table-cell office:value-type="float" office:value="59">
            <text:p>59</text:p>
          </table:table-cell>
          <table:table-cell/>
          <table:table-cell table:style-name="ce17"/>
          <table:table-cell table:style-name="ce25" office:value-type="date" office:date-value="2019-01-18">
            <text:p>18/01/2019</text:p>
          </table:table-cell>
          <table:table-cell/>
          <table:table-cell office:value-type="string">
            <text:p>https://spaceflightnow.com/2019/01/18/japans-epsilon-rocket-launches-seven-tech-demo-satellites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LAPAN-Tubsat (LAPAN A1)</text:p>
          </table:table-cell>
          <table:table-cell office:value-type="float" office:value="60">
            <text:p>60</text:p>
          </table:table-cell>
          <table:table-cell table:style-name="ce42"/>
          <table:table-cell table:style-name="ce42" office:value-type="float" office:value="14">
            <text:p>14</text:p>
          </table:table-cell>
          <table:table-cell table:style-name="ce25" office:value-type="date" office:date-value="2007-01-10">
            <text:p>10/01/2007</text:p>
          </table:table-cell>
          <table:table-cell/>
          <table:table-cell office:value-type="string">
            <text:p>http://www.n2yo.com/satellite.php?s=29709</text:p>
          </table:table-cell>
          <table:table-cell/>
          <table:table-cell office:value-type="string">
            <text:p>http://www.ilr.tu-berlin.de/RFA/sat/lapan/paper/triharj1.pdf</text:p>
          </table:table-cell>
          <table:table-cell office:value-type="string">
            <text:p>http://www.spacedaily.com/reports/First_Indonesian_Developed_Satellite_To_Be_Launched_In_October_999.html</text:p>
          </table:table-cell>
          <table:table-cell table:number-columns-repeated="1014"/>
        </table:table-row>
        <table:table-row table:style-name="ro1">
          <table:table-cell office:value-type="string">
            <text:p>XW-1 (Hope Oscar 68, HO-68, Xi Wang 1, Hope-1, CAS-1)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25" office:value-type="date" office:date-value="2009-12-15">
            <text:p>15/12/2009</text:p>
          </table:table-cell>
          <table:table-cell/>
          <table:table-cell office:value-type="string">
            <text:p>http://hamchatforum.lefora.com/2009/12/17/amsat-china-say-xw-1-has-been-launched/</text:p>
          </table:table-cell>
          <table:table-cell/>
          <table:table-cell office:value-type="string">
            <text:p>http://nssdc.gsfc.nasa.gov/spacewarn/spx554.html</text:p>
          </table:table-cell>
          <table:table-cell office:value-type="string">
            <text:p>http://www.camsat.cn/</text:p>
          </table:table-cell>
          <table:table-cell office:value-type="string">
            <text:p>http://www.lib.cas.cz/space.40/2009/072B.HTM</text:p>
          </table:table-cell>
          <table:table-cell table:number-columns-repeated="1013"/>
        </table:table-row>
        <table:table-row table:style-name="ro1">
          <table:table-cell office:value-type="string">
            <text:p>Hodoyoshi-3</text:p>
          </table:table-cell>
          <table:table-cell office:value-type="float" office:value="60">
            <text:p>60</text:p>
          </table:table-cell>
          <table:table-cell/>
          <table:table-cell table:style-name="ce42" office:value-type="float" office:value="50">
            <text:p>50</text:p>
          </table:table-cell>
          <table:table-cell table:style-name="ce25" office:value-type="date" office:date-value="2014-06-19">
            <text:p>19/06/2014</text:p>
          </table:table-cell>
          <table:table-cell/>
          <table:table-cell office:value-type="string">
            <text:p>http://www.technology.org/2014/08/06/micro-satellites-hodoyoshi-3-4-start-capturing-earth-images/</text:p>
          </table:table-cell>
          <table:table-cell/>
          <table:table-cell office:value-type="string">
            <text:p>http://www.t.u-tokyo.ac.jp/etpage/release/2014/2014061701.html</text:p>
          </table:table-cell>
          <table:table-cell table:style-name="ce39"/>
          <table:table-cell table:number-columns-repeated="1014"/>
        </table:table-row>
        <table:table-row table:style-name="ro1">
          <table:table-cell office:value-type="string">
            <text:p>Hodoyoshi-4</text:p>
          </table:table-cell>
          <table:table-cell office:value-type="float" office:value="60">
            <text:p>60</text:p>
          </table:table-cell>
          <table:table-cell/>
          <table:table-cell table:style-name="ce42" office:value-type="float" office:value="50">
            <text:p>50</text:p>
          </table:table-cell>
          <table:table-cell table:style-name="ce25" office:value-type="date" office:date-value="2014-06-19">
            <text:p>19/06/2014</text:p>
          </table:table-cell>
          <table:table-cell/>
          <table:table-cell office:value-type="string">
            <text:p>http://www.technology.org/2014/08/06/micro-satellites-hodoyoshi-3-4-start-capturing-earth-images/</text:p>
          </table:table-cell>
          <table:table-cell/>
          <table:table-cell office:value-type="string">
            <text:p>http://www.t.u-tokyo.ac.jp/etpage/release/2014/2014061701.html</text:p>
          </table:table-cell>
          <table:table-cell table:style-name="ce39"/>
          <table:table-cell table:number-columns-repeated="1014"/>
        </table:table-row>
        <table:table-row table:style-name="ro1">
          <table:table-cell office:value-type="string">
            <text:p>UPMSat-2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25" office:value-type="date" office:date-value="2020-09-02">
            <text:p>02/09/2020</text:p>
          </table:table-cell>
          <table:table-cell/>
          <table:table-cell table:number-columns-repeated="2"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office:value-type="string">
            <text:p>Mozhayets 4 (RS-22)</text:p>
          </table:table-cell>
          <table:table-cell office:value-type="float" office:value="64">
            <text:p>64</text:p>
          </table:table-cell>
          <table:table-cell table:number-columns-repeated="2"/>
          <table:table-cell table:style-name="ce25" office:value-type="date" office:date-value="2003-09-27">
            <text:p>27/09/2003</text:p>
          </table:table-cell>
          <table:table-cell/>
          <table:table-cell office:value-type="string">
            <text:p>http://www.amsat.org/amsat-new/satellites/status.php</text:p>
          </table:table-cell>
          <table:table-cell/>
          <table:table-cell table:style-name="ce37" office:value-type="string">
            <text:p><text:a xlink:href="http://www.eutelsat.com/">http://www.spaceref.com/news/viewsr.html?pid=10958</text:a></text:p>
          </table:table-cell>
          <table:table-cell table:number-columns-repeated="1015"/>
        </table:table-row>
        <table:table-row table:style-name="ro1">
          <table:table-cell office:value-type="string">
            <text:p>Hodoyoshi-1 </text:p>
          </table:table-cell>
          <table:table-cell office:value-type="float" office:value="65">
            <text:p>65</text:p>
          </table:table-cell>
          <table:table-cell/>
          <table:table-cell table:style-name="ce42" office:value-type="float" office:value="50">
            <text:p>50</text:p>
          </table:table-cell>
          <table:table-cell table:style-name="ce25" office:value-type="date" office:date-value="2014-11-06">
            <text:p>06/11/2014</text:p>
          </table:table-cell>
          <table:table-cell/>
          <table:table-cell office:value-type="string">
            <text:p>https://directory.eoportal.org/web/eoportal/satellite-missions/h/hodoyoshi-1</text:p>
          </table:table-cell>
          <table:table-cell/>
          <table:table-cell table:style-name="ce45" office:value-type="string">
            <text:p>http://www.zarya.info/Diaries/Launches/Launches.php?year=2014</text:p>
          </table:table-cell>
          <table:table-cell table:style-name="ce39"/>
          <table:table-cell table:number-columns-repeated="1014"/>
        </table:table-row>
        <table:table-row table:style-name="ro1">
          <table:table-cell table:style-name="ce40" office:value-type="string">
            <text:p>Qiancheng-01</text:p>
          </table:table-cell>
          <table:table-cell office:value-type="float" office:value="65">
            <text:p>65</text:p>
          </table:table-cell>
          <table:table-cell/>
          <table:table-cell table:style-name="ce17"/>
          <table:table-cell table:style-name="ce25" office:value-type="date" office:date-value="2019-08-17">
            <text:p>17/08/2019</text:p>
          </table:table-cell>
          <table:table-cell/>
          <table:table-cell office:value-type="string">
            <text:p>https://spaceflightnow.com/2019/08/17/chinas-jielong-1-smallsat-launcher-successful-on-first-flight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NEMO-HD </text:p>
          </table:table-cell>
          <table:table-cell office:value-type="float" office:value="65">
            <text:p>65</text:p>
          </table:table-cell>
          <table:table-cell/>
          <table:table-cell table:style-name="ce42"/>
          <table:table-cell table:style-name="ce25" office:value-type="date" office:date-value="2020-09-02">
            <text:p>02/09/2020</text:p>
          </table:table-cell>
          <table:table-cell/>
          <table:table-cell table:style-name="ce43" office:value-type="string">
            <text:p>https://spaceflightnow.com/2020/09/03/vega-rocket-deploys-53-satellites-on-successful-return-to-flight-mission/</text:p>
          </table:table-cell>
          <table:table-cell table:style-name="ce43"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office:value-type="string">
            <text:p>Tiantuo-2</text:p>
          </table:table-cell>
          <table:table-cell office:value-type="float" office:value="67">
            <text:p>67</text:p>
          </table:table-cell>
          <table:table-cell/>
          <table:table-cell table:style-name="ce42"/>
          <table:table-cell table:style-name="ce25" office:value-type="date" office:date-value="2014-09-08">
            <text:p>08/09/2014</text:p>
          </table:table-cell>
          <table:table-cell/>
          <table:table-cell office:value-type="string">
            <text:p>http://www.zarya.info/Diaries/Launches/Launches.php?year=2014</text:p>
          </table:table-cell>
          <table:table-cell table:number-columns-repeated="1017"/>
        </table:table-row>
        <table:table-row table:style-name="ro1">
          <table:table-cell office:value-type="string">
            <text:p>LAPAN A2</text:p>
          </table:table-cell>
          <table:table-cell office:value-type="float" office:value="68">
            <text:p>68</text:p>
          </table:table-cell>
          <table:table-cell table:style-name="ce42"/>
          <table:table-cell table:style-name="ce42" office:value-type="float" office:value="32">
            <text:p>32</text:p>
          </table:table-cell>
          <table:table-cell table:style-name="ce25" office:value-type="date" office:date-value="2015-09-24">
            <text:p>24/09/2015</text:p>
          </table:table-cell>
          <table:table-cell/>
          <table:table-cell office:value-type="string">
            <text:p>https://directory.eoportal.org/web/eoportal/satellite-missions/l/lapan-a2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Reimei (Innovative Technology Demonstration Experiment Satellite - INDEX)</text:p>
          </table:table-cell>
          <table:table-cell office:value-type="float" office:value="70">
            <text:p>70</text:p>
          </table:table-cell>
          <table:table-cell/>
          <table:table-cell table:style-name="ce17"/>
          <table:table-cell table:style-name="ce25" office:value-type="date" office:date-value="2005-08-23">
            <text:p>23/08/2005</text:p>
          </table:table-cell>
          <table:table-cell/>
          <table:table-cell table:style-name="ce37" office:value-type="string">
            <text:p><text:a xlink:href="http://www.nssdc.gsfc.nasa.gov/spacewarn/spx636.html">http://www.spacetoday.net/Summary/3053</text:a></text:p>
          </table:table-cell>
          <table:table-cell/>
          <table:table-cell office:value-type="string">
            <text:p>http://host.planet4589.org/space/jsr/back/news.553</text:p>
          </table:table-cell>
          <table:table-cell office:value-type="string">
            <text:p>http://www.lib.cas.cz/www/space.40/2005/031B.HTM</text:p>
          </table:table-cell>
          <table:table-cell table:number-columns-repeated="1014"/>
        </table:table-row>
        <table:table-row table:style-name="ro1">
          <table:table-cell office:value-type="string">
            <text:p>COSMIC-A (Formosat-3A, Constellation Observing System for Meteorology, Ionosphere and Climate)</text:p>
          </table:table-cell>
          <table:table-cell office:value-type="float" office:value="70">
            <text:p>70</text:p>
          </table:table-cell>
          <table:table-cell/>
          <table:table-cell table:style-name="ce17" office:value-type="float" office:value="46">
            <text:p>46</text:p>
          </table:table-cell>
          <table:table-cell table:style-name="ce25" office:value-type="date" office:date-value="2006-04-15">
            <text:p>15/04/2006</text:p>
          </table:table-cell>
          <table:table-cell office:value-type="float" office:value="2">
            <text:p>2</text:p>
          </table:table-cell>
          <table:table-cell table:style-name="ce37" office:value-type="string">
            <text:p><text:a xlink:href="http://www.eutelsat.com/">http://www.orbital.com/SatellitesSpace/LEO/FORMOSAT-3/index.html</text:a></text:p>
          </table:table-cell>
          <table:table-cell/>
          <table:table-cell table:style-name="ce37" office:value-type="string">
            <text:p><text:a xlink:href="http://www.lyngsat.com/tracker/ab3.shtml">http://www.ucar.edu/news/releases/2006/cosmic.shtml</text:a></text:p>
          </table:table-cell>
          <table:table-cell office:value-type="string">
            <text:p>http://www.lib.cas.cz/www/space.40/2006/011B.HTM</text:p>
          </table:table-cell>
          <table:table-cell office:value-type="string">
            <text:p>http://nssdc.gsfc.nasa.gov/spacewarn/spx630.html</text:p>
          </table:table-cell>
          <table:table-cell table:number-columns-repeated="1013"/>
        </table:table-row>
        <table:table-row table:style-name="ro1">
          <table:table-cell office:value-type="string">
            <text:p>COSMIC-B (Formosat-3B, Constellation Observing System for Meteorology, Ionosphere and Climate)</text:p>
          </table:table-cell>
          <table:table-cell office:value-type="float" office:value="70">
            <text:p>70</text:p>
          </table:table-cell>
          <table:table-cell/>
          <table:table-cell table:style-name="ce17" office:value-type="float" office:value="46">
            <text:p>46</text:p>
          </table:table-cell>
          <table:table-cell table:style-name="ce25" office:value-type="date" office:date-value="2006-04-15">
            <text:p>15/04/2006</text:p>
          </table:table-cell>
          <table:table-cell office:value-type="float" office:value="2">
            <text:p>2</text:p>
          </table:table-cell>
          <table:table-cell office:value-type="string">
            <text:p>http://www.orbital.com/SatellitesSpace/LEO/FORMOSAT-3/index.html</text:p>
          </table:table-cell>
          <table:table-cell/>
          <table:table-cell table:style-name="ce37" office:value-type="string">
            <text:p><text:a xlink:href="http://www.eutelsat.com/">http://www.ucar.edu/news/releases/2006/cosmic.shtml</text:a></text:p>
          </table:table-cell>
          <table:table-cell office:value-type="string">
            <text:p>http://www.lib.cas.cz/www/space.40/2006/011B.HTM</text:p>
          </table:table-cell>
          <table:table-cell office:value-type="string">
            <text:p>http://nssdc.gsfc.nasa.gov/spacewarn/spx630.html</text:p>
          </table:table-cell>
          <table:table-cell table:number-columns-repeated="1013"/>
        </table:table-row>
        <table:table-row table:style-name="ro1">
          <table:table-cell office:value-type="string">
            <text:p>COSMIC-D (Formosat-3D, Constellation Observing System for Meteorology, Ionosphere and Climate)</text:p>
          </table:table-cell>
          <table:table-cell office:value-type="float" office:value="70">
            <text:p>70</text:p>
          </table:table-cell>
          <table:table-cell/>
          <table:table-cell table:style-name="ce17" office:value-type="float" office:value="46">
            <text:p>46</text:p>
          </table:table-cell>
          <table:table-cell table:style-name="ce25" office:value-type="date" office:date-value="2006-04-15">
            <text:p>15/04/2006</text:p>
          </table:table-cell>
          <table:table-cell office:value-type="float" office:value="2">
            <text:p>2</text:p>
          </table:table-cell>
          <table:table-cell office:value-type="string">
            <text:p>http://www.orbital.com/SatellitesSpace/LEO/FORMOSAT-3/index.html</text:p>
          </table:table-cell>
          <table:table-cell/>
          <table:table-cell office:value-type="string">
            <text:p>http://www.ucar.edu/news/releases/2006/cosmic.shtml</text:p>
          </table:table-cell>
          <table:table-cell office:value-type="string">
            <text:p>http://www.lib.cas.cz/www/space.40/2006/011B.HTM</text:p>
          </table:table-cell>
          <table:table-cell office:value-type="string">
            <text:p>http://nssdc.gsfc.nasa.gov/spacewarn/spx630.html</text:p>
          </table:table-cell>
          <table:table-cell table:number-columns-repeated="1013"/>
        </table:table-row>
        <table:table-row table:style-name="ro1">
          <table:table-cell office:value-type="string">
            <text:p>COSMIC-E (Formosat-3E, Constellation Observing System for Meteorology, Ionosphere and Climate)</text:p>
          </table:table-cell>
          <table:table-cell office:value-type="float" office:value="70">
            <text:p>70</text:p>
          </table:table-cell>
          <table:table-cell/>
          <table:table-cell table:style-name="ce17" office:value-type="float" office:value="46">
            <text:p>46</text:p>
          </table:table-cell>
          <table:table-cell table:style-name="ce25" office:value-type="date" office:date-value="2006-04-15">
            <text:p>15/04/2006</text:p>
          </table:table-cell>
          <table:table-cell office:value-type="float" office:value="2">
            <text:p>2</text:p>
          </table:table-cell>
          <table:table-cell office:value-type="string">
            <text:p>http://www.orbital.com/SatellitesSpace/LEO/FORMOSAT-3/index.html</text:p>
          </table:table-cell>
          <table:table-cell/>
          <table:table-cell office:value-type="string">
            <text:p>http://www.ucar.edu/news/releases/2006/cosmic.shtml</text:p>
          </table:table-cell>
          <table:table-cell office:value-type="string">
            <text:p>http://www.lib.cas.cz/www/space.40/2006/011B.HTM</text:p>
          </table:table-cell>
          <table:table-cell office:value-type="string">
            <text:p>http://nssdc.gsfc.nasa.gov/spacewarn/spx630.html</text:p>
          </table:table-cell>
          <table:table-cell table:number-columns-repeated="1013"/>
        </table:table-row>
        <table:table-row table:style-name="ro1">
          <table:table-cell office:value-type="string">
            <text:p>COSMIC-F (Formosat-3F, Constellation Observing System for Meteorology, Ionosphere and Climate)</text:p>
          </table:table-cell>
          <table:table-cell office:value-type="float" office:value="70">
            <text:p>70</text:p>
          </table:table-cell>
          <table:table-cell/>
          <table:table-cell table:style-name="ce17" office:value-type="float" office:value="46">
            <text:p>46</text:p>
          </table:table-cell>
          <table:table-cell table:style-name="ce25" office:value-type="date" office:date-value="2006-04-15">
            <text:p>15/04/2006</text:p>
          </table:table-cell>
          <table:table-cell office:value-type="float" office:value="2">
            <text:p>2</text:p>
          </table:table-cell>
          <table:table-cell office:value-type="string">
            <text:p>http://www.orbital.com/SatellitesSpace/LEO/FORMOSAT-3/index.html</text:p>
          </table:table-cell>
          <table:table-cell/>
          <table:table-cell office:value-type="string">
            <text:p>http://www.ucar.edu/news/releases/2006/cosmic.shtml</text:p>
          </table:table-cell>
          <table:table-cell office:value-type="string">
            <text:p>http://www.lib.cas.cz/www/space.40/2006/011B.HTM</text:p>
          </table:table-cell>
          <table:table-cell office:value-type="string">
            <text:p>http://nssdc.gsfc.nasa.gov/spacewarn/spx630.html</text:p>
          </table:table-cell>
          <table:table-cell table:number-columns-repeated="1013"/>
        </table:table-row>
        <table:table-row table:style-name="ro1">
          <table:table-cell office:value-type="string">
            <text:p>Oculus ASR</text:p>
          </table:table-cell>
          <table:table-cell office:value-type="float" office:value="70">
            <text:p>70</text:p>
          </table:table-cell>
          <table:table-cell/>
          <table:table-cell table:style-name="ce42"/>
          <table:table-cell table:style-name="ce25" office:value-type="date" office:date-value="2019-06-25">
            <text:p>25/06/2019</text:p>
          </table:table-cell>
          <table:table-cell/>
          <table:table-cell office:value-type="string">
            <text:p>https://directory.eoportal.org/web/eoportal/satellite-missions/o/oculus-asr</text:p>
          </table:table-cell>
          <table:table-cell/>
          <table:table-cell office:value-type="string">
            <text:p>https://spaceflightnow.com/2019/06/25/falcon-heavy-launches-on-military-led-rideshare-mission-boat-catches-fairing/</text:p>
          </table:table-cell>
          <table:table-cell office:value-type="string">
            <text:p>https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Prox-1 (Nanosat 7)</text:p>
          </table:table-cell>
          <table:table-cell office:value-type="float" office:value="70">
            <text:p>70</text:p>
          </table:table-cell>
          <table:table-cell/>
          <table:table-cell table:style-name="ce17"/>
          <table:table-cell table:style-name="ce25" office:value-type="date" office:date-value="2019-06-25">
            <text:p>25/06/2019</text:p>
          </table:table-cell>
          <table:table-cell office:value-type="float" office:value="0.25">
            <text:p>0.25</text:p>
          </table:table-cell>
          <table:table-cell office:value-type="string">
            <text:p>https://spaceflightnow.com/2019/06/25/falcon-heavy-launches-on-military-led-rideshare-mission-boat-catches-fairing/</text:p>
          </table:table-cell>
          <table:table-cell/>
          <table:table-cell office:value-type="string">
            <text:p>https://prox-1.gatech.edu/index.html</text:p>
          </table:table-cell>
          <table:table-cell office:value-type="string">
            <text:p>https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ETRSS-1</text:p>
          </table:table-cell>
          <table:table-cell office:value-type="float" office:value="70">
            <text:p>70</text:p>
          </table:table-cell>
          <table:table-cell/>
          <table:table-cell table:style-name="ce17"/>
          <table:table-cell table:style-name="ce25" office:value-type="date" office:date-value="2019-12-20">
            <text:p>20/12/2019</text:p>
          </table:table-cell>
          <table:table-cell/>
          <table:table-cell table:style-name="ce44" office:value-type="string">
            <text:p>https://africanews.space/ethiopia-launches-first-satellite-named-etrss-1-from-china/</text:p>
          </table:table-cell>
          <table:table-cell table:style-name="ce44" office:value-type="string">
            <text:p>https://spaceflightnow.com/2019/12/21/china-launches-environmental-satellite-built-in-cooperation-with-brazil/</text:p>
          </table:table-cell>
          <table:table-cell table:number-columns-repeated="1016"/>
        </table:table-row>
        <table:table-row table:style-name="ro1">
          <table:table-cell office:value-type="string">
            <text:p>NEOSSat (Near Earth Object Surveillance Satellite)</text:p>
          </table:table-cell>
          <table:table-cell office:value-type="float" office:value="74">
            <text:p>74</text:p>
          </table:table-cell>
          <table:table-cell/>
          <table:table-cell table:style-name="ce42"/>
          <table:table-cell table:style-name="ce25" office:value-type="date" office:date-value="2013-02-25">
            <text:p>25/02/2013</text:p>
          </table:table-cell>
          <table:table-cell/>
          <table:table-cell office:value-type="string">
            <text:p>http://www.asc-csa.gc.ca/eng/satellites/neossat/Default.asp</text:p>
          </table:table-cell>
          <table:table-cell/>
          <table:table-cell office:value-type="string">
            <text:p>http://neossat.ca/</text:p>
          </table:table-cell>
          <table:table-cell table:number-columns-repeated="1015"/>
        </table:table-row>
        <table:table-row table:style-name="ro1">
          <table:table-cell office:value-type="string">
            <text:p>ALE-2 (Astro Live Experiences-2)</text:p>
          </table:table-cell>
          <table:table-cell office:value-type="float" office:value="75">
            <text:p>75</text:p>
          </table:table-cell>
          <table:table-cell/>
          <table:table-cell table:style-name="ce42"/>
          <table:table-cell table:style-name="ce25" office:value-type="date" office:date-value="2019-12-06">
            <text:p>06/12/2019</text:p>
          </table:table-cell>
          <table:table-cell/>
          <table:table-cell table:style-name="ce44" office:value-type="string">
            <text:p>https://spaceflightnow.com/2019/12/06/rocket-labs-10th-launch-tests-booster-recovery-technology/</text:p>
          </table:table-cell>
          <table:table-cell table:style-name="ce44" office:value-type="string">
            <text:p>https://www.planet4589.org/space/log/satcat.txt</text:p>
          </table:table-cell>
          <table:table-cell table:number-columns-repeated="1016"/>
        </table:table-row>
        <table:table-row table:style-name="ro1">
          <table:table-cell office:value-type="string">
            <text:p>Kent Ridge 1</text:p>
          </table:table-cell>
          <table:table-cell office:value-type="float" office:value="78">
            <text:p>78</text:p>
          </table:table-cell>
          <table:table-cell/>
          <table:table-cell table:style-name="ce42"/>
          <table:table-cell table:style-name="ce25" office:value-type="date" office:date-value="2015-12-16">
            <text:p>16/12/2015</text:p>
          </table:table-cell>
          <table:table-cell/>
          <table:table-cell office:value-type="string">
            <text:p>http://prehled-druzic.blogspot.com/2015/12/2015-077.html</text:p>
          </table:table-cell>
          <table:table-cell/>
          <table:table-cell office:value-type="string">
            <text:p>http://spaceflightnow.com/2015/12/16/pslv-set-for-commercial-launch-with-six-singaporean-satellites/</text:p>
          </table:table-cell>
          <table:table-cell table:number-columns-repeated="1015"/>
        </table:table-row>
        <table:table-row table:style-name="ro1">
          <table:table-cell office:value-type="string">
            <text:p>Tiantuo-5</text:p>
          </table:table-cell>
          <table:table-cell office:value-type="float" office:value="78.5">
            <text:p>79</text:p>
          </table:table-cell>
          <table:table-cell/>
          <table:table-cell table:style-name="ce42"/>
          <table:table-cell table:style-name="ce25" office:value-type="date" office:date-value="2020-08-23">
            <text:p>23/08/2020</text:p>
          </table:table-cell>
          <table:table-cell/>
          <table:table-cell office:value-type="string">
            <text:p>https://spaceflightnow.com/2020/08/24/china-launches-another-gaofen-earth-observation-satellite/</text:p>
          </table:table-cell>
          <table:table-cell table:number-columns-repeated="1017"/>
        </table:table-row>
        <table:table-row table:style-name="ro1">
          <table:table-cell office:value-type="string">
            <text:p>ICEYE-X2 (ICEYE POC 2)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25" office:value-type="date" office:date-value="2018-12-03">
            <text:p>03/12/2018</text:p>
          </table:table-cell>
          <table:table-cell/>
          <table:table-cell office:value-type="string">
            <text:p>https://directory.eoportal.org/web/eoportal/satellite-missions/s/sso-a</text:p>
          </table:table-cell>
          <table:table-cell/>
          <table:table-cell office:value-type="string">
            <text:p>https://spaceflightnow.com/2018/12/03/spacex-launches-swarm-of-satellites-re-flies-rocket-for-third-time/</text:p>
          </table:table-cell>
          <table:table-cell office:value-type="string">
            <text:p>https://www.planet4589.org/space/log/satcat.txt</text:p>
          </table:table-cell>
          <table:table-cell table:number-columns-repeated="1014"/>
        </table:table-row>
        <table:table-row table:style-name="ro1">
          <table:table-cell office:value-type="string">
            <text:p>ICEYE-X4 (ICEYE POC 4)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25" office:value-type="date" office:date-value="2019-07-05">
            <text:p>05/07/2019</text:p>
          </table:table-cell>
          <table:table-cell/>
          <table:table-cell office:value-type="string">
            <text:p>https://spaceflightnow.com/2019/07/05/soyuz-rocket-and-fregat-upper-stage-deliver-33-satellites-to-three-different-orbits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ICEYE-X5 (ICEYE POC 5)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25" office:value-type="date" office:date-value="2019-07-05">
            <text:p>05/07/2019</text:p>
          </table:table-cell>
          <table:table-cell/>
          <table:table-cell office:value-type="string">
            <text:p>https://spaceflightnow.com/2019/07/05/soyuz-rocket-and-fregat-upper-stage-deliver-33-satellites-to-three-different-orbits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ICEYE-X6 (ICEYE POC 6)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25" office:value-type="date" office:date-value="2020-09-28">
            <text:p>28/09/2020</text:p>
          </table:table-cell>
          <table:table-cell/>
          <table:table-cell office:value-type="string">
            <text:p>https://www.zarya.info/Diaries/Launches/Launches.php?year=2020</text:p>
          </table:table-cell>
          <table:table-cell table:number-columns-repeated="1017"/>
        </table:table-row>
        <table:table-row table:style-name="ro1">
          <table:table-cell office:value-type="string">
            <text:p>ICEYE-X7 (ICEYE POC 7)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25" office:value-type="date" office:date-value="2020-09-28">
            <text:p>28/09/2020</text:p>
          </table:table-cell>
          <table:table-cell/>
          <table:table-cell office:value-type="string">
            <text:p>https://www.zarya.info/Diaries/Launches/Launches.php?year=2020</text:p>
          </table:table-cell>
          <table:table-cell table:number-columns-repeated="1017"/>
        </table:table-row>
        <table:table-row table:style-name="ro1">
          <table:table-cell office:value-type="string">
            <text:p>M3MSat (Maritime Monitoring and Messaging Microsatellite)</text:p>
          </table:table-cell>
          <table:table-cell office:value-type="float" office:value="85">
            <text:p>85</text:p>
          </table:table-cell>
          <table:table-cell/>
          <table:table-cell table:style-name="ce42"/>
          <table:table-cell table:style-name="ce25" office:value-type="date" office:date-value="2016-06-22">
            <text:p>22/06/2016</text:p>
          </table:table-cell>
          <table:table-cell/>
          <table:table-cell office:value-type="string">
            <text:p>http://www.asc-csa.gc.ca/eng/satellites/m3msat/</text:p>
          </table:table-cell>
          <table:table-cell/>
          <table:table-cell table:style-name="ce45" office:value-type="string">
            <text:p>http://spaceflightnow.com/2016/06/22/pslv-c34/</text:p>
          </table:table-cell>
          <table:table-cell office:value-type="string">
            <text:p>http://www.zarya.info/Diaries/Launches/Launches.php?year=2016</text:p>
          </table:table-cell>
          <table:table-cell table:number-columns-repeated="1014"/>
        </table:table-row>
        <table:table-row table:style-name="ro1">
          <table:table-cell office:value-type="string">
            <text:p>NPSat-1 (Naval Postgraduate Satellite 1)</text:p>
          </table:table-cell>
          <table:table-cell office:value-type="float" office:value="85">
            <text:p>85</text:p>
          </table:table-cell>
          <table:table-cell/>
          <table:table-cell table:style-name="ce17"/>
          <table:table-cell table:style-name="ce25" office:value-type="date" office:date-value="2019-06-25">
            <text:p>25/06/2019</text:p>
          </table:table-cell>
          <table:table-cell/>
          <table:table-cell office:value-type="string">
            <text:p>https://spaceflightnow.com/2019/06/25/falcon-heavy-launches-on-military-led-rideshare-mission-boat-catches-fairing/</text:p>
          </table:table-cell>
          <table:table-cell/>
          <table:table-cell office:value-type="string">
            <text:p>https://www.planet4589.org/space/log/satcat.txt</text:p>
          </table:table-cell>
          <table:table-cell office:value-type="string">
            <text:p>https://directory.eoportal.org/web/eoportal/satellite-missions/content/-/article/npsat-1</text:p>
          </table:table-cell>
          <table:table-cell table:number-columns-repeated="221"/>
          <table:table-cell table:style-name="ce1" table:number-columns-repeated="25"/>
          <table:table-cell table:number-columns-repeated="768"/>
        </table:table-row>
        <table:table-row table:style-name="ro1">
          <table:table-cell office:value-type="string">
            <text:p>Deimos 1</text:p>
          </table:table-cell>
          <table:table-cell office:value-type="float" office:value="90">
            <text:p>90</text:p>
          </table:table-cell>
          <table:table-cell/>
          <table:table-cell table:style-name="ce17"/>
          <table:table-cell table:style-name="ce25" office:value-type="date" office:date-value="2009-07-29">
            <text:p>29/07/2009</text:p>
          </table:table-cell>
          <table:table-cell office:value-type="float" office:value="5">
            <text:p>5</text:p>
          </table:table-cell>
          <table:table-cell office:value-type="string">
            <text:p>http://www.deimos-imaging.com/technology/our-satellite-deimos-1</text:p>
          </table:table-cell>
          <table:table-cell/>
          <table:table-cell table:style-name="ce37" office:value-type="string">
            <text:p><text:a xlink:href="http://nssdc.gsfc.nasa.gov/spacewarn/spx665.html">http://envisat.esa.int/object/index.cfm?fobjectid=5147</text:a></text:p>
          </table:table-cell>
          <table:table-cell table:number-columns-repeated="1015"/>
        </table:table-row>
        <table:table-row table:style-name="ro1">
          <table:table-cell office:value-type="string">
            <text:p>SkySat-2 (B, S2)</text:p>
          </table:table-cell>
          <table:table-cell office:value-type="float" office:value="90">
            <text:p>90</text:p>
          </table:table-cell>
          <table:table-cell table:number-columns-repeated="2"/>
          <table:table-cell table:style-name="ce25" office:value-type="date" office:date-value="2014-07-08">
            <text:p>08/07/2014</text:p>
          </table:table-cell>
          <table:table-cell/>
          <table:table-cell office:value-type="string">
            <text:p>http://www.skyboximaging.com/blog/SkySat-2-Launched!</text:p>
          </table:table-cell>
          <table:table-cell/>
          <table:table-cell office:value-type="string">
            <text:p>http://www.satimagingcorp.com/satellite-sensors/skysat-2/</text:p>
          </table:table-cell>
          <table:table-cell office:value-type="string">
            <text:p>http://www.zarya.info/Diaries/Launches/Launches.php?year=2014</text:p>
          </table:table-cell>
          <table:table-cell table:number-columns-repeated="1014"/>
        </table:table-row>
        <table:table-row table:style-name="ro1">
          <table:table-cell office:value-type="string">
            <text:p>Zhuhai 1-04 (OHS-1)</text:p>
          </table:table-cell>
          <table:table-cell office:value-type="float" office:value="90">
            <text:p>90</text:p>
          </table:table-cell>
          <table:table-cell table:number-columns-repeated="2"/>
          <table:table-cell table:style-name="ce25" office:value-type="date" office:date-value="2018-04-26">
            <text:p>26/04/2018</text:p>
          </table:table-cell>
          <table:table-cell/>
          <table:table-cell office:value-type="string">
            <text:p>https://spaceflightnow.com/2018/04/26/long-march-11-rocket-delivers-five-commercial-satellites-to-orbit/</text:p>
          </table:table-cell>
          <table:table-cell/>
          <table:table-cell table:style-name="ce37" office:value-type="string">
            <text:p><text:a xlink:href="http://nssdc.gsfc.nasa.gov/spacewarn/spx665.html">http://www.lib.cas.cz/space.40/2007/031A.HTM</text:a></text:p>
          </table:table-cell>
          <table:table-cell table:number-columns-repeated="1015"/>
        </table:table-row>
        <table:table-row table:style-name="ro1">
          <table:table-cell office:value-type="string">
            <text:p>Zhuhai 1-05 (OHS-2)</text:p>
          </table:table-cell>
          <table:table-cell office:value-type="float" office:value="90">
            <text:p>90</text:p>
          </table:table-cell>
          <table:table-cell table:number-columns-repeated="2"/>
          <table:table-cell table:style-name="ce25" office:value-type="date" office:date-value="2018-04-26">
            <text:p>26/04/2018</text:p>
          </table:table-cell>
          <table:table-cell/>
          <table:table-cell office:value-type="string">
            <text:p>https://spaceflightnow.com/2018/04/26/long-march-11-rocket-delivers-five-commercial-satellites-to-orbit/</text:p>
          </table:table-cell>
          <table:table-cell/>
          <table:table-cell office:value-type="string">
            <text:p>https://spaceflightnow.com/2019/03/11/chinese-tv-broadcasting-satellite-launched-on-300th-long-march-rocket/</text:p>
          </table:table-cell>
          <table:table-cell table:number-columns-repeated="1015"/>
        </table:table-row>
        <table:table-row table:style-name="ro1">
          <table:table-cell office:value-type="string">
            <text:p>Zhuhai 1-06 (OHS-3)</text:p>
          </table:table-cell>
          <table:table-cell office:value-type="float" office:value="90">
            <text:p>90</text:p>
          </table:table-cell>
          <table:table-cell table:number-columns-repeated="2"/>
          <table:table-cell table:style-name="ce25" office:value-type="date" office:date-value="2018-04-26">
            <text:p>26/04/2018</text:p>
          </table:table-cell>
          <table:table-cell/>
          <table:table-cell office:value-type="string">
            <text:p>https://spaceflightnow.com/2018/04/26/long-march-11-rocket-delivers-five-commercial-satellites-to-orbit/</text:p>
          </table:table-cell>
          <table:table-cell table:number-columns-repeated="1017"/>
        </table:table-row>
        <table:table-row table:style-name="ro1">
          <table:table-cell office:value-type="string">
            <text:p>Zhuhai 1-07 (OHS-4)</text:p>
          </table:table-cell>
          <table:table-cell office:value-type="float" office:value="90">
            <text:p>90</text:p>
          </table:table-cell>
          <table:table-cell table:number-columns-repeated="2"/>
          <table:table-cell table:style-name="ce25" office:value-type="date" office:date-value="2018-04-26">
            <text:p>26/04/2018</text:p>
          </table:table-cell>
          <table:table-cell/>
          <table:table-cell office:value-type="string">
            <text:p>https://spaceflightnow.com/2018/04/26/long-march-11-rocket-delivers-five-commercial-satellites-to-orbit/</text:p>
          </table:table-cell>
          <table:table-cell/>
          <table:table-cell office:value-type="string">
            <text:p>http://www.planet4589.org/space/log/geo.log</text:p>
          </table:table-cell>
          <table:table-cell table:number-columns-repeated="1015"/>
        </table:table-row>
        <table:table-row table:style-name="ro1">
          <table:table-cell office:value-type="string">
            <text:p>X-Sat</text:p>
          </table:table-cell>
          <table:table-cell office:value-type="float" office:value="91">
            <text:p>91</text:p>
          </table:table-cell>
          <table:table-cell/>
          <table:table-cell office:value-type="float" office:value="175">
            <text:p>175</text:p>
          </table:table-cell>
          <table:table-cell table:style-name="ce25" office:value-type="date" office:date-value="2011-04-20">
            <text:p>20/04/2011</text:p>
          </table:table-cell>
          <table:table-cell office:value-type="float" office:value="3">
            <text:p>3</text:p>
          </table:table-cell>
          <table:table-cell office:value-type="string">
            <text:p>http://www.lib.cas.cz/space.40/2011/015C.HTM</text:p>
          </table:table-cell>
          <table:table-cell/>
          <table:table-cell office:value-type="string">
            <text:p>http://www.xmradio.com/newsroom/screen/pr_2005_03_01.html</text:p>
          </table:table-cell>
          <table:table-cell table:number-columns-repeated="1015"/>
        </table:table-row>
        <table:table-row table:style-name="ro1">
          <table:table-cell office:value-type="string">
            <text:p>CBNT-1 (Carbonite 1)</text:p>
          </table:table-cell>
          <table:table-cell office:value-type="float" office:value="91">
            <text:p>91</text:p>
          </table:table-cell>
          <table:table-cell/>
          <table:table-cell table:style-name="ce42"/>
          <table:table-cell table:style-name="ce25" office:value-type="date" office:date-value="2015-07-10">
            <text:p>10/07/2015</text:p>
          </table:table-cell>
          <table:table-cell/>
          <table:table-cell office:value-type="string">
            <text:p>http://www.nasaspaceflight.com/2015/07/indian-pslv-launch-five-british-satellites/</text:p>
          </table:table-cell>
          <table:table-cell/>
          <table:table-cell table:style-name="ce45"/>
          <table:table-cell table:number-columns-repeated="1015"/>
        </table:table-row>
        <table:table-row table:style-name="ro1">
          <table:table-cell office:value-type="string">
            <text:p>Bird 2 (Bispectral InfraRed Detector 2)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table:style-name="ce17" office:value-type="float" office:value="120">
            <text:p>120</text:p>
          </table:table-cell>
          <table:table-cell table:style-name="ce25" office:value-type="date" office:date-value="2001-10-22">
            <text:p>22/10/2001</text:p>
          </table:table-cell>
          <table:table-cell office:value-type="float" office:value="1.5">
            <text:p>1.5</text:p>
          </table:table-cell>
          <table:table-cell office:value-type="string">
            <text:p>http://perso.wanadoo.fr/eurospace/espdatabase/index.html</text:p>
          </table:table-cell>
          <table:table-cell/>
          <table:table-cell office:value-type="string">
            <text:p>http://nssdc.gsfc.nasa.gov/spacewarn/spx576.html</text:p>
          </table:table-cell>
          <table:table-cell office:value-type="string">
            <text:p>http://spacesensors.dlr.de/SE/bird/</text:p>
          </table:table-cell>
          <table:table-cell office:value-type="string">
            <text:p>http://www.lib.cas.cz/www/space.40/2001/049C.HTM</text:p>
          </table:table-cell>
          <table:table-cell table:number-columns-repeated="1013"/>
        </table:table-row>
        <table:table-row table:style-name="ro1">
          <table:table-cell office:value-type="string">
            <text:p>Youthsat</text:p>
          </table:table-cell>
          <table:table-cell office:value-type="float" office:value="92">
            <text:p>92</text:p>
          </table:table-cell>
          <table:table-cell table:number-columns-repeated="2"/>
          <table:table-cell table:style-name="ce25" office:value-type="date" office:date-value="2011-04-20">
            <text:p>20/04/2011</text:p>
          </table:table-cell>
          <table:table-cell office:value-type="float" office:value="2">
            <text:p>2</text:p>
          </table:table-cell>
          <table:table-cell office:value-type="string">
            <text:p>http://www.isro.org/satellites/youthsat.aspx</text:p>
          </table:table-cell>
          <table:table-cell table:number-columns-repeated="1017"/>
        </table:table-row>
        <table:table-row table:style-name="ro1">
          <table:table-cell office:value-type="string">
            <text:p>RISat-2 (Radar Imaging Satellite 2)</text:p>
          </table:table-cell>
          <table:table-cell office:value-type="float" office:value="93">
            <text:p>93</text:p>
          </table:table-cell>
          <table:table-cell/>
          <table:table-cell table:style-name="ce17"/>
          <table:table-cell table:style-name="ce25" office:value-type="date" office:date-value="2009-04-20">
            <text:p>20/04/2009</text:p>
          </table:table-cell>
          <table:table-cell/>
          <table:table-cell table:style-name="ce37" office:value-type="string">
            <text:p><text:a xlink:href="http://www.spaceandtech.com/spacedata">http://timesofindia.indiatimes.com/Health--Science/Science/RISAT-2-not-a-spy-satellite-ISRO-chief/articleshow/4422951.cms</text:a></text:p>
          </table:table-cell>
          <table:table-cell/>
          <table:table-cell office:value-type="string">
            <text:p>http://www.defensenews.com/story.php?i=4047490</text:p>
          </table:table-cell>
          <table:table-cell office:value-type="string">
            <text:p>http://www.kosmo.cz/modules.php?op=modload&amp;name=kosmo&amp;file=index&amp;fil=/s/2009/019A.HTM</text:p>
          </table:table-cell>
          <table:table-cell table:number-columns-repeated="1014"/>
        </table:table-row>
        <table:table-row table:style-name="ro1">
          <table:table-cell office:value-type="string">
            <text:p>STSat-2C</text:p>
          </table:table-cell>
          <table:table-cell office:value-type="float" office:value="93">
            <text:p>93</text:p>
          </table:table-cell>
          <table:table-cell/>
          <table:table-cell table:style-name="ce17" office:value-type="float" office:value="160">
            <text:p>160</text:p>
          </table:table-cell>
          <table:table-cell table:style-name="ce25" office:value-type="date" office:date-value="2013-01-30">
            <text:p>30/01/2013</text:p>
          </table:table-cell>
          <table:table-cell office:value-type="float" office:value="2">
            <text:p>2</text:p>
          </table:table-cell>
          <table:table-cell office:value-type="string">
            <text:p>http://www.nasaspaceflight.com/2013/01/south-korea-stsat-2c-via-kslv-1/</text:p>
          </table:table-cell>
          <table:table-cell/>
          <table:table-cell office:value-type="string">
            <text:p>http://nssdc.gsfc.nasa.gov/spacewarn/spx598.html</text:p>
          </table:table-cell>
          <table:table-cell office:value-type="string">
            <text:p>http://space50.kosmo.cz/s40/2013/INDEX1.HTM</text:p>
          </table:table-cell>
          <table:table-cell table:number-columns-repeated="1014"/>
        </table:table-row>
        <table:table-row table:style-name="ro1">
          <table:table-cell office:value-type="string">
            <text:p>Xingyun 2-01</text:p>
          </table:table-cell>
          <table:table-cell office:value-type="float" office:value="93">
            <text:p>93</text:p>
          </table:table-cell>
          <table:table-cell/>
          <table:table-cell table:style-name="ce42"/>
          <table:table-cell table:style-name="ce25" office:value-type="date" office:date-value="2020-05-11">
            <text:p>11/05/2020</text:p>
          </table:table-cell>
          <table:table-cell/>
          <table:table-cell office:value-type="string">
            <text:p>https://spaceflightnow.com/2020/05/12/first-two-smallsats-launched-for-chinese-data-relay-constellation/</text:p>
          </table:table-cell>
          <table:table-cell office:value-type="string">
            <text:p>https://www.nasaspaceflight.com/2020/05/kuhaizhou-1a-satellites-tribute-wuhan/</text:p>
          </table:table-cell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Xingyun 2-02</text:p>
          </table:table-cell>
          <table:table-cell office:value-type="float" office:value="93">
            <text:p>93</text:p>
          </table:table-cell>
          <table:table-cell/>
          <table:table-cell table:style-name="ce42"/>
          <table:table-cell table:style-name="ce25" office:value-type="date" office:date-value="2020-05-11">
            <text:p>11/05/2020</text:p>
          </table:table-cell>
          <table:table-cell/>
          <table:table-cell office:value-type="string">
            <text:p>https://spaceflightnow.com/2020/05/12/first-two-smallsats-launched-for-chinese-data-relay-constellation/</text:p>
          </table:table-cell>
          <table:table-cell office:value-type="string">
            <text:p>https://www.nasaspaceflight.com/2020/05/kuhaizhou-1a-satellites-tribute-wuhan/</text:p>
          </table:table-cell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Jilin-1 (Lingqiao-A, Lingqiao Video A)</text:p>
          </table:table-cell>
          <table:table-cell office:value-type="float" office:value="95">
            <text:p>95</text:p>
          </table:table-cell>
          <table:table-cell table:style-name="ce42" table:number-columns-repeated="2"/>
          <table:table-cell table:style-name="ce25" office:value-type="date" office:date-value="2015-10-07">
            <text:p>07/10/2015</text:p>
          </table:table-cell>
          <table:table-cell/>
          <table:table-cell office:value-type="string">
            <text:p>http://spaceflightnow.com/2015/10/07/quartet-of-earth-imaging-satellites-launched-from-china/</text:p>
          </table:table-cell>
          <table:table-cell/>
          <table:table-cell office:value-type="string">
            <text:p>http://prehled-druzic.blogspot.cz/2015/10/2015-057.html</text:p>
          </table:table-cell>
          <table:table-cell office:value-type="string">
            <text:p>http://planet4589.org/space/log/satcat.txt</text:p>
          </table:table-cell>
          <table:table-cell table:number-columns-repeated="221"/>
          <table:table-cell table:style-name="ce1" table:number-columns-repeated="25"/>
          <table:table-cell table:number-columns-repeated="768"/>
        </table:table-row>
        <table:table-row table:style-name="ro1">
          <table:table-cell office:value-type="string">
            <text:p>Jilin-1 (Lingqiao-B, Lingqiao Video B)</text:p>
          </table:table-cell>
          <table:table-cell office:value-type="float" office:value="95">
            <text:p>95</text:p>
          </table:table-cell>
          <table:table-cell table:style-name="ce42" table:number-columns-repeated="2"/>
          <table:table-cell table:style-name="ce25" office:value-type="date" office:date-value="2015-10-07">
            <text:p>07/10/2015</text:p>
          </table:table-cell>
          <table:table-cell/>
          <table:table-cell office:value-type="string">
            <text:p>http://spaceflightnow.com/2015/10/07/quartet-of-earth-imaging-satellites-launched-from-china/</text:p>
          </table:table-cell>
          <table:table-cell/>
          <table:table-cell office:value-type="string">
            <text:p>http://prehled-druzic.blogspot.cz/2015/10/2015-057.html</text:p>
          </table:table-cell>
          <table:table-cell office:value-type="string">
            <text:p>http://planet4589.org/space/log/satcat.txt</text:p>
          </table:table-cell>
          <table:table-cell table:number-columns-repeated="1014"/>
        </table:table-row>
        <table:table-row table:style-name="ro2">
          <table:table-cell office:value-type="string">
            <text:p>Jilin-1-4 (Shipin 4)</text:p>
          </table:table-cell>
          <table:table-cell office:value-type="float" office:value="95">
            <text:p>95</text:p>
          </table:table-cell>
          <table:table-cell/>
          <table:table-cell table:style-name="ce42"/>
          <table:table-cell table:style-name="ce25" office:value-type="date" office:date-value="2017-11-21">
            <text:p>21/11/2017</text:p>
          </table:table-cell>
          <table:table-cell office:value-type="float" office:value="3">
            <text:p>3</text:p>
          </table:table-cell>
          <table:table-cell office:value-type="string">
            <text:p>https://spaceflightnow.com/2017/11/21/three-video-imaging-satellites-launched-from-china/</text:p>
          </table:table-cell>
          <table:table-cell/>
          <table:table-cell office:value-type="string">
            <text:p>https://www.nasaspaceflight.com/2017/11/long-march-6-launches-jilin-1-trio/</text:p>
          </table:table-cell>
          <table:table-cell table:number-columns-repeated="1015"/>
        </table:table-row>
        <table:table-row table:style-name="ro1">
          <table:table-cell office:value-type="string">
            <text:p>Jilin-1-5 (Shipin 5)</text:p>
          </table:table-cell>
          <table:table-cell office:value-type="float" office:value="95">
            <text:p>95</text:p>
          </table:table-cell>
          <table:table-cell/>
          <table:table-cell table:style-name="ce42"/>
          <table:table-cell table:style-name="ce25" office:value-type="date" office:date-value="2017-11-21">
            <text:p>21/11/2017</text:p>
          </table:table-cell>
          <table:table-cell office:value-type="float" office:value="3">
            <text:p>3</text:p>
          </table:table-cell>
          <table:table-cell office:value-type="string">
            <text:p>https://spaceflightnow.com/2017/11/21/three-video-imaging-satellites-launched-from-china/</text:p>
          </table:table-cell>
          <table:table-cell/>
          <table:table-cell office:value-type="string">
            <text:p>https://www.nasaspaceflight.com/2017/11/long-march-6-launches-jilin-1-trio/</text:p>
          </table:table-cell>
          <table:table-cell table:number-columns-repeated="1015"/>
        </table:table-row>
        <table:table-row table:style-name="ro1">
          <table:table-cell office:value-type="string">
            <text:p>Jilin-1-6 (Shipin 6)</text:p>
          </table:table-cell>
          <table:table-cell office:value-type="float" office:value="95">
            <text:p>95</text:p>
          </table:table-cell>
          <table:table-cell/>
          <table:table-cell table:style-name="ce42"/>
          <table:table-cell table:style-name="ce25" office:value-type="date" office:date-value="2017-11-21">
            <text:p>21/11/2017</text:p>
          </table:table-cell>
          <table:table-cell office:value-type="float" office:value="3">
            <text:p>3</text:p>
          </table:table-cell>
          <table:table-cell office:value-type="string">
            <text:p>https://spaceflightnow.com/2017/11/21/three-video-imaging-satellites-launched-from-china/</text:p>
          </table:table-cell>
          <table:table-cell/>
          <table:table-cell office:value-type="string">
            <text:p>https://www.nasaspaceflight.com/2017/11/long-march-6-launches-jilin-1-trio/</text:p>
          </table:table-cell>
          <table:table-cell table:number-columns-repeated="1015"/>
        </table:table-row>
        <table:table-row table:style-name="ro1">
          <table:table-cell office:value-type="string">
            <text:p>Jilin-1-7 (Shipin 7)</text:p>
          </table:table-cell>
          <table:table-cell office:value-type="float" office:value="95">
            <text:p>95</text:p>
          </table:table-cell>
          <table:table-cell/>
          <table:table-cell table:style-name="ce42"/>
          <table:table-cell table:style-name="ce25" office:value-type="date" office:date-value="2018-01-18">
            <text:p>18/01/2018</text:p>
          </table:table-cell>
          <table:table-cell office:value-type="float" office:value="3">
            <text:p>3</text:p>
          </table:table-cell>
          <table:table-cell office:value-type="string">
            <text:p>http://spaceflight101.com/china-third-long-march-11-launch/</text:p>
          </table:table-cell>
          <table:table-cell table:number-columns-repeated="1017"/>
        </table:table-row>
        <table:table-row table:style-name="ro1">
          <table:table-cell office:value-type="string">
            <text:p>Jilin-1-8 (Shipin 8)</text:p>
          </table:table-cell>
          <table:table-cell office:value-type="float" office:value="95">
            <text:p>95</text:p>
          </table:table-cell>
          <table:table-cell/>
          <table:table-cell table:style-name="ce42"/>
          <table:table-cell table:style-name="ce25" office:value-type="date" office:date-value="2018-01-18">
            <text:p>18/01/2018</text:p>
          </table:table-cell>
          <table:table-cell office:value-type="float" office:value="3">
            <text:p>3</text:p>
          </table:table-cell>
          <table:table-cell office:value-type="string">
            <text:p>http://spaceflight101.com/china-third-long-march-11-launch/</text:p>
          </table:table-cell>
          <table:table-cell table:number-columns-repeated="1017"/>
        </table:table-row>
        <table:table-row table:style-name="ro1">
          <table:table-cell office:value-type="string">
            <text:p>Jilin-1-10 (Guanpu 2)</text:p>
          </table:table-cell>
          <table:table-cell office:value-type="float" office:value="95">
            <text:p>95</text:p>
          </table:table-cell>
          <table:table-cell/>
          <table:table-cell table:style-name="ce42"/>
          <table:table-cell table:style-name="ce25" office:value-type="date" office:date-value="2019-01-21">
            <text:p>21/01/2019</text:p>
          </table:table-cell>
          <table:table-cell office:value-type="float" office:value="3">
            <text:p>3</text:p>
          </table:table-cell>
          <table:table-cell office:value-type="string">
            <text:p>https://spaceflightnow.com/2019/01/22/chinas-long-march-11-rocket-lofts-earth-imaging-and-tech-demo-satellites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Jilin-1-9 (Guanpu 1)</text:p>
          </table:table-cell>
          <table:table-cell office:value-type="float" office:value="95">
            <text:p>95</text:p>
          </table:table-cell>
          <table:table-cell/>
          <table:table-cell table:style-name="ce42"/>
          <table:table-cell table:style-name="ce25" office:value-type="date" office:date-value="2019-01-21">
            <text:p>21/01/2019</text:p>
          </table:table-cell>
          <table:table-cell office:value-type="float" office:value="3">
            <text:p>3</text:p>
          </table:table-cell>
          <table:table-cell office:value-type="string">
            <text:p>https://spaceflightnow.com/2019/01/22/chinas-long-march-11-rocket-lofts-earth-imaging-and-tech-demo-satellites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Jilin-1 Gaofen 02A</text:p>
          </table:table-cell>
          <table:table-cell office:value-type="float" office:value="95">
            <text:p>95</text:p>
          </table:table-cell>
          <table:table-cell/>
          <table:table-cell table:style-name="ce42"/>
          <table:table-cell table:style-name="ce25" office:value-type="date" office:date-value="2019-11-13">
            <text:p>13/11/2019</text:p>
          </table:table-cell>
          <table:table-cell/>
          <table:table-cell office:value-type="string">
            <text:p>https://spaceflightnow.com/2019/11/13/two-chinese-satellite-launchers-lift-off-three-hours-apart/</text:p>
          </table:table-cell>
          <table:table-cell table:number-columns-repeated="1017"/>
        </table:table-row>
        <table:table-row table:style-name="ro1">
          <table:table-cell office:value-type="string">
            <text:p>Jilin-1 Gaofen 02B</text:p>
          </table:table-cell>
          <table:table-cell office:value-type="float" office:value="95">
            <text:p>95</text:p>
          </table:table-cell>
          <table:table-cell/>
          <table:table-cell table:style-name="ce42"/>
          <table:table-cell table:style-name="ce25" office:value-type="date" office:date-value="2019-12-07">
            <text:p>07/12/2019</text:p>
          </table:table-cell>
          <table:table-cell/>
          <table:table-cell table:style-name="ce44" office:value-type="string">
            <text:p>https://spaceflightnow.com/2019/12/07/china-launches-two-kuaizhou-rockets-in-six-hours/</text:p>
          </table:table-cell>
          <table:table-cell table:number-columns-repeated="1017"/>
        </table:table-row>
        <table:table-row table:style-name="ro1">
          <table:table-cell office:value-type="string">
            <text:p>Jilin-1 Kuanfu-1</text:p>
          </table:table-cell>
          <table:table-cell office:value-type="float" office:value="95">
            <text:p>95</text:p>
          </table:table-cell>
          <table:table-cell/>
          <table:table-cell table:style-name="ce42"/>
          <table:table-cell table:style-name="ce25" office:value-type="date" office:date-value="2020-01-15">
            <text:p>15/01/2020</text:p>
          </table:table-cell>
          <table:table-cell/>
          <table:table-cell table:style-name="ce44" office:value-type="string">
            <text:p>https://spaceflightnow.com/2020/01/15/argentine-satellites-hitch-ride-with-chinese-payloads-on-long-march-2d-rocket/</text:p>
          </table:table-cell>
          <table:table-cell table:number-columns-repeated="1017"/>
        </table:table-row>
        <table:table-row table:style-name="ro1">
          <table:table-cell office:value-type="string">
            <text:p>UK-DMC-2 (BNSCSat-2, British National Science Center Satellite 2)</text:p>
          </table:table-cell>
          <table:table-cell office:value-type="float" office:value="96.5">
            <text:p>97</text:p>
          </table:table-cell>
          <table:table-cell table:number-columns-repeated="2"/>
          <table:table-cell table:style-name="ce25" office:value-type="date" office:date-value="2009-07-29">
            <text:p>29/07/2009</text:p>
          </table:table-cell>
          <table:table-cell office:value-type="float" office:value="5">
            <text:p>5</text:p>
          </table:table-cell>
          <table:table-cell office:value-type="string">
            <text:p>http://nssdc.gsfc.nasa.gov/spacewarn/spx669.html</text:p>
          </table:table-cell>
          <table:table-cell/>
          <table:table-cell office:value-type="string">
            <text:p>http://www.globalsecurity.org/military/library</text:p>
          </table:table-cell>
          <table:table-cell table:number-columns-repeated="1015"/>
        </table:table-row>
        <table:table-row table:style-name="ro1">
          <table:table-cell office:value-type="string">
            <text:p>Proba 1 (Project for On-Board Autonomy)</text:p>
          </table:table-cell>
          <table:table-cell office:value-type="float" office:value="100">
            <text:p>100</text:p>
          </table:table-cell>
          <table:table-cell/>
          <table:table-cell table:style-name="ce17" office:value-type="float" office:value="100">
            <text:p>100</text:p>
          </table:table-cell>
          <table:table-cell table:style-name="ce25" office:value-type="date" office:date-value="2001-10-22">
            <text:p>22/10/2001</text:p>
          </table:table-cell>
          <table:table-cell office:value-type="float" office:value="2">
            <text:p>2</text:p>
          </table:table-cell>
          <table:table-cell table:style-name="ce37" office:value-type="string">
            <text:p><text:a xlink:href="http://russianforces.org/blog/2010/01/new_raduga-class_communication.shtml">http://perso.wanadoo.fr/eurospace/espdatabase/index.html</text:a></text:p>
          </table:table-cell>
          <table:table-cell/>
          <table:table-cell office:value-type="string">
            <text:p>http://nssdc.gsfc.nasa.gov/spacewarn/spx576.html</text:p>
          </table:table-cell>
          <table:table-cell office:value-type="string">
            <text:p>http://www.esa.int/SPECIALS/Proba_web_site/ESAQ9KTHN6D_0.html</text:p>
          </table:table-cell>
          <table:table-cell table:number-columns-repeated="1014"/>
        </table:table-row>
        <table:table-row table:style-name="ro1">
          <table:table-cell office:value-type="string">
            <text:p>Chuangxin 1-1 (Innovation 1-1, Chuang Xin 1, CX-1-1)</text:p>
          </table:table-cell>
          <table:table-cell office:value-type="float" office:value="100">
            <text:p>100</text:p>
          </table:table-cell>
          <table:table-cell/>
          <table:table-cell table:style-name="ce17"/>
          <table:table-cell table:style-name="ce25" office:value-type="date" office:date-value="2003-10-21">
            <text:p>21/10/2003</text:p>
          </table:table-cell>
          <table:table-cell/>
          <table:table-cell office:value-type="string">
            <text:p>http://perso.wanadoo.fr/eurospace/espdatabase/index.html</text:p>
          </table:table-cell>
          <table:table-cell/>
          <table:table-cell office:value-type="string">
            <text:p>http://english.cas.ac.cn/eng2003/news/detailnewsb.asp?InfoNo=24708</text:p>
          </table:table-cell>
          <table:table-cell office:value-type="string">
            <text:p>http://nssdc.gsfc.nasa.gov/spacewarn/spx600.html</text:p>
          </table:table-cell>
          <table:table-cell table:number-columns-repeated="1014"/>
        </table:table-row>
        <table:table-row table:style-name="ro1">
          <table:table-cell office:value-type="string">
            <text:p>Nigeriasat-X</text:p>
          </table:table-cell>
          <table:table-cell office:value-type="float" office:value="100">
            <text:p>100</text:p>
          </table:table-cell>
          <table:table-cell/>
          <table:table-cell table:style-name="ce17"/>
          <table:table-cell table:style-name="ce25" office:value-type="date" office:date-value="2011-08-17">
            <text:p>17/08/2011</text:p>
          </table:table-cell>
          <table:table-cell/>
          <table:table-cell office:value-type="string">
            <text:p>http://events.eoportal.org/get_announce.php?an_id=10002846</text:p>
          </table:table-cell>
          <table:table-cell table:number-columns-repeated="1017"/>
        </table:table-row>
        <table:table-row table:style-name="ro1">
          <table:table-cell office:value-type="string">
            <text:p>Chuangxin 1-3 (Innovation 1-3)</text:p>
          </table:table-cell>
          <table:table-cell office:value-type="float" office:value="100">
            <text:p>100</text:p>
          </table:table-cell>
          <table:table-cell/>
          <table:table-cell table:style-name="ce17"/>
          <table:table-cell table:style-name="ce25" office:value-type="date" office:date-value="2011-11-20">
            <text:p>20/11/2011</text:p>
          </table:table-cell>
          <table:table-cell/>
          <table:table-cell office:value-type="string">
            <text:p>http://spaceflightnow.com/news/n1111/19longmarch/</text:p>
          </table:table-cell>
          <table:table-cell/>
          <table:table-cell office:value-type="string">
            <text:p>http://www.lib.cas.cz/space.40/2011/068A.HTM</text:p>
          </table:table-cell>
          <table:table-cell table:number-columns-repeated="1015"/>
        </table:table-row>
        <table:table-row table:style-name="ro1">
          <table:table-cell office:value-type="string">
            <text:p>exactView 1</text:p>
          </table:table-cell>
          <table:table-cell office:value-type="float" office:value="100">
            <text:p>100</text:p>
          </table:table-cell>
          <table:table-cell/>
          <table:table-cell table:style-name="ce42"/>
          <table:table-cell table:style-name="ce25" office:value-type="date" office:date-value="2012-07-22">
            <text:p>22/07/2012</text:p>
          </table:table-cell>
          <table:table-cell/>
          <table:table-cell office:value-type="string">
            <text:p>http://www.sstl.co.uk/news-and-events?story=2046</text:p>
          </table:table-cell>
          <table:table-cell/>
          <table:table-cell office:value-type="string">
            <text:p>http://www10.giscafe.com/nbc/articles/1/1107193/exactEarth-announces-successful-launch-EV-1-satellite-with-Advanced-AIS-detection-payload</text:p>
          </table:table-cell>
          <table:table-cell office:value-type="string">
            <text:p>http://www.dailywireless.org/2012/07/25/exactearth-launches-ais-satellite/</text:p>
          </table:table-cell>
          <table:table-cell office:value-type="string">
            <text:p>http://www.zarya.info/Diaries/Launches/Launches.php?year=2012</text:p>
          </table:table-cell>
          <table:table-cell table:number-columns-repeated="1013"/>
        </table:table-row>
        <table:table-row table:style-name="ro1">
          <table:table-cell office:value-type="string">
            <text:p>Saudisat-4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5" office:value-type="date" office:date-value="2014-06-19">
            <text:p>19/06/2014</text:p>
          </table:table-cell>
          <table:table-cell/>
          <table:table-cell office:value-type="string">
            <text:p>http://english.alarabiya.net/en/business/technology/2014/06/21/SaudiSat-4-launched-into-space.html</text:p>
          </table:table-cell>
          <table:table-cell/>
          <table:table-cell office:value-type="string">
            <text:p>http://www.saudigazette.com.sa/index.cfm?method=home.regcon&amp;contentid=20140621209091</text:p>
          </table:table-cell>
          <table:table-cell table:number-columns-repeated="1015"/>
        </table:table-row>
        <table:table-row table:style-name="ro1">
          <table:table-cell office:value-type="string">
            <text:p>Chuangxin 1-4 (Innovation 1-4)</text:p>
          </table:table-cell>
          <table:table-cell office:value-type="float" office:value="100">
            <text:p>100</text:p>
          </table:table-cell>
          <table:table-cell/>
          <table:table-cell table:style-name="ce17"/>
          <table:table-cell table:style-name="ce25" office:value-type="date" office:date-value="2014-09-04">
            <text:p>04/09/2014</text:p>
          </table:table-cell>
          <table:table-cell/>
          <table:table-cell table:style-name="ce45" office:value-type="string">
            <text:p>http://www.zarya.info/Diaries/Launches/Launches.php?year=2014</text:p>
          </table:table-cell>
          <table:table-cell table:style-name="ce45"/>
          <table:table-cell office:value-type="string">
            <text:p>http://www.spaceflight101.com/chinese-long-march-2d-successfully-launches-two-satellites---ling-qiao--cx-1-04.html</text:p>
          </table:table-cell>
          <table:table-cell table:number-columns-repeated="1015"/>
        </table:table-row>
        <table:table-row table:style-name="ro1">
          <table:table-cell office:value-type="string">
            <text:p>Ling Qiao</text:p>
          </table:table-cell>
          <table:table-cell office:value-type="float" office:value="100">
            <text:p>100</text:p>
          </table:table-cell>
          <table:table-cell table:style-name="ce42" table:number-columns-repeated="2"/>
          <table:table-cell table:style-name="ce25" office:value-type="date" office:date-value="2014-09-04">
            <text:p>04/09/2014</text:p>
          </table:table-cell>
          <table:table-cell/>
          <table:table-cell office:value-type="string">
            <text:p>http://www.zarya.info/Diaries/Launches/Launches.php?year=2014</text:p>
          </table:table-cell>
          <table:table-cell/>
          <table:table-cell office:value-type="string">
            <text:p>http://www.spaceflight101.com/chinese-long-march-2d-successfully-launches-two-satellites---ling-qiao--cx-1-04.html</text:p>
          </table:table-cell>
          <table:table-cell table:number-columns-repeated="1015"/>
        </table:table-row>
        <table:table-row table:style-name="ro1">
          <table:table-cell table:style-name="ce40" office:value-type="string">
            <text:p>LEO Vantage 1</text:p>
          </table:table-cell>
          <table:table-cell office:value-type="float" office:value="100">
            <text:p>100</text:p>
          </table:table-cell>
          <table:table-cell table:style-name="ce42" table:number-columns-repeated="2"/>
          <table:table-cell table:style-name="ce25" office:value-type="date" office:date-value="2018-01-11">
            <text:p>11/01/2018</text:p>
          </table:table-cell>
          <table:table-cell/>
          <table:table-cell office:value-type="string">
            <text:p>https://spaceflight101.com/pslv-c40/leo-vantage-1/</text:p>
          </table:table-cell>
          <table:table-cell table:number-columns-repeated="1017"/>
        </table:table-row>
        <table:table-row table:style-name="ro1">
          <table:table-cell office:value-type="string">
            <text:p>RemoveDebris (RemDeb)</text:p>
          </table:table-cell>
          <table:table-cell office:value-type="float" office:value="100">
            <text:p>100</text:p>
          </table:table-cell>
          <table:table-cell/>
          <table:table-cell table:style-name="ce42"/>
          <table:table-cell table:style-name="ce25" office:value-type="date" office:date-value="2018-06-20">
            <text:p>20/06/2018</text:p>
          </table:table-cell>
          <table:table-cell/>
          <table:table-cell office:value-type="string">
            <text:p>https://spaceflightnow.com/2018/06/26/space-junk-clean-up-demonstrator-deployed-from-space-station/</text:p>
          </table:table-cell>
          <table:table-cell/>
          <table:table-cell office:value-type="string">
            <text:p>https://directory.eoportal.org/web/eoportal/satellite-missions/r/removedebris</text:p>
          </table:table-cell>
          <table:table-cell table:number-columns-repeated="1015"/>
        </table:table-row>
        <table:table-row table:style-name="ro1">
          <table:table-cell office:value-type="string">
            <text:p>Centispace-1-S1</text:p>
          </table:table-cell>
          <table:table-cell office:value-type="float" office:value="100">
            <text:p>100</text:p>
          </table:table-cell>
          <table:table-cell/>
          <table:table-cell table:style-name="ce42"/>
          <table:table-cell table:style-name="ce25" office:value-type="date" office:date-value="2018-09-29">
            <text:p>29/09/2018</text:p>
          </table:table-cell>
          <table:table-cell/>
          <table:table-cell office:value-type="string">
            <text:p>https://spaceflightnow.com/2018/10/01/chinese-solid-fueled-launcher-puts-smallsat-in-orbit/</text:p>
          </table:table-cell>
          <table:table-cell/>
          <table:table-cell table:style-name="ce45"/>
          <table:table-cell table:number-columns-repeated="1015"/>
        </table:table-row>
        <table:table-row table:style-name="ro1">
          <table:table-cell office:value-type="string">
            <text:p>KazSTSAT (Kazakh Science and Technology Satellite)</text:p>
          </table:table-cell>
          <table:table-cell office:value-type="float" office:value="100">
            <text:p>100</text:p>
          </table:table-cell>
          <table:table-cell/>
          <table:table-cell table:style-name="ce42"/>
          <table:table-cell table:style-name="ce25" office:value-type="date" office:date-value="2018-12-03">
            <text:p>03/12/2018</text:p>
          </table:table-cell>
          <table:table-cell office:value-type="float" office:value="5">
            <text:p>5</text:p>
          </table:table-cell>
          <table:table-cell office:value-type="string">
            <text:p>https://directory.eoportal.org/web/eoportal/satellite-missions/k/kazstsat</text:p>
          </table:table-cell>
          <table:table-cell table:number-columns-repeated="1017"/>
        </table:table-row>
        <table:table-row table:style-name="ro1">
          <table:table-cell office:value-type="string">
            <text:p>NextSat-1</text:p>
          </table:table-cell>
          <table:table-cell office:value-type="float" office:value="100">
            <text:p>100</text:p>
          </table:table-cell>
          <table:table-cell/>
          <table:table-cell table:style-name="ce42"/>
          <table:table-cell table:style-name="ce25" office:value-type="date" office:date-value="2018-12-03">
            <text:p>03/12/2018</text:p>
          </table:table-cell>
          <table:table-cell/>
          <table:table-cell office:value-type="string">
            <text:p>https://www.researchgate.net/publication/262997411_Operational_Concept_of_the_NEXTSat-1_for_Science_Mission_and_Space_Core_Technology_Verification</text:p>
          </table:table-cell>
          <table:table-cell/>
          <table:table-cell office:value-type="string">
            <text:p>https://directory.eoportal.org/web/eoportal/satellite-missions/b/blacksky-constellation</text:p>
          </table:table-cell>
          <table:table-cell office:value-type="string">
            <text:p>https://spaceflightnow.com/2018/12/03/spacex-launches-swarm-of-satellites-re-flies-rocket-for-third-time/</text:p>
          </table:table-cell>
          <table:table-cell office:value-type="string">
            <text:p>https://www.planet4589.org/space/log/satcat.txt</text:p>
          </table:table-cell>
          <table:table-cell table:number-columns-repeated="1013"/>
        </table:table-row>
        <table:table-row table:style-name="ro1">
          <table:table-cell office:value-type="string">
            <text:p>SkySat-14 (SkySat C12, S112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5" office:value-type="date" office:date-value="2018-12-03">
            <text:p>03/12/2018</text:p>
          </table:table-cell>
          <table:table-cell/>
          <table:table-cell office:value-type="string">
            <text:p>https://directory.eoportal.org/web/eoportal/satellite-missions/s/sso-a</text:p>
          </table:table-cell>
          <table:table-cell/>
          <table:table-cell office:value-type="string">
            <text:p>https://www.planet.com/pulse/tag/skysat/</text:p>
          </table:table-cell>
          <table:table-cell office:value-type="string">
            <text:p>https://spaceflightnow.com/2018/12/03/spacex-launches-swarm-of-satellites-re-flies-rocket-for-third-time/</text:p>
          </table:table-cell>
          <table:table-cell office:value-type="string">
            <text:p>https://www.planet4589.org/space/log/satcat.txt</text:p>
          </table:table-cell>
          <table:table-cell table:number-columns-repeated="1013"/>
        </table:table-row>
        <table:table-row table:style-name="ro1">
          <table:table-cell office:value-type="string">
            <text:p>SkySat-15 (SkySat C13, S113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5" office:value-type="date" office:date-value="2018-12-03">
            <text:p>03/12/2018</text:p>
          </table:table-cell>
          <table:table-cell/>
          <table:table-cell office:value-type="string">
            <text:p>https://directory.eoportal.org/web/eoportal/satellite-missions/s/sso-a</text:p>
          </table:table-cell>
          <table:table-cell/>
          <table:table-cell office:value-type="string">
            <text:p>https://www.planet.com/pulse/tag/skysat/</text:p>
          </table:table-cell>
          <table:table-cell office:value-type="string">
            <text:p>https://spaceflightnow.com/2018/12/03/spacex-launches-swarm-of-satellites-re-flies-rocket-for-third-time/</text:p>
          </table:table-cell>
          <table:table-cell office:value-type="string">
            <text:p>https://www.planet4589.org/space/log/satcat.txt</text:p>
          </table:table-cell>
          <table:table-cell table:number-columns-repeated="1013"/>
        </table:table-row>
        <table:table-row table:style-name="ro1">
          <table:table-cell office:value-type="string">
            <text:p>Ladybird 1 (Piao chong 1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5" office:value-type="date" office:date-value="2018-12-07">
            <text:p>07/12/2018</text:p>
          </table:table-cell>
          <table:table-cell/>
          <table:table-cell office:value-type="string">
            <text:p>https://spaceflightnow.com/2018/12/07/china-launches-satellites-for-saudi-arabia/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GRUS-1 </text:p>
          </table:table-cell>
          <table:table-cell table:style-name="ce42" office:value-type="float" office:value="100">
            <text:p>100</text:p>
          </table:table-cell>
          <table:table-cell table:style-name="ce42" table:number-columns-repeated="2"/>
          <table:table-cell table:style-name="ce25" office:value-type="date" office:date-value="2018-12-27">
            <text:p>27/12/2018</text:p>
          </table:table-cell>
          <table:table-cell office:value-type="float" office:value="5">
            <text:p>5</text:p>
          </table:table-cell>
          <table:table-cell table:style-name="ce39" office:value-type="string">
            <text:p>https://www.axelspace.com/en/solution_/grus/</text:p>
          </table:table-cell>
          <table:table-cell table:style-name="ce39"/>
          <table:table-cell table:style-name="ce39" office:value-type="string">
            <text:p>https://spaceflightnow.com/2018/12/27/soyuz-28-satellite-cluster-launch/</text:p>
          </table:table-cell>
          <table:table-cell table:style-name="ce39" office:value-type="string">
            <text:p>https://www.planet4589.org/space/log/satcat.txt</text:p>
          </table:table-cell>
          <table:table-cell table:style-name="ce17" table:number-columns-repeated="3"/>
          <table:table-cell table:number-columns-repeated="1011"/>
        </table:table-row>
        <table:table-row table:style-name="ro1">
          <table:table-cell office:value-type="string">
            <text:p>Red-Eye 1 (Pinot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5" office:value-type="date" office:date-value="2019-06-27">
            <text:p>27/06/2019</text:p>
          </table:table-cell>
          <table:table-cell/>
          <table:table-cell office:value-type="string">
            <text:p>http://spaceref.com/international-space-station/nasa-space-station-on-orbit-status-28-june-2019---red-eye-microsatellite-deployed.html</text:p>
          </table:table-cell>
          <table:table-cell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table:style-name="ce40" office:value-type="string">
            <text:p>QPS-SAR 1 (Izanagi)</text:p>
          </table:table-cell>
          <table:table-cell office:value-type="float" office:value="100">
            <text:p>100</text:p>
          </table:table-cell>
          <table:table-cell/>
          <table:table-cell table:style-name="ce17"/>
          <table:table-cell table:style-name="ce25" office:value-type="date" office:date-value="2019-12-11">
            <text:p>11/12/2019</text:p>
          </table:table-cell>
          <table:table-cell/>
          <table:table-cell table:style-name="ce44" office:value-type="string">
            <text:p>https://spaceflightnow.com/2019/12/11/indias-50th-pslv-lifts-off-with-satellites-from-five-nations/</text:p>
          </table:table-cell>
          <table:table-cell table:number-columns-repeated="1017"/>
        </table:table-row>
        <table:table-row table:style-name="ro1">
          <table:table-cell office:value-type="string">
            <text:p>SkySat-16 (SkySat C14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5" office:value-type="date" office:date-value="2020-06-13">
            <text:p>13/06/2020</text:p>
          </table:table-cell>
          <table:table-cell/>
          <table:table-cell office:value-type="string">
            <text:p>https://spaceflightnow.com/2020/06/13/starlink-satellite-deployments-continue-with-successful-falcon-9-launch/</text:p>
          </table:table-cell>
          <table:table-cell table:number-columns-repeated="1017"/>
        </table:table-row>
        <table:table-row table:style-name="ro1">
          <table:table-cell office:value-type="string">
            <text:p>SkySat-17 (SkySat C15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5" office:value-type="date" office:date-value="2020-06-13">
            <text:p>13/06/2020</text:p>
          </table:table-cell>
          <table:table-cell/>
          <table:table-cell office:value-type="string">
            <text:p>https://spaceflightnow.com/2020/06/13/starlink-satellite-deployments-continue-with-successful-falcon-9-launch/</text:p>
          </table:table-cell>
          <table:table-cell table:number-columns-repeated="1017"/>
        </table:table-row>
        <table:table-row table:style-name="ro1">
          <table:table-cell office:value-type="string">
            <text:p>SkySat-18 (SkySat C16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5" office:value-type="date" office:date-value="2020-06-13">
            <text:p>13/06/2020</text:p>
          </table:table-cell>
          <table:table-cell/>
          <table:table-cell office:value-type="string">
            <text:p>https://spaceflightnow.com/2020/06/13/starlink-satellite-deployments-continue-with-successful-falcon-9-launch/</text:p>
          </table:table-cell>
          <table:table-cell table:number-columns-repeated="1017"/>
        </table:table-row>
        <table:table-row table:style-name="ro1">
          <table:table-cell office:value-type="string">
            <text:p>Red-Eye 2 (Merlot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5" office:value-type="date" office:date-value="2020-06-17">
            <text:p>17/06/2020</text:p>
          </table:table-cell>
          <table:table-cell/>
          <table:table-cell office:value-type="string">
            <text:p>https://www.zarya.info/Diaries/Launches/Launches.php?year=2020</text:p>
          </table:table-cell>
          <table:table-cell table:number-columns-repeated="1017"/>
        </table:table-row>
        <table:table-row table:style-name="ro1">
          <table:table-cell office:value-type="string">
            <text:p>Red-Eye 3 (Cabernet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5" office:value-type="date" office:date-value="2020-06-23">
            <text:p>23/06/2020</text:p>
          </table:table-cell>
          <table:table-cell/>
          <table:table-cell office:value-type="string">
            <text:p>https://www.zarya.info/Diaries/Launches/Launches.php?year=2020</text:p>
          </table:table-cell>
          <table:table-cell table:number-columns-repeated="1017"/>
        </table:table-row>
        <table:table-row table:style-name="ro1">
          <table:table-cell office:value-type="string">
            <text:p>Capella-2 (Sequoia)</text:p>
          </table:table-cell>
          <table:table-cell office:value-type="float" office:value="100">
            <text:p>100</text:p>
          </table:table-cell>
          <table:table-cell/>
          <table:table-cell table:style-name="ce42"/>
          <table:table-cell table:style-name="ce25" office:value-type="date" office:date-value="2020-08-31">
            <text:p>31/08/2020</text:p>
          </table:table-cell>
          <table:table-cell/>
          <table:table-cell table:style-name="ce39" office:value-type="string">
            <text:p>https://spaceflightnow.com/2020/08/31/rocket-lab-returns-to-service-with-successful-launch-for-capella/</text:p>
          </table:table-cell>
          <table:table-cell table:style-name="ce39"/>
          <table:table-cell table:number-columns-repeated="1016"/>
        </table:table-row>
        <table:table-row table:style-name="ro1">
          <table:table-cell office:value-type="string">
            <text:p>Chuangxin 1-2 (Innovation 1-2)</text:p>
          </table:table-cell>
          <table:table-cell office:value-type="float" office:value="100.8">
            <text:p>101</text:p>
          </table:table-cell>
          <table:table-cell/>
          <table:table-cell table:style-name="ce17"/>
          <table:table-cell table:style-name="ce25" office:value-type="date" office:date-value="2008-11-05">
            <text:p>05/11/2008</text:p>
          </table:table-cell>
          <table:table-cell/>
          <table:table-cell table:style-name="ce37" office:value-type="string">
            <text:p><text:a xlink:href="http://www.floridatoday.com/space/explore/stories/1998b/102898ac.htm">http://www.lib.cas.cz/space.40/2008/I065B.HTM</text:a></text:p>
          </table:table-cell>
          <table:table-cell table:number-columns-repeated="1017"/>
        </table:table-row>
        <table:table-row table:style-name="ro1">
          <table:table-cell office:value-type="string">
            <text:p>Alsat-1B</text:p>
          </table:table-cell>
          <table:table-cell office:value-type="float" office:value="103">
            <text:p>103</text:p>
          </table:table-cell>
          <table:table-cell/>
          <table:table-cell table:style-name="ce17"/>
          <table:table-cell table:style-name="ce25" office:value-type="date" office:date-value="2016-09-26">
            <text:p>26/09/2016</text:p>
          </table:table-cell>
          <table:table-cell office:value-type="float" office:value="5">
            <text:p>5</text:p>
          </table:table-cell>
          <table:table-cell office:value-type="string">
            <text:p>http://spaceflightnow.com/2016/09/26/india-declares-success-on-pslvs-most-complex-mission/</text:p>
          </table:table-cell>
          <table:table-cell table:number-columns-repeated="1017"/>
        </table:table-row>
        <table:table-row table:style-name="ro1">
          <table:table-cell office:value-type="string">
            <text:p>SkySat-3 (SkySat Gen 2-1, Skysat C1, S3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16-06-22">
            <text:p>22/06/2016</text:p>
          </table:table-cell>
          <table:table-cell/>
          <table:table-cell office:value-type="string">
            <text:p>http://spaceflightnow.com/2016/06/22/pslv-c34/</text:p>
          </table:table-cell>
          <table:table-cell/>
          <table:table-cell office:value-type="string">
            <text:p>http://www.zarya.info/Diaries/Launches/Launches.php?year=2016</text:p>
          </table:table-cell>
          <table:table-cell table:number-columns-repeated="1015"/>
        </table:table-row>
        <table:table-row table:style-name="ro1">
          <table:table-cell office:value-type="string">
            <text:p>SkySat-4 (SkySat C4, S104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16-09-16">
            <text:p>16/09/2016</text:p>
          </table:table-cell>
          <table:table-cell/>
          <table:table-cell office:value-type="string">
            <text:p>http://spaceflightnow.com/2016/09/16/vega-rocket-hauls-up-quintet-of-earth-observation-satellites/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SkySat-5 (SkySat C5, S105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16-09-16">
            <text:p>16/09/2016</text:p>
          </table:table-cell>
          <table:table-cell/>
          <table:table-cell office:value-type="string">
            <text:p>http://spaceflightnow.com/2016/09/16/vega-rocket-hauls-up-quintet-of-earth-observation-satellites/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SkySat-6 (SkySat C2, S4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16-09-16">
            <text:p>16/09/2016</text:p>
          </table:table-cell>
          <table:table-cell/>
          <table:table-cell office:value-type="string">
            <text:p>http://spaceflightnow.com/2016/09/16/vega-rocket-hauls-up-quintet-of-earth-observation-satellites/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4"/>
          <table:table-cell table:style-name="ce1" table:number-columns-repeated="218"/>
          <table:table-cell/>
          <table:table-cell table:style-name="ce1" table:number-columns-repeated="792"/>
        </table:table-row>
        <table:table-row table:style-name="ro1">
          <table:table-cell office:value-type="string">
            <text:p>SkySat-7 (SkySat C3, S103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16-09-16">
            <text:p>16/09/2016</text:p>
          </table:table-cell>
          <table:table-cell/>
          <table:table-cell office:value-type="string">
            <text:p>http://spaceflightnow.com/2016/09/16/vega-rocket-hauls-up-quintet-of-earth-observation-satellites/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SkySat-10 (SkySat C8, S108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17-10-31">
            <text:p>31/10/2017</text:p>
          </table:table-cell>
          <table:table-cell/>
          <table:table-cell office:value-type="string">
            <text:p>https://spaceflightnow.com/2017/10/31/ten-commercial-earth-observing-satellites-launched-aboard-minotaur-c-rocket/</text:p>
          </table:table-cell>
          <table:table-cell table:number-columns-repeated="1017"/>
        </table:table-row>
        <table:table-row table:style-name="ro1">
          <table:table-cell office:value-type="string">
            <text:p>SkySat-11 (SkySat C9, S109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17-10-31">
            <text:p>31/10/2017</text:p>
          </table:table-cell>
          <table:table-cell/>
          <table:table-cell office:value-type="string">
            <text:p>https://spaceflightnow.com/2017/10/31/ten-commercial-earth-observing-satellites-launched-aboard-minotaur-c-rocket/</text:p>
          </table:table-cell>
          <table:table-cell table:number-columns-repeated="1017"/>
        </table:table-row>
        <table:table-row table:style-name="ro1">
          <table:table-cell office:value-type="string">
            <text:p>SkySat-12 (SkySat C10, S110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17-10-31">
            <text:p>31/10/2017</text:p>
          </table:table-cell>
          <table:table-cell/>
          <table:table-cell office:value-type="string">
            <text:p>https://spaceflightnow.com/2017/10/31/ten-commercial-earth-observing-satellites-launched-aboard-minotaur-c-rocket/</text:p>
          </table:table-cell>
          <table:table-cell table:number-columns-repeated="1017"/>
        </table:table-row>
        <table:table-row table:style-name="ro1">
          <table:table-cell office:value-type="string">
            <text:p>SkySat-13 (SkySat C11, S111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17-10-31">
            <text:p>31/10/2017</text:p>
          </table:table-cell>
          <table:table-cell/>
          <table:table-cell office:value-type="string">
            <text:p>https://spaceflightnow.com/2017/10/31/ten-commercial-earth-observing-satellites-launched-aboard-minotaur-c-rocket/</text:p>
          </table:table-cell>
          <table:table-cell table:number-columns-repeated="1017"/>
        </table:table-row>
        <table:table-row table:style-name="ro1">
          <table:table-cell office:value-type="string">
            <text:p>SkySat-8 (SkySat C6, S106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17-10-31">
            <text:p>31/10/2017</text:p>
          </table:table-cell>
          <table:table-cell/>
          <table:table-cell office:value-type="string">
            <text:p>https://spaceflightnow.com/2017/10/31/ten-commercial-earth-observing-satellites-launched-aboard-minotaur-c-rocket/</text:p>
          </table:table-cell>
          <table:table-cell table:number-columns-repeated="1017"/>
        </table:table-row>
        <table:table-row table:style-name="ro1">
          <table:table-cell office:value-type="string">
            <text:p>SkySat-9 (SkySat C7, S107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17-10-31">
            <text:p>31/10/2017</text:p>
          </table:table-cell>
          <table:table-cell/>
          <table:table-cell office:value-type="string">
            <text:p>https://spaceflightnow.com/2017/10/31/ten-commercial-earth-observing-satellites-launched-aboard-minotaur-c-rocket/</text:p>
          </table:table-cell>
          <table:table-cell table:number-columns-repeated="1017"/>
        </table:table-row>
        <table:table-row table:style-name="ro1">
          <table:table-cell office:value-type="string">
            <text:p>SkySat-19 (SkySat C17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20-08-18">
            <text:p>18/08/2020</text:p>
          </table:table-cell>
          <table:table-cell/>
          <table:table-cell office:value-type="string">
            <text:p>https://spaceflightnow.com/2020/08/18/spacex-adds-more-satellites-to-ever-growing-starlink-network/</text:p>
          </table:table-cell>
          <table:table-cell table:number-columns-repeated="1017"/>
        </table:table-row>
        <table:table-row table:style-name="ro1">
          <table:table-cell office:value-type="string">
            <text:p>SkySat-20 (SkySat C18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20-08-18">
            <text:p>18/08/2020</text:p>
          </table:table-cell>
          <table:table-cell/>
          <table:table-cell office:value-type="string">
            <text:p>https://spaceflightnow.com/2020/08/18/spacex-adds-more-satellites-to-ever-growing-starlink-network/</text:p>
          </table:table-cell>
          <table:table-cell table:number-columns-repeated="1017"/>
        </table:table-row>
        <table:table-row table:style-name="ro1">
          <table:table-cell office:value-type="string">
            <text:p>SkySat-21 (SkySat C19)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25" office:value-type="date" office:date-value="2020-08-18">
            <text:p>18/08/2020</text:p>
          </table:table-cell>
          <table:table-cell/>
          <table:table-cell office:value-type="string">
            <text:p>https://spaceflightnow.com/2020/08/18/spacex-adds-more-satellites-to-ever-growing-starlink-network/</text:p>
          </table:table-cell>
          <table:table-cell table:number-columns-repeated="1017"/>
        </table:table-row>
        <table:table-row table:style-name="ro1">
          <table:table-cell office:value-type="string">
            <text:p>ESAIL Maritime Microsatellite</text:p>
          </table:table-cell>
          <table:table-cell office:value-type="float" office:value="112">
            <text:p>112</text:p>
          </table:table-cell>
          <table:table-cell/>
          <table:table-cell table:style-name="ce17"/>
          <table:table-cell table:style-name="ce25" office:value-type="date" office:date-value="2020-09-02">
            <text:p>02/09/2020</text:p>
          </table:table-cell>
          <table:table-cell/>
          <table:table-cell table:style-name="ce43" office:value-type="string">
            <text:p>https://spaceflightnow.com/2020/09/03/vega-rocket-deploys-53-satellites-on-successful-return-to-flight-mission/</text:p>
          </table:table-cell>
          <table:table-cell table:style-name="ce43" office:value-type="string">
            <text:p>https://planet4589.org/space/gcat/data/cat/satcat.html</text:p>
          </table:table-cell>
          <table:table-cell table:number-columns-repeated="1016"/>
        </table:table-row>
        <table:table-row table:style-name="ro1">
          <table:table-cell office:value-type="string">
            <text:p>RASAT</text:p>
          </table:table-cell>
          <table:table-cell office:value-type="float" office:value="113">
            <text:p>113</text:p>
          </table:table-cell>
          <table:table-cell/>
          <table:table-cell table:style-name="ce17"/>
          <table:table-cell table:style-name="ce25" office:value-type="date" office:date-value="2011-08-17">
            <text:p>17/08/2011</text:p>
          </table:table-cell>
          <table:table-cell office:value-type="float" office:value="3">
            <text:p>3</text:p>
          </table:table-cell>
          <table:table-cell office:value-type="string">
            <text:p>http://www.asmmag.com/201108192003/rasat-earth-observation-satellite-puts-turkey-in-space.html</text:p>
          </table:table-cell>
          <table:table-cell/>
          <table:table-cell office:value-type="string">
            <text:p>http://www.lib.cas.cz/space.40/2011/044D.HTM</text:p>
          </table:table-cell>
          <table:table-cell table:number-columns-repeated="1015"/>
        </table:table-row>
        <table:table-row table:style-name="ro1">
          <table:table-cell office:value-type="string">
            <text:p>VNREDSat 1A  (Vietnam Natural Resources Environment and Disaster monitoring small Satellite)</text:p>
          </table:table-cell>
          <table:table-cell office:value-type="float" office:value="115">
            <text:p>115</text:p>
          </table:table-cell>
          <table:table-cell/>
          <table:table-cell table:style-name="ce17"/>
          <table:table-cell table:style-name="ce25" office:value-type="date" office:date-value="2013-05-07">
            <text:p>07/05/2013</text:p>
          </table:table-cell>
          <table:table-cell office:value-type="float" office:value="5">
            <text:p>5</text:p>
          </table:table-cell>
          <table:table-cell office:value-type="string">
            <text:p>http://www.astrium.eads.net/en/programme/vnredsat-1.html</text:p>
          </table:table-cell>
          <table:table-cell/>
          <table:table-cell office:value-type="string">
            <text:p>http://www.viasat.com/viasat-1-launch</text:p>
          </table:table-cell>
          <table:table-cell office:value-type="string">
            <text:p>http://space50.kosmo.cz/s40/2013/I021B.HTM</text:p>
          </table:table-cell>
          <table:table-cell table:number-columns-repeated="1014"/>
        </table:table-row>
        <table:table-row table:style-name="ro1">
          <table:table-cell office:value-type="string">
            <text:p>LAPAN A3</text:p>
          </table:table-cell>
          <table:table-cell office:value-type="float" office:value="115">
            <text:p>115</text:p>
          </table:table-cell>
          <table:table-cell table:style-name="ce42"/>
          <table:table-cell table:style-name="ce42" office:value-type="float" office:value="37">
            <text:p>37</text:p>
          </table:table-cell>
          <table:table-cell table:style-name="ce25" office:value-type="date" office:date-value="2016-06-22">
            <text:p>22/06/2016</text:p>
          </table:table-cell>
          <table:table-cell/>
          <table:table-cell office:value-type="string">
            <text:p>http://spaceflight101.com/pslv-c34/lapan-a3/</text:p>
          </table:table-cell>
          <table:table-cell/>
          <table:table-cell office:value-type="string">
            <text:p>http://spaceflightnow.com/2016/06/22/pslv-c34/</text:p>
          </table:table-cell>
          <table:table-cell office:value-type="string">
            <text:p>http://www.zarya.info/Diaries/Launches/Launches.php?year=2016</text:p>
          </table:table-cell>
          <table:table-cell table:number-columns-repeated="1014"/>
        </table:table-row>
        <table:table-row table:style-name="ro1">
          <table:table-cell office:value-type="string">
            <text:p>SPIRALE-A (Système Préparatoire Infra-Rouge pour l'Alerte)</text:p>
          </table:table-cell>
          <table:table-cell office:value-type="float" office:value="117">
            <text:p>117</text:p>
          </table:table-cell>
          <table:table-cell table:style-name="ce42" table:number-columns-repeated="2"/>
          <table:table-cell table:style-name="ce25" office:value-type="date" office:date-value="2009-02-11">
            <text:p>11/02/2009</text:p>
          </table:table-cell>
          <table:table-cell/>
          <table:table-cell office:value-type="string">
            <text:p>http://www.spacemart.com/reports/HOT_BIRD_10_NSS_9_SPIRALE_A_And_B_In_orbit_999.html</text:p>
          </table:table-cell>
          <table:table-cell/>
          <table:table-cell office:value-type="string">
            <text:p>http://nssdc.gsfc.nasa.gov/spacewarn/spx664.html</text:p>
          </table:table-cell>
          <table:table-cell table:number-columns-repeated="1015"/>
        </table:table-row>
        <table:table-row table:style-name="ro1">
          <table:table-cell office:value-type="string">
            <text:p>SPIRALE-B (Système Préparatoire Infra-Rouge pour l'Alerte)</text:p>
          </table:table-cell>
          <table:table-cell office:value-type="float" office:value="117">
            <text:p>117</text:p>
          </table:table-cell>
          <table:table-cell table:style-name="ce42" table:number-columns-repeated="2"/>
          <table:table-cell table:style-name="ce25" office:value-type="date" office:date-value="2009-02-11">
            <text:p>11/02/2009</text:p>
          </table:table-cell>
          <table:table-cell/>
          <table:table-cell office:value-type="string">
            <text:p>http://www.spacemart.com/reports/HOT_BIRD_10_NSS_9_SPIRALE_A_And_B_In_orbit_999.html</text:p>
          </table:table-cell>
          <table:table-cell/>
          <table:table-cell office:value-type="string">
            <text:p>http://nssdc.gsfc.nasa.gov/spacewarn/spx664.html</text:p>
          </table:table-cell>
          <table:table-cell table:number-columns-repeated="1015"/>
        </table:table-row>
        <table:table-row table:style-name="ro1">
          <table:table-cell office:value-type="string">
            <text:p>SSOT (Sistema Satelital para la Observación de la Tierra)</text:p>
          </table:table-cell>
          <table:table-cell office:value-type="float" office:value="117">
            <text:p>117</text:p>
          </table:table-cell>
          <table:table-cell/>
          <table:table-cell table:style-name="ce42"/>
          <table:table-cell table:style-name="ce25" office:value-type="date" office:date-value="2011-12-17">
            <text:p>17/12/2011</text:p>
          </table:table-cell>
          <table:table-cell/>
          <table:table-cell office:value-type="string">
            <text:p>http://www.arianespace.com/news-mission-update/2011/vs02-success.asp</text:p>
          </table:table-cell>
          <table:table-cell table:number-columns-repeated="3"/>
          <table:table-cell office:value-type="string">
            <text:p>http://www.astrium.eads.net/en/programme/ssto-high-resolution-earth-observation-for-chile.html</text:p>
          </table:table-cell>
          <table:table-cell table:number-columns-repeated="1013"/>
        </table:table-row>
        <table:table-row table:style-name="ro1">
          <table:table-cell office:value-type="string">
            <text:p>Alsat 2B</text:p>
          </table:table-cell>
          <table:table-cell office:value-type="float" office:value="117">
            <text:p>117</text:p>
          </table:table-cell>
          <table:table-cell/>
          <table:table-cell table:style-name="ce17"/>
          <table:table-cell table:style-name="ce25" office:value-type="date" office:date-value="2016-09-26">
            <text:p>26/09/2016</text:p>
          </table:table-cell>
          <table:table-cell office:value-type="float" office:value="5">
            <text:p>5</text:p>
          </table:table-cell>
          <table:table-cell office:value-type="string">
            <text:p>http://spaceflightnow.com/2016/09/26/india-declares-success-on-pslvs-most-complex-mission/</text:p>
          </table:table-cell>
          <table:table-cell table:number-columns-repeated="1017"/>
        </table:table-row>
        <table:table-row table:style-name="ro1">
          <table:table-cell office:value-type="string">
            <text:p>ELISA-E12 (ELectronic Intelligence by SAtellite)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ce25" office:value-type="date" office:date-value="2011-12-17">
            <text:p>17/12/2011</text:p>
          </table:table-cell>
          <table:table-cell/>
          <table:table-cell office:value-type="string">
            <text:p>http://www.spacenews.com/military/111216--french-elint-end-decade-start.html</text:p>
          </table:table-cell>
          <table:table-cell/>
          <table:table-cell office:value-type="string">
            <text:p>http://astronomy.activeboard.com/t13482134/elisa-satellites/</text:p>
          </table:table-cell>
          <table:table-cell table:number-columns-repeated="1015"/>
        </table:table-row>
        <table:table-row table:style-name="ro1">
          <table:table-cell office:value-type="string">
            <text:p>ELISA-E24 (ELectronic Intelligence by SAtellite)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ce25" office:value-type="date" office:date-value="2011-12-17">
            <text:p>17/12/2011</text:p>
          </table:table-cell>
          <table:table-cell/>
          <table:table-cell office:value-type="string">
            <text:p>http://www.spacenews.com/military/111216--french-elint-end-decade-start.html</text:p>
          </table:table-cell>
          <table:table-cell/>
          <table:table-cell office:value-type="string">
            <text:p>http://astronomy.activeboard.com/t13482134/elisa-satellites/</text:p>
          </table:table-cell>
          <table:table-cell table:number-columns-repeated="1015"/>
        </table:table-row>
        <table:table-row table:style-name="ro3">
          <table:table-cell office:value-type="string">
            <text:p>ELISA-W11 (ELectronic Intelligence by SAtellite)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ce25" office:value-type="date" office:date-value="2011-12-17">
            <text:p>17/12/2011</text:p>
          </table:table-cell>
          <table:table-cell/>
          <table:table-cell office:value-type="string">
            <text:p>http://www.spacenews.com/military/111216--french-elint-end-decade-start.html</text:p>
          </table:table-cell>
          <table:table-cell/>
          <table:table-cell office:value-type="string">
            <text:p>http://astronomy.activeboard.com/t13482134/elisa-satellites/</text:p>
          </table:table-cell>
          <table:table-cell table:number-columns-repeated="1015"/>
        </table:table-row>
        <table:table-row table:style-name="ro1">
          <table:table-cell office:value-type="string">
            <text:p>ELISA-W23 (ELectronic Intelligence by SAtellite)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ce25" office:value-type="date" office:date-value="2011-12-17">
            <text:p>17/12/2011</text:p>
          </table:table-cell>
          <table:table-cell/>
          <table:table-cell office:value-type="string">
            <text:p>http://www.spacenews.com/military/111216--french-elint-end-decade-start.html</text:p>
          </table:table-cell>
          <table:table-cell/>
          <table:table-cell office:value-type="string">
            <text:p>http://astronomy.activeboard.com/t13482134/elisa-satellites/</text:p>
          </table:table-cell>
          <table:table-cell table:number-columns-repeated="4"/>
          <table:table-cell table:style-name="ce11" table:number-columns-repeated="5"/>
          <table:table-cell table:number-columns-repeated="1006"/>
        </table:table-row>
        <table:table-row table:style-name="ro1">
          <table:table-cell office:value-type="string">
            <text:p>TET-1 (Technologieerprobungsträger 1, Technology Experiment Carrier)</text:p>
          </table:table-cell>
          <table:table-cell office:value-type="float" office:value="120">
            <text:p>120</text:p>
          </table:table-cell>
          <table:table-cell/>
          <table:table-cell table:style-name="ce17" office:value-type="float" office:value="20">
            <text:p>20</text:p>
          </table:table-cell>
          <table:table-cell table:style-name="ce25" office:value-type="date" office:date-value="2012-07-22">
            <text:p>22/07/2012</text:p>
          </table:table-cell>
          <table:table-cell office:value-type="float" office:value="1">
            <text:p>1</text:p>
          </table:table-cell>
          <table:table-cell office:value-type="string">
            <text:p>http://www.kayser-threde.de/tet/index.html</text:p>
          </table:table-cell>
          <table:table-cell/>
          <table:table-cell office:value-type="string">
            <text:p>https://spaceflightnow.com/2019/06/25/falcon-heavy-launches-on-military-led-rideshare-mission-boat-catches-fairing/</text:p>
          </table:table-cell>
          <table:table-cell office:value-type="string">
            <text:p>http://www.zarya.info/Diaries/Launches/Launches.php?year=2012</text:p>
          </table:table-cell>
          <table:table-cell office:value-type="string">
            <text:p>http://www.tsenki.com/en/launch_services/help_information/launch/2012/?EID=93961</text:p>
          </table:table-cell>
          <table:table-cell table:number-columns-repeated="1013"/>
        </table:table-row>
        <table:table-row table:style-name="ro1">
          <table:table-cell office:value-type="string">
            <text:p>FLP (Flying Laptop)</text:p>
          </table:table-cell>
          <table:table-cell office:value-type="float" office:value="120">
            <text:p>120</text:p>
          </table:table-cell>
          <table:table-cell/>
          <table:table-cell table:style-name="ce17"/>
          <table:table-cell table:style-name="ce25" office:value-type="date" office:date-value="2017-07-14">
            <text:p>14/07/2017</text:p>
          </table:table-cell>
          <table:table-cell office:value-type="float" office:value="2">
            <text:p>2</text:p>
          </table:table-cell>
          <table:table-cell office:value-type="string">
            <text:p>https://directory.eoportal.org/web/eoportal/satellite-missions/f/flying-laptop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Microsat-TD</text:p>
          </table:table-cell>
          <table:table-cell office:value-type="float" office:value="120">
            <text:p>120</text:p>
          </table:table-cell>
          <table:table-cell/>
          <table:table-cell table:style-name="ce42"/>
          <table:table-cell table:style-name="ce25" office:value-type="date" office:date-value="2018-01-11">
            <text:p>11/01/2018</text:p>
          </table:table-cell>
          <table:table-cell/>
          <table:table-cell table:style-name="ce43" office:value-type="string">
            <text:p>https://spaceflight101.com/pslv-c40/microsat-td/</text:p>
          </table:table-cell>
          <table:table-cell table:style-name="ce43"/>
          <table:table-cell table:number-columns-repeated="1016"/>
        </table:table-row>
        <table:table-row table:style-name="ro1">
          <table:table-cell office:value-type="string">
            <text:p>Velox C1</text:p>
          </table:table-cell>
          <table:table-cell office:value-type="float" office:value="123">
            <text:p>123</text:p>
          </table:table-cell>
          <table:table-cell table:number-columns-repeated="2"/>
          <table:table-cell table:style-name="ce25" office:value-type="date" office:date-value="2015-12-16">
            <text:p>16/12/2015</text:p>
          </table:table-cell>
          <table:table-cell/>
          <table:table-cell office:value-type="string">
            <text:p>http://prehled-druzic.blogspot.com/2015/12/2015-077.html</text:p>
          </table:table-cell>
          <table:table-cell/>
          <table:table-cell office:value-type="string">
            <text:p>http://www.zarya.info/Diaries/Launches/Launches.php?year=2012</text:p>
          </table:table-cell>
          <table:table-cell table:number-columns-repeated="1015"/>
        </table:table-row>
        <table:table-row table:style-name="ro1">
          <table:table-cell office:value-type="string">
            <text:p>THEMIS A (Time History of Events and Macroscale Interactions during Substorms) </text:p>
          </table:table-cell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  <table:table-cell table:style-name="ce42" office:value-type="float" office:value="40">
            <text:p>40</text:p>
          </table:table-cell>
          <table:table-cell table:style-name="ce25" office:value-type="date" office:date-value="2007-02-17">
            <text:p>17/02/2007</text:p>
          </table:table-cell>
          <table:table-cell office:value-type="float" office:value="2">
            <text:p>2</text:p>
          </table:table-cell>
          <table:table-cell office:value-type="string">
            <text:p>http://www.swales.com/spacecraft/themis.html</text:p>
          </table:table-cell>
          <table:table-cell/>
          <table:table-cell office:value-type="string">
            <text:p>http://www.spaceref.com/news/viewpr.html?pid=17335</text:p>
          </table:table-cell>
          <table:table-cell office:value-type="string">
            <text:p>http://earthobservatory.nasa.gov/Newsroom/NasaNews/2007/2007021724505.html</text:p>
          </table:table-cell>
          <table:table-cell office:value-type="string">
            <text:p>http://www.nasa.gov/mission_pages/themis/mission/index.html</text:p>
          </table:table-cell>
          <table:table-cell table:number-columns-repeated="1013"/>
        </table:table-row>
        <table:table-row table:style-name="ro1">
          <table:table-cell office:value-type="string">
            <text:p>THEMIS D (Time History of Events and Macroscale Interactions during Substorms) </text:p>
          </table:table-cell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  <table:table-cell table:style-name="ce42" office:value-type="float" office:value="40">
            <text:p>40</text:p>
          </table:table-cell>
          <table:table-cell table:style-name="ce25" office:value-type="date" office:date-value="2007-02-17">
            <text:p>17/02/2007</text:p>
          </table:table-cell>
          <table:table-cell office:value-type="float" office:value="2">
            <text:p>2</text:p>
          </table:table-cell>
          <table:table-cell office:value-type="string">
            <text:p>http://www.swales.com/spacecraft/themis.html</text:p>
          </table:table-cell>
          <table:table-cell/>
          <table:table-cell office:value-type="string">
            <text:p>http://www.zarya.info/Diaries/Launches/Launches.php?year=2014</text:p>
          </table:table-cell>
          <table:table-cell office:value-type="string">
            <text:p>http://earthobservatory.nasa.gov/Newsroom/NasaNews/2007/2007021724505.html</text:p>
          </table:table-cell>
          <table:table-cell office:value-type="string">
            <text:p>http://news.discovery.com/space/solar-spacecraft-moon-themis.html</text:p>
          </table:table-cell>
          <table:table-cell table:number-columns-repeated="1013"/>
        </table:table-row>
        <table:table-row table:style-name="ro1">
          <table:table-cell office:value-type="string">
            <text:p>THEMIS E (Time History of Events and Macroscale Interactions during Substorms) </text:p>
          </table:table-cell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  <table:table-cell table:style-name="ce42" office:value-type="float" office:value="40">
            <text:p>40</text:p>
          </table:table-cell>
          <table:table-cell table:style-name="ce25" office:value-type="date" office:date-value="2007-02-17">
            <text:p>17/02/2007</text:p>
          </table:table-cell>
          <table:table-cell office:value-type="float" office:value="2">
            <text:p>2</text:p>
          </table:table-cell>
          <table:table-cell office:value-type="string">
            <text:p>http://www.swales.com/spacecraft/themis.html</text:p>
          </table:table-cell>
          <table:table-cell/>
          <table:table-cell office:value-type="string">
            <text:p>http://space50.org/objekt.php?mot=2016-031A&amp;jazyk=pp_en</text:p>
          </table:table-cell>
          <table:table-cell office:value-type="string">
            <text:p>http://earthobservatory.nasa.gov/Newsroom/NasaNews/2007/2007021724505.html</text:p>
          </table:table-cell>
          <table:table-cell office:value-type="string">
            <text:p>http://www.nasa.gov/mission_pages/themis/mission/index.html</text:p>
          </table:table-cell>
          <table:table-cell table:number-columns-repeated="1013"/>
        </table:table-row>
        <table:table-row table:style-name="ro1">
          <table:table-cell office:value-type="string">
            <text:p>Proba 2 (Project for On-Board Autonomy)</text:p>
          </table:table-cell>
          <table:table-cell office:value-type="float" office:value="130">
            <text:p>130</text:p>
          </table:table-cell>
          <table:table-cell/>
          <table:table-cell table:style-name="ce17" office:value-type="float" office:value="86">
            <text:p>86</text:p>
          </table:table-cell>
          <table:table-cell table:style-name="ce25" office:value-type="date" office:date-value="2009-11-02">
            <text:p>02/11/2009</text:p>
          </table:table-cell>
          <table:table-cell office:value-type="float" office:value="2">
            <text:p>2</text:p>
          </table:table-cell>
          <table:table-cell office:value-type="string">
            <text:p>http://www.esa.int/esaMI/Proba/index.html</text:p>
          </table:table-cell>
          <table:table-cell table:number-columns-repeated="2"/>
          <table:table-cell office:value-type="string">
            <text:p>http://www.lib.cas.cz/space.40/2009/059B.HTM</text:p>
          </table:table-cell>
          <table:table-cell table:number-columns-repeated="1014"/>
        </table:table-row>
        <table:table-row table:style-name="ro1">
          <table:table-cell office:value-type="string">
            <text:p>Alsat-2A (Algeria Satellite 2A)</text:p>
          </table:table-cell>
          <table:table-cell office:value-type="float" office:value="130">
            <text:p>130</text:p>
          </table:table-cell>
          <table:table-cell/>
          <table:table-cell table:style-name="ce17"/>
          <table:table-cell table:style-name="ce25" office:value-type="date" office:date-value="2010-07-12">
            <text:p>12/07/2010</text:p>
          </table:table-cell>
          <table:table-cell office:value-type="float" office:value="5">
            <text:p>5</text:p>
          </table:table-cell>
          <table:table-cell office:value-type="string">
            <text:p>http://directory.eoportal.org/get_announce.php?an_id=14250</text:p>
          </table:table-cell>
          <table:table-cell/>
          <table:table-cell office:value-type="string">
            <text:p>http://www.kosmo.cz/modules.php?op=modload&amp;name=kosmo&amp;file=index&amp;fil=/s/2010/035D.HTM</text:p>
          </table:table-cell>
          <table:table-cell table:number-columns-repeated="1015"/>
        </table:table-row>
        <table:table-row table:style-name="ro1">
          <table:table-cell office:value-type="string">
            <text:p>Kaituo-1A (Xinyan-2)</text:p>
          </table:table-cell>
          <table:table-cell office:value-type="float" office:value="130">
            <text:p>130</text:p>
          </table:table-cell>
          <table:table-cell/>
          <table:table-cell table:style-name="ce42"/>
          <table:table-cell table:style-name="ce25" office:value-type="date" office:date-value="2015-09-19">
            <text:p>19/09/2015</text:p>
          </table:table-cell>
          <table:table-cell/>
          <table:table-cell office:value-type="string">
            <text:p>http://prehled-druzic.blogspot.com/2015/09/2015-049.html</text:p>
          </table:table-cell>
          <table:table-cell/>
          <table:table-cell office:value-type="string">
            <text:p>http://www.planet4589.org/space/log/satcat.txt</text:p>
          </table:table-cell>
          <table:table-cell table:number-columns-repeated="1015"/>
        </table:table-row>
        <table:table-row table:style-name="ro1">
          <table:table-cell office:value-type="string">
            <text:p>BIROS (Bispectral Infrared Optical System)</text:p>
          </table:table-cell>
          <table:table-cell office:value-type="float" office:value="130">
            <text:p>130</text:p>
          </table:table-cell>
          <table:table-cell/>
          <table:table-cell table:style-name="ce17"/>
          <table:table-cell table:style-name="ce25" office:value-type="date" office:date-value="2016-06-22">
            <text:p>22/06/2016</text:p>
          </table:table-cell>
          <table:table-cell/>
          <table:table-cell office:value-type="string">
            <text:p>http://spaceflight101.com/pslv-c34/biros/</text:p>
          </table:table-cell>
          <table:table-cell/>
          <table:table-cell office:value-type="string">
            <text:p>http://spaceflightnow.com/2016/06/22/pslv-c34/</text:p>
          </table:table-cell>
          <table:table-cell office:value-type="string">
            <text:p>http://www.zarya.info/Diaries/Launches/Launches.php?year=201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https://www.planet4589.org/space/log/satcat.tx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www.nasaspaceflight.com/2012/01/china-opens-2012-ziyuan-3-launch-long-march-4b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spaceflights.news/?p=35647</text:p>
          </table:table-cell>
          <table:table-cell table:number-columns-repeated="1015"/>
        </table:table-row>
        <table:table-row table:style-name="ro1" table:number-rows-repeated="104829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Hoja4.$A$1" table:cell-range-address="$Sheet1.$A$2:.$HX$284"/>
          <table:named-expression table:name="bricsat" table:base-cell-address="$Hoja4.$A$1" table:expression="sheet1!#REF!"/>
          <table:named-expression table:name="Excel_BuiltIn_Print_Titles" table:base-cell-address="$Hoja4.$A$1" table:expression="#REF!"/>
          <table:named-expression table:name="mission" table:base-cell-address="$Hoja4.$A$1" table:expression="sheet1!#REF!"/>
        </table:named-expressions>
      </table:table>
      <table:table table:name="Sheet2" table:style-name="ta3" table:print="false">
        <table:table-column table:style-name="co27" table:number-columns-repeated="1024" table:default-cell-style-name="Excel_20_Built-in_20_Normal"/>
        <table:table-row table:style-name="ro4" table:number-rows-repeated="123">
          <table:table-cell table:number-columns-repeated="1024"/>
        </table:table-row>
        <table:table-header-rows>
          <table:table-row table:style-name="ro4">
            <table:table-cell table:number-columns-repeated="1024"/>
          </table:table-row>
        </table:table-header-rows>
        <table:table-row table:style-name="ro4" table:number-rows-repeated="104845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Hoja4.$A$1" table:cell-range-address="$Sheet2.$A$124:.$AMJ$124" table:range-usable-as="repeat-column repeat-row"/>
        </table:named-expressions>
      </table:table>
      <table:table table:name="Sheet3" table:style-name="ta4" table:print="false">
        <table:table-column table:style-name="co27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Sheet1.A2:Sheet1.HX28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integer-digits="1" number:grouping="true"/>
      <number:text> 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Excel_20_Built-in_20_Normal">
      <style:text-properties fo:color="#0563c1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" style:display-name="Hyperlink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_20_2" style:display-name="Hyperlink 2 2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3" style:display-name="Hyperlink 2 3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4" style:display-name="Hyperlink 2 4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3" style:display-name="Hyperlink 3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4" style:display-name="Hyperlink 4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4_20_2" style:display-name="Hyperlink 4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35.56cm" fo:page-height="21.59cm" style:num-format="1" style:print-orientation="landscape" fo:margin-top="2.54cm" fo:margin-bottom="2.54cm" fo:margin-left="1.905cm" fo:margin-right="1.905cm" style:print-page-order="ltr" style:first-page-number="continue" style:scale-to="100%" style:writing-mode="lr-tb" style:print="charts drawings grid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8">28/02/2021</text:date>, <text:time>11:30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4" style:display-name="PageStyle_Hoja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8T11:30:59.28</dc:date>
    <dc:creator>Andrés Pedraza Rodríguez</dc:creator>
    <meta:generator>OpenOffice/4.1.7$Win32 OpenOffice.org_project/417m1$Build-9800</meta:generator>
    <meta:editing-duration>PT40S</meta:editing-duration>
    <meta:editing-cycles>2</meta:editing-cycles>
    <meta:document-statistic meta:table-count="4" meta:cell-count="1760" meta:object-count="0"/>
  </office:meta>
</office:document-meta>
</file>